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689in"/>
    </style:style>
    <style:style style:name="co3" style:family="table-column">
      <style:table-column-properties fo:break-before="auto" style:column-width="2.8492in"/>
    </style:style>
    <style:style style:name="co4" style:family="table-column">
      <style:table-column-properties fo:break-before="auto" style:column-width="3.0193in"/>
    </style:style>
    <style:style style:name="co5" style:family="table-column">
      <style:table-column-properties fo:break-before="auto" style:column-width="1.3736in"/>
    </style:style>
    <style:style style:name="co6" style:family="table-column">
      <style:table-column-properties fo:break-before="auto" style:column-width="1.4071in"/>
    </style:style>
    <style:style style:name="co7" style:family="table-column">
      <style:table-column-properties fo:break-before="auto" style:column-width="1.5071in"/>
    </style:style>
    <style:style style:name="co8" style:family="table-column">
      <style:table-column-properties fo:break-before="auto" style:column-width="1.4402in"/>
    </style:style>
    <style:style style:name="co9" style:family="table-column">
      <style:table-column-properties fo:break-before="auto" style:column-width="1.4902in"/>
    </style:style>
    <style:style style:name="co10" style:family="table-column">
      <style:table-column-properties fo:break-before="auto" style:column-width="1.4319in"/>
    </style:style>
    <style:style style:name="co11" style:family="table-column">
      <style:table-column-properties fo:break-before="auto" style:column-width="1.4571in"/>
    </style:style>
    <style:style style:name="co12" style:family="table-column">
      <style:table-column-properties fo:break-before="auto" style:column-width="1.4236in"/>
    </style:style>
    <style:style style:name="co13" style:family="table-column">
      <style:table-column-properties fo:break-before="auto" style:column-width="1.4154in"/>
    </style:style>
    <style:style style:name="co14" style:family="table-column">
      <style:table-column-properties fo:break-before="auto" style:column-width="1.74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87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he" style:country-asian="IL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ce2"/>
        <table:table-row table:style-name="ro1">
          <table:table-cell office:value-type="string" calcext:value-type="string">
            <text:p>Copy this to a text file and load it through custom layout.</text:p>
          </table:table-cell>
        </table:table-row>
        <table:table-row table:style-name="ro2">
          <table:table-cell table:style-name="ce4" table:formula="of:=&quot;[&quot;&amp;LEFT(COM.MICROSOFT.CONCAT([$Code.Y10:$Code.Y15]);LEN(COM.MICROSOFT.CONCAT([$Code.Y10:$Code.Y15]))-1)&amp;CHAR(10)&amp;&quot;]&quot;" office:value-type="string" office:string-value="[&#10;[&#10;{ &quot;label&quot;: &quot;full_left&quot;, &quot;popup&quot;: {&quot;relevant&quot;: [{&quot;label&quot;:&quot;page_up&quot;}]} },&#10;{ &quot;label&quot;: &quot;full_right&quot;, &quot;popup&quot;: {&quot;relevant&quot;: [{&quot;label&quot;:&quot;page_down&quot;}]} },&#10;{ &quot;label&quot;: &quot;;&quot;, &quot;popup&quot;: {&quot;relevant&quot;: [{&quot;label&quot;:&quot;:&quot;}]} },&#10;{ &quot;label&quot;: &quot;1&quot;, &quot;popup&quot;: {&quot;relevant&quot;: [{&quot;label&quot;:&quot;!&quot;}]} },&#10;{ &quot;label&quot;: &quot;2&quot;, &quot;popup&quot;: {&quot;relevant&quot;: [{&quot;label&quot;:&quot;@&quot;}]} },&#10;{ &quot;label&quot;: &quot;3&quot;, &quot;popup&quot;: {&quot;relevant&quot;: [{&quot;label&quot;:&quot;#&quot;}]} },&#10;{ &quot;label&quot;: &quot;4&quot;, &quot;popup&quot;: {&quot;relevant&quot;: [{&quot;label&quot;:&quot;$&quot;}]} },&#10;{ &quot;label&quot;: &quot;5&quot;, &quot;popup&quot;: {&quot;relevant&quot;: [{&quot;label&quot;:&quot;%&quot;}]} },&#10;{ &quot;label&quot;: &quot;6&quot;, &quot;popup&quot;: {&quot;relevant&quot;: [{&quot;label&quot;:&quot;^&quot;}]} },&#10;{ &quot;label&quot;: &quot;7&quot;, &quot;popup&quot;: {&quot;relevant&quot;: [{&quot;label&quot;:&quot;&amp;&quot;}]} },&#10;{ &quot;label&quot;: &quot;8&quot;, &quot;popup&quot;: {&quot;relevant&quot;: [{&quot;label&quot;:&quot;*&quot;}]} },&#10;{ &quot;label&quot;: &quot;9&quot;, &quot;popup&quot;: {&quot;relevant&quot;: [{&quot;label&quot;:&quot;(&quot;}]} },&#10;{ &quot;label&quot;: &quot;0&quot;, &quot;popup&quot;: {&quot;relevant&quot;: [{&quot;label&quot;:&quot;)&quot;}]} },&#10;{ &quot;label&quot;: &quot;—&quot;, &quot;popup&quot;: {&quot;relevant&quot;: [{&quot;label&quot;:&quot;_&quot;}]} },&#10;{ &quot;label&quot;: &quot;=&quot;, &quot;popup&quot;: {&quot;relevant&quot;: [{&quot;label&quot;:&quot;+&quot;}]} },&#10;{ &quot;label&quot;: &quot;select_word&quot; },&#10;{ &quot;label&quot;: &quot;delete&quot; }&#10;],&#10;[&#10;{ &quot;label&quot;: &quot;copy&quot;, &quot;popup&quot;: {&quot;relevant&quot;: [{&quot;label&quot;:&quot;select_all&quot;}]} },&#10;{ &quot;label&quot;: &quot;paste&quot;, &quot;popup&quot;: {&quot;relevant&quot;: [{&quot;label&quot;:&quot;clipboard&quot;}]} },&#10;{ &quot;label&quot;: &quot;q&quot;, &quot;popup&quot;: {&quot;relevant&quot;: [{&quot;label&quot;:&quot;~&quot;}]} },&#10;{ &quot;label&quot;: &quot;w&quot;, &quot;popup&quot;: {&quot;relevant&quot;: [{&quot;label&quot;:&quot;`&quot;}]} },&#10;{ &quot;label&quot;: &quot;e&quot;, &quot;popup&quot;: {&quot;relevant&quot;: [{&quot;label&quot;:&quot;{&quot;}]} },&#10;{ &quot;label&quot;: &quot;r&quot;, &quot;popup&quot;: {&quot;relevant&quot;: [{&quot;label&quot;:&quot;}&quot;}]} },&#10;{ &quot;label&quot;: &quot;t&quot; },&#10;{ &quot;label&quot;: &quot;y&quot; },&#10;{ &quot;label&quot;: &quot;u&quot; },&#10;{ &quot;label&quot;: &quot;i&quot; },&#10;{ &quot;label&quot;: &quot;o&quot; },&#10;{ &quot;label&quot;: &quot;p&quot; },&#10;{ &quot;label&quot;: &quot;up&quot; },&#10;{ &quot;label&quot;: &quot;action&quot; }&#10;],&#10;[&#10;{ &quot;label&quot;: &quot;'&quot;, &quot;popup&quot;: {&quot;relevant&quot;: [{&quot;label&quot;:&quot;\&quot;&quot;}]} },&#10;{ &quot;label&quot;: &quot;\\&quot;, &quot;popup&quot;: {&quot;relevant&quot;: [{&quot;label&quot;:&quot;|&quot;}]} },&#10;{ &quot;label&quot;: &quot;a&quot;, &quot;popup&quot;: {&quot;relevant&quot;: [{&quot;label&quot;:&quot;•&quot;}]} },&#10;{ &quot;label&quot;: &quot;s&quot;, &quot;popup&quot;: {&quot;relevant&quot;: [{&quot;label&quot;:&quot;[&quot;}]} },&#10;{ &quot;label&quot;: &quot;d&quot;, &quot;popup&quot;: {&quot;relevant&quot;: [{&quot;label&quot;:&quot;]&quot;}]} },&#10;{ &quot;label&quot;: &quot;f&quot; },&#10;{ &quot;label&quot;: &quot;g&quot; },&#10;{ &quot;label&quot;: &quot;h&quot; },&#10;{ &quot;label&quot;: &quot;j&quot; },&#10;{ &quot;label&quot;: &quot;k&quot; },&#10;{ &quot;label&quot;: &quot;l&quot; },&#10;{ &quot;label&quot;: &quot;left&quot; },&#10;{ &quot;label&quot;: &quot;right&quot; },&#10;{ &quot;label&quot;: &quot;action&quot; }&#10;],&#10;[&#10;{ &quot;label&quot;: &quot;shift&quot; },&#10;{ &quot;label&quot;: &quot;tab&quot; },&#10;{ &quot;label&quot;: &quot;\/&quot;, &quot;popup&quot;: {&quot;relevant&quot;: [{&quot;label&quot;:&quot;&lt;&quot;}]} },&#10;{ &quot;label&quot;: &quot;z&quot;, &quot;popup&quot;: {&quot;relevant&quot;: [{&quot;label&quot;:&quot;&gt;&quot;}]} },&#10;{ &quot;label&quot;: &quot;x&quot;, &quot;popup&quot;: {&quot;relevant&quot;: [{&quot;label&quot;:&quot;≥&quot;}]} },&#10;{ &quot;label&quot;: &quot;c&quot;, &quot;popup&quot;: {&quot;relevant&quot;: [{&quot;label&quot;:&quot;≤&quot;}]} },&#10;{ &quot;label&quot;: &quot;v&quot;, &quot;popup&quot;: {&quot;relevant&quot;: [{&quot;label&quot;:&quot;≠&quot;}]} },&#10;{ &quot;label&quot;: &quot;b&quot;, &quot;popup&quot;: {&quot;relevant&quot;: [{&quot;label&quot;:&quot;⋅&quot;}]} },&#10;{ &quot;label&quot;: &quot;n&quot;, &quot;popup&quot;: {&quot;relevant&quot;: [{&quot;label&quot;:&quot;±&quot;}]} },&#10;{ &quot;label&quot;: &quot;m&quot;, &quot;popup&quot;: {&quot;relevant&quot;: [{&quot;label&quot;:&quot;$$$&quot;}]} },&#10;{ &quot;label&quot;: &quot;-&quot;, &quot;popup&quot;: {&quot;relevant&quot;: [{&quot;label&quot;:&quot;–&quot;}]} },&#10;{ &quot;label&quot;: &quot;?&quot;, &quot;popup&quot;: {&quot;relevant&quot;: [{&quot;label&quot;:&quot;…&quot;}]} },&#10;{ &quot;label&quot;: &quot;down&quot; },&#10;{ &quot;label&quot;: &quot;shift&quot; }&#10;]&#10;]" calcext:value-type="string">
            <text:p>[</text:p>
            <text:p>[</text:p>
            <text:p>{ "label": "full_left", "popup": {"relevant": [{"label":"page_up"}]} },</text:p>
            <text:p>{ "label": "full_right", "popup": {"relevant": [{"label":"page_down"}]} },</text:p>
            <text:p>{ "label": ";", "popup": {"relevant": [{"label":":"}]} },</text:p>
            <text:p>{ "label": "1", "popup": {"relevant": [{"label":"!"}]} },</text:p>
            <text:p>{ "label": "2", "popup": {"relevant": [{"label":"@"}]} },</text:p>
            <text:p>{ "label": "3", "popup": {"relevant": [{"label":"#"}]} },</text:p>
            <text:p>{ "label": "4", "popup": {"relevant": [{"label":"$"}]} },</text:p>
            <text:p>{ "label": "5", "popup": {"relevant": [{"label":"%"}]} },</text:p>
            <text:p>{ "label": "6", "popup": {"relevant": [{"label":"^"}]} },</text:p>
            <text:p>{ "label": "7", "popup": {"relevant": [{"label":"&amp;"}]} },</text:p>
            <text:p>{ "label": "8", "popup": {"relevant": [{"label":"*"}]} },</text:p>
            <text:p>{ "label": "9", "popup": {"relevant": [{"label":"("}]} },</text:p>
            <text:p>{ "label": "0", "popup": {"relevant": [{"label":")"}]} },</text:p>
            <text:p>{ "label": "—", "popup": {"relevant": [{"label":"_"}]} },</text:p>
            <text:p>{ "label": "=", "popup": {"relevant": [{"label":"+"}]} },</text:p>
            <text:p>{ "label": "select_word" },</text:p>
            <text:p>{ "label": "delete" }</text:p>
            <text:p>],</text:p>
            <text:p>[</text:p>
            <text:p>{ "label": "copy", "popup": {"relevant": [{"label":"select_all"}]} },</text:p>
            <text:p>{ "label": "paste", "popup": {"relevant": [{"label":"clipboard"}]} },</text:p>
            <text:p>{ "label": "q", "popup": {"relevant": [{"label":"~"}]} },</text:p>
            <text:p>{ "label": "w", "popup": {"relevant": [{"label":"`"}]} },</text:p>
            <text:p>{ "label": "e", "popup": {"relevant": [{"label":"{"}]} },</text:p>
            <text:p>{ "label": "r", "popup": {"relevant": [{"label":"}"}]} },</text:p>
            <text:p>{ "label": "t" },</text:p>
            <text:p>{ "label": "y" },</text:p>
            <text:p>{ "label": "u" },</text:p>
            <text:p>{ "label": "i" },</text:p>
            <text:p>{ "label": "o" },</text:p>
            <text:p>{ "label": "p" },</text:p>
            <text:p>{ "label": "up" },</text:p>
            <text:p>{ "label": "action" }</text:p>
            <text:p>],</text:p>
            <text:p>[</text:p>
            <text:p>{ "label": "'", "popup": {"relevant": [{"label":"\""}]} },</text:p>
            <text:p>{ "label": "\\", "popup": {"relevant": [{"label":"|"}]} },</text:p>
            <text:p>{ "label": "a", "popup": {"relevant": [{"label":"•"}]} },</text:p>
            <text:p>{ "label": "s", "popup": {"relevant": [{"label":"["}]} },</text:p>
            <text:p>{ "label": "d", "popup": {"relevant": [{"label":"]"}]} },</text:p>
            <text:p>{ "label": "f" },</text:p>
            <text:p>{ "label": "g" },</text:p>
            <text:p>{ "label": "h" },</text:p>
            <text:p>{ "label": "j" },</text:p>
            <text:p>{ "label": "k" },</text:p>
            <text:p>{ "label": "l" },</text:p>
            <text:p>{ "label": "left" },</text:p>
            <text:p>{ "label": "right" },</text:p>
            <text:p>{ "label": "action" }</text:p>
            <text:p>],</text:p>
            <text:p>[</text:p>
            <text:p>{ "label": "shift" },</text:p>
            <text:p>{ "label": "tab" },</text:p>
            <text:p>{ "label": "\/", "popup": {"relevant": [{"label":"&lt;"}]} },</text:p>
            <text:p>{ "label": "z", "popup": {"relevant": [{"label":"&gt;"}]} },</text:p>
            <text:p>{ "label": "x", "popup": {"relevant": [{"label":"≥"}]} },</text:p>
            <text:p>{ "label": "c", "popup": {"relevant": [{"label":"≤"}]} },</text:p>
            <text:p>{ "label": "v", "popup": {"relevant": [{"label":"≠"}]} },</text:p>
            <text:p>{ "label": "b", "popup": {"relevant": [{"label":"⋅"}]} },</text:p>
            <text:p>{ "label": "n", "popup": {"relevant": [{"label":"±"}]} },</text:p>
            <text:p>{ "label": "m", "popup": {"relevant": [{"label":"$$$"}]} },</text:p>
            <text:p>{ "label": "-", "popup": {"relevant": [{"label":"–"}]} },</text:p>
            <text:p>{ "label": "?", "popup": {"relevant": [{"label":"…"}]} },</text:p>
            <text:p>{ "label": "down" },</text:p>
            <text:p>{ "label": "shift" }</text:p>
            <text:p>]</text:p>
            <text:p>]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office:value-type="string" calcext:value-type="string">
            <text:p>Add keys in Main and optional popups (one per key) in Sec.</text:p>
          </table:table-cell>
        </table:table-row>
      </table:table>
      <table:table table:name="Main" table:style-name="ta1">
        <table:table-column table:style-name="co1" table:number-columns-repeated="17" table:default-cell-style-name="Default"/>
        <table:table-row table:style-name="ro3">
          <table:table-cell office:value-type="string" calcext:value-type="string">
            <text:p>full_left</text:p>
          </table:table-cell>
          <table:table-cell office:value-type="string" calcext:value-type="string">
            <text:p>full_right</text:p>
          </table:table-cell>
          <table:table-cell office:value-type="string" calcext:value-type="string">
            <text:p>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—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elect_word</text:p>
          </table:table-cell>
          <table:table-cell office:value-type="string" calcext:value-type="string">
            <text:p>delete</text:p>
          </table:table-cell>
        </table:table-row>
        <table:table-row table:style-name="ro1">
          <table:table-cell office:value-type="string" calcext:value-type="string">
            <text:p>copy</text:p>
          </table:table-cell>
          <table:table-cell office:value-type="string" calcext:value-type="string">
            <text:p>pas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\/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shift</text:p>
          </table:table-cell>
          <table:table-cell table:number-columns-repeated="3"/>
        </table:table-row>
      </table:table>
      <table:table table:name="Sec" table:style-name="ta1">
        <table:table-column table:style-name="co1" table:number-columns-repeated="15" table:default-cell-style-name="Default"/>
        <table:table-row table:style-name="ro3">
          <table:table-cell office:value-type="string" calcext:value-type="string">
            <text:p>page_up</text:p>
          </table:table-cell>
          <table:table-cell office:value-type="string" calcext:value-type="string">
            <text:p>page_down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table:style-name="ce1" office:value-type="string" calcext:value-type="string">
            <text:p>_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select_all</text:p>
          </table:table-cell>
          <table:table-cell office:value-type="string" calcext:value-type="string">
            <text:p>clipboar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`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\"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•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≥</text:p>
          </table:table-cell>
          <table:table-cell office:value-type="string" calcext:value-type="string">
            <text:p>≤</text:p>
          </table:table-cell>
          <table:table-cell office:value-type="string" calcext:value-type="string">
            <text:p>≠</text:p>
          </table:table-cell>
          <table:table-cell office:value-type="string" calcext:value-type="string">
            <text:p>⋅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$$$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…</text:p>
          </table:table-cell>
          <table:table-cell table:number-columns-repeated="3"/>
        </table:table-row>
      </table:table>
      <table:table table:name="Cod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" table:number-columns-repeated="8" table:default-cell-style-name="Default"/>
        <table:table-row table:style-name="ro1">
          <table:table-cell table:number-columns-repeated="25"/>
        </table:table-row>
        <table:table-row table:style-name="ro1">
          <table:table-cell/>
          <table:table-cell table:formula="of:=IF([$Main.A1]=&quot;&quot;;&quot;&quot;;&quot;{ &quot;&quot;label&quot;&quot;: &quot;&quot;&quot;&amp;[$Main.A1]&amp;&quot;&quot;&quot;&quot;&amp;IF([$Sec.A1]=&quot;&quot;;&quot;&quot;;&quot;, &quot;&quot;popup&quot;&quot;: {&quot;&quot;relevant&quot;&quot;: [{&quot;&quot;label&quot;&quot;:&quot;&quot;&quot;&amp;[$Sec.A1]&amp;&quot;&quot;&quot;}]}&quot;)&amp;&quot; },&quot;)" office:value-type="string" office:string-value="{ &quot;label&quot;: &quot;full_left&quot;, &quot;popup&quot;: {&quot;relevant&quot;: [{&quot;label&quot;:&quot;page_up&quot;}]} }," calcext:value-type="string">
            <text:p>{ "label": "full_left", "popup": {"relevant": [{"label":"page_up"}]} },</text:p>
          </table:table-cell>
          <table:table-cell table:formula="of:=IF([$Main.B1]=&quot;&quot;;&quot;&quot;;&quot;{ &quot;&quot;label&quot;&quot;: &quot;&quot;&quot;&amp;[$Main.B1]&amp;&quot;&quot;&quot;&quot;&amp;IF([$Sec.B1]=&quot;&quot;;&quot;&quot;;&quot;, &quot;&quot;popup&quot;&quot;: {&quot;&quot;relevant&quot;&quot;: [{&quot;&quot;label&quot;&quot;:&quot;&quot;&quot;&amp;[$Sec.B1]&amp;&quot;&quot;&quot;}]}&quot;)&amp;&quot; },&quot;)" office:value-type="string" office:string-value="{ &quot;label&quot;: &quot;full_right&quot;, &quot;popup&quot;: {&quot;relevant&quot;: [{&quot;label&quot;:&quot;page_down&quot;}]} }," calcext:value-type="string">
            <text:p>{ "label": "full_right", "popup": {"relevant": [{"label":"page_down"}]} },</text:p>
          </table:table-cell>
          <table:table-cell table:formula="of:=IF([$Main.C1]=&quot;&quot;;&quot;&quot;;&quot;{ &quot;&quot;label&quot;&quot;: &quot;&quot;&quot;&amp;[$Main.C1]&amp;&quot;&quot;&quot;&quot;&amp;IF([$Sec.C1]=&quot;&quot;;&quot;&quot;;&quot;, &quot;&quot;popup&quot;&quot;: {&quot;&quot;relevant&quot;&quot;: [{&quot;&quot;label&quot;&quot;:&quot;&quot;&quot;&amp;[$Sec.C1]&amp;&quot;&quot;&quot;}]}&quot;)&amp;&quot; },&quot;)" office:value-type="string" office:string-value="{ &quot;label&quot;: &quot;;&quot;, &quot;popup&quot;: {&quot;relevant&quot;: [{&quot;label&quot;:&quot;:&quot;}]} }," calcext:value-type="string">
            <text:p>{ "label": ";", "popup": {"relevant": [{"label":":"}]} },</text:p>
          </table:table-cell>
          <table:table-cell table:formula="of:=IF([$Main.D1]=&quot;&quot;;&quot;&quot;;&quot;{ &quot;&quot;label&quot;&quot;: &quot;&quot;&quot;&amp;[$Main.D1]&amp;&quot;&quot;&quot;&quot;&amp;IF([$Sec.D1]=&quot;&quot;;&quot;&quot;;&quot;, &quot;&quot;popup&quot;&quot;: {&quot;&quot;relevant&quot;&quot;: [{&quot;&quot;label&quot;&quot;:&quot;&quot;&quot;&amp;[$Sec.D1]&amp;&quot;&quot;&quot;}]}&quot;)&amp;&quot; },&quot;)" office:value-type="string" office:string-value="{ &quot;label&quot;: &quot;1&quot;, &quot;popup&quot;: {&quot;relevant&quot;: [{&quot;label&quot;:&quot;!&quot;}]} }," calcext:value-type="string">
            <text:p>{ "label": "1", "popup": {"relevant": [{"label":"!"}]} },</text:p>
          </table:table-cell>
          <table:table-cell table:formula="of:=IF([$Main.E1]=&quot;&quot;;&quot;&quot;;&quot;{ &quot;&quot;label&quot;&quot;: &quot;&quot;&quot;&amp;[$Main.E1]&amp;&quot;&quot;&quot;&quot;&amp;IF([$Sec.E1]=&quot;&quot;;&quot;&quot;;&quot;, &quot;&quot;popup&quot;&quot;: {&quot;&quot;relevant&quot;&quot;: [{&quot;&quot;label&quot;&quot;:&quot;&quot;&quot;&amp;[$Sec.E1]&amp;&quot;&quot;&quot;}]}&quot;)&amp;&quot; },&quot;)" office:value-type="string" office:string-value="{ &quot;label&quot;: &quot;2&quot;, &quot;popup&quot;: {&quot;relevant&quot;: [{&quot;label&quot;:&quot;@&quot;}]} }," calcext:value-type="string">
            <text:p>{ "label": "2", "popup": {"relevant": [{"label":"@"}]} },</text:p>
          </table:table-cell>
          <table:table-cell table:formula="of:=IF([$Main.F1]=&quot;&quot;;&quot;&quot;;&quot;{ &quot;&quot;label&quot;&quot;: &quot;&quot;&quot;&amp;[$Main.F1]&amp;&quot;&quot;&quot;&quot;&amp;IF([$Sec.F1]=&quot;&quot;;&quot;&quot;;&quot;, &quot;&quot;popup&quot;&quot;: {&quot;&quot;relevant&quot;&quot;: [{&quot;&quot;label&quot;&quot;:&quot;&quot;&quot;&amp;[$Sec.F1]&amp;&quot;&quot;&quot;}]}&quot;)&amp;&quot; },&quot;)" office:value-type="string" office:string-value="{ &quot;label&quot;: &quot;3&quot;, &quot;popup&quot;: {&quot;relevant&quot;: [{&quot;label&quot;:&quot;#&quot;}]} }," calcext:value-type="string">
            <text:p>{ "label": "3", "popup": {"relevant": [{"label":"#"}]} },</text:p>
          </table:table-cell>
          <table:table-cell table:formula="of:=IF([$Main.G1]=&quot;&quot;;&quot;&quot;;&quot;{ &quot;&quot;label&quot;&quot;: &quot;&quot;&quot;&amp;[$Main.G1]&amp;&quot;&quot;&quot;&quot;&amp;IF([$Sec.G1]=&quot;&quot;;&quot;&quot;;&quot;, &quot;&quot;popup&quot;&quot;: {&quot;&quot;relevant&quot;&quot;: [{&quot;&quot;label&quot;&quot;:&quot;&quot;&quot;&amp;[$Sec.G1]&amp;&quot;&quot;&quot;}]}&quot;)&amp;&quot; },&quot;)" office:value-type="string" office:string-value="{ &quot;label&quot;: &quot;4&quot;, &quot;popup&quot;: {&quot;relevant&quot;: [{&quot;label&quot;:&quot;$&quot;}]} }," calcext:value-type="string">
            <text:p>{ "label": "4", "popup": {"relevant": [{"label":"$"}]} },</text:p>
          </table:table-cell>
          <table:table-cell table:formula="of:=IF([$Main.H1]=&quot;&quot;;&quot;&quot;;&quot;{ &quot;&quot;label&quot;&quot;: &quot;&quot;&quot;&amp;[$Main.H1]&amp;&quot;&quot;&quot;&quot;&amp;IF([$Sec.H1]=&quot;&quot;;&quot;&quot;;&quot;, &quot;&quot;popup&quot;&quot;: {&quot;&quot;relevant&quot;&quot;: [{&quot;&quot;label&quot;&quot;:&quot;&quot;&quot;&amp;[$Sec.H1]&amp;&quot;&quot;&quot;}]}&quot;)&amp;&quot; },&quot;)" office:value-type="string" office:string-value="{ &quot;label&quot;: &quot;5&quot;, &quot;popup&quot;: {&quot;relevant&quot;: [{&quot;label&quot;:&quot;%&quot;}]} }," calcext:value-type="string">
            <text:p>{ "label": "5", "popup": {"relevant": [{"label":"%"}]} },</text:p>
          </table:table-cell>
          <table:table-cell table:formula="of:=IF([$Main.I1]=&quot;&quot;;&quot;&quot;;&quot;{ &quot;&quot;label&quot;&quot;: &quot;&quot;&quot;&amp;[$Main.I1]&amp;&quot;&quot;&quot;&quot;&amp;IF([$Sec.I1]=&quot;&quot;;&quot;&quot;;&quot;, &quot;&quot;popup&quot;&quot;: {&quot;&quot;relevant&quot;&quot;: [{&quot;&quot;label&quot;&quot;:&quot;&quot;&quot;&amp;[$Sec.I1]&amp;&quot;&quot;&quot;}]}&quot;)&amp;&quot; },&quot;)" office:value-type="string" office:string-value="{ &quot;label&quot;: &quot;6&quot;, &quot;popup&quot;: {&quot;relevant&quot;: [{&quot;label&quot;:&quot;^&quot;}]} }," calcext:value-type="string">
            <text:p>{ "label": "6", "popup": {"relevant": [{"label":"^"}]} },</text:p>
          </table:table-cell>
          <table:table-cell table:formula="of:=IF([$Main.J1]=&quot;&quot;;&quot;&quot;;&quot;{ &quot;&quot;label&quot;&quot;: &quot;&quot;&quot;&amp;[$Main.J1]&amp;&quot;&quot;&quot;&quot;&amp;IF([$Sec.J1]=&quot;&quot;;&quot;&quot;;&quot;, &quot;&quot;popup&quot;&quot;: {&quot;&quot;relevant&quot;&quot;: [{&quot;&quot;label&quot;&quot;:&quot;&quot;&quot;&amp;[$Sec.J1]&amp;&quot;&quot;&quot;}]}&quot;)&amp;&quot; },&quot;)" office:value-type="string" office:string-value="{ &quot;label&quot;: &quot;7&quot;, &quot;popup&quot;: {&quot;relevant&quot;: [{&quot;label&quot;:&quot;&amp;&quot;}]} }," calcext:value-type="string">
            <text:p>{ "label": "7", "popup": {"relevant": [{"label":"&amp;"}]} },</text:p>
          </table:table-cell>
          <table:table-cell table:formula="of:=IF([$Main.K1]=&quot;&quot;;&quot;&quot;;&quot;{ &quot;&quot;label&quot;&quot;: &quot;&quot;&quot;&amp;[$Main.K1]&amp;&quot;&quot;&quot;&quot;&amp;IF([$Sec.K1]=&quot;&quot;;&quot;&quot;;&quot;, &quot;&quot;popup&quot;&quot;: {&quot;&quot;relevant&quot;&quot;: [{&quot;&quot;label&quot;&quot;:&quot;&quot;&quot;&amp;[$Sec.K1]&amp;&quot;&quot;&quot;}]}&quot;)&amp;&quot; },&quot;)" office:value-type="string" office:string-value="{ &quot;label&quot;: &quot;8&quot;, &quot;popup&quot;: {&quot;relevant&quot;: [{&quot;label&quot;:&quot;*&quot;}]} }," calcext:value-type="string">
            <text:p>{ "label": "8", "popup": {"relevant": [{"label":"*"}]} },</text:p>
          </table:table-cell>
          <table:table-cell table:formula="of:=IF([$Main.L1]=&quot;&quot;;&quot;&quot;;&quot;{ &quot;&quot;label&quot;&quot;: &quot;&quot;&quot;&amp;[$Main.L1]&amp;&quot;&quot;&quot;&quot;&amp;IF([$Sec.L1]=&quot;&quot;;&quot;&quot;;&quot;, &quot;&quot;popup&quot;&quot;: {&quot;&quot;relevant&quot;&quot;: [{&quot;&quot;label&quot;&quot;:&quot;&quot;&quot;&amp;[$Sec.L1]&amp;&quot;&quot;&quot;}]}&quot;)&amp;&quot; },&quot;)" office:value-type="string" office:string-value="{ &quot;label&quot;: &quot;9&quot;, &quot;popup&quot;: {&quot;relevant&quot;: [{&quot;label&quot;:&quot;(&quot;}]} }," calcext:value-type="string">
            <text:p>{ "label": "9", "popup": {"relevant": [{"label":"("}]} },</text:p>
          </table:table-cell>
          <table:table-cell table:formula="of:=IF([$Main.M1]=&quot;&quot;;&quot;&quot;;&quot;{ &quot;&quot;label&quot;&quot;: &quot;&quot;&quot;&amp;[$Main.M1]&amp;&quot;&quot;&quot;&quot;&amp;IF([$Sec.M1]=&quot;&quot;;&quot;&quot;;&quot;, &quot;&quot;popup&quot;&quot;: {&quot;&quot;relevant&quot;&quot;: [{&quot;&quot;label&quot;&quot;:&quot;&quot;&quot;&amp;[$Sec.M1]&amp;&quot;&quot;&quot;}]}&quot;)&amp;&quot; },&quot;)" office:value-type="string" office:string-value="{ &quot;label&quot;: &quot;0&quot;, &quot;popup&quot;: {&quot;relevant&quot;: [{&quot;label&quot;:&quot;)&quot;}]} }," calcext:value-type="string">
            <text:p>{ "label": "0", "popup": {"relevant": [{"label":")"}]} },</text:p>
          </table:table-cell>
          <table:table-cell table:formula="of:=IF([$Main.N1]=&quot;&quot;;&quot;&quot;;&quot;{ &quot;&quot;label&quot;&quot;: &quot;&quot;&quot;&amp;[$Main.N1]&amp;&quot;&quot;&quot;&quot;&amp;IF([$Sec.N1]=&quot;&quot;;&quot;&quot;;&quot;, &quot;&quot;popup&quot;&quot;: {&quot;&quot;relevant&quot;&quot;: [{&quot;&quot;label&quot;&quot;:&quot;&quot;&quot;&amp;[$Sec.N1]&amp;&quot;&quot;&quot;}]}&quot;)&amp;&quot; },&quot;)" office:value-type="string" office:string-value="{ &quot;label&quot;: &quot;—&quot;, &quot;popup&quot;: {&quot;relevant&quot;: [{&quot;label&quot;:&quot;_&quot;}]} }," calcext:value-type="string">
            <text:p>{ "label": "—", "popup": {"relevant": [{"label":"_"}]} },</text:p>
          </table:table-cell>
          <table:table-cell table:formula="of:=IF([$Main.O1]=&quot;&quot;;&quot;&quot;;&quot;{ &quot;&quot;label&quot;&quot;: &quot;&quot;&quot;&amp;[$Main.O1]&amp;&quot;&quot;&quot;&quot;&amp;IF([$Sec.O1]=&quot;&quot;;&quot;&quot;;&quot;, &quot;&quot;popup&quot;&quot;: {&quot;&quot;relevant&quot;&quot;: [{&quot;&quot;label&quot;&quot;:&quot;&quot;&quot;&amp;[$Sec.O1]&amp;&quot;&quot;&quot;}]}&quot;)&amp;&quot; },&quot;)" office:value-type="string" office:string-value="{ &quot;label&quot;: &quot;=&quot;, &quot;popup&quot;: {&quot;relevant&quot;: [{&quot;label&quot;:&quot;+&quot;}]} }," calcext:value-type="string">
            <text:p>{ "label": "=", "popup": {"relevant": [{"label":"+"}]} },</text:p>
          </table:table-cell>
          <table:table-cell table:formula="of:=IF([$Main.P1]=&quot;&quot;;&quot;&quot;;&quot;{ &quot;&quot;label&quot;&quot;: &quot;&quot;&quot;&amp;[$Main.P1]&amp;&quot;&quot;&quot;&quot;&amp;IF([$Sec.P1]=&quot;&quot;;&quot;&quot;;&quot;, &quot;&quot;popup&quot;&quot;: {&quot;&quot;relevant&quot;&quot;: [{&quot;&quot;label&quot;&quot;:&quot;&quot;&quot;&amp;[$Sec.P1]&amp;&quot;&quot;&quot;}]}&quot;)&amp;&quot; },&quot;)" office:value-type="string" office:string-value="{ &quot;label&quot;: &quot;select_word&quot; }," calcext:value-type="string">
            <text:p>{ "label": "select_word" },</text:p>
          </table:table-cell>
          <table:table-cell table:formula="of:=IF([$Main.Q1]=&quot;&quot;;&quot;&quot;;&quot;{ &quot;&quot;label&quot;&quot;: &quot;&quot;&quot;&amp;[$Main.Q1]&amp;&quot;&quot;&quot;&quot;&amp;IF([$Sec.Q1]=&quot;&quot;;&quot;&quot;;&quot;, &quot;&quot;popup&quot;&quot;: {&quot;&quot;relevant&quot;&quot;: [{&quot;&quot;label&quot;&quot;:&quot;&quot;&quot;&amp;[$Sec.Q1]&amp;&quot;&quot;&quot;}]}&quot;)&amp;&quot; },&quot;)" office:value-type="string" office:string-value="{ &quot;label&quot;: &quot;delete&quot; }," calcext:value-type="string">
            <text:p>{ "label": "delete" },</text:p>
          </table:table-cell>
          <table:table-cell table:formula="of:=IF([$Main.R1]=&quot;&quot;;&quot;&quot;;&quot;{ &quot;&quot;label&quot;&quot;: &quot;&quot;&quot;&amp;[$Main.R1]&amp;&quot;&quot;&quot;&quot;&amp;IF([$Sec.R1]=&quot;&quot;;&quot;&quot;;&quot;, &quot;&quot;popup&quot;&quot;: {&quot;&quot;relevant&quot;&quot;: [{&quot;&quot;label&quot;&quot;:&quot;&quot;&quot;&amp;[$Sec.R1]&amp;&quot;&quot;&quot;}]}&quot;)&amp;&quot; },&quot;)">
            <text:p/>
          </table:table-cell>
          <table:table-cell table:formula="of:=IF([$Main.S1]=&quot;&quot;;&quot;&quot;;&quot;{ &quot;&quot;label&quot;&quot;: &quot;&quot;&quot;&amp;[$Main.S1]&amp;&quot;&quot;&quot;&quot;&amp;IF([$Sec.S1]=&quot;&quot;;&quot;&quot;;&quot;, &quot;&quot;popup&quot;&quot;: {&quot;&quot;relevant&quot;&quot;: [{&quot;&quot;label&quot;&quot;:&quot;&quot;&quot;&amp;[$Sec.S1]&amp;&quot;&quot;&quot;}]}&quot;)&amp;&quot; },&quot;)">
            <text:p/>
          </table:table-cell>
          <table:table-cell table:formula="of:=IF([$Main.T1]=&quot;&quot;;&quot;&quot;;&quot;{ &quot;&quot;label&quot;&quot;: &quot;&quot;&quot;&amp;[$Main.T1]&amp;&quot;&quot;&quot;&quot;&amp;IF([$Sec.T1]=&quot;&quot;;&quot;&quot;;&quot;, &quot;&quot;popup&quot;&quot;: {&quot;&quot;relevant&quot;&quot;: [{&quot;&quot;label&quot;&quot;:&quot;&quot;&quot;&amp;[$Sec.T1]&amp;&quot;&quot;&quot;}]}&quot;)&amp;&quot; },&quot;)">
            <text:p/>
          </table:table-cell>
          <table:table-cell table:formula="of:=IF([$Main.U1]=&quot;&quot;;&quot;&quot;;&quot;{ &quot;&quot;label&quot;&quot;: &quot;&quot;&quot;&amp;[$Main.U1]&amp;&quot;&quot;&quot;&quot;&amp;IF([$Sec.U1]=&quot;&quot;;&quot;&quot;;&quot;, &quot;&quot;popup&quot;&quot;: {&quot;&quot;relevant&quot;&quot;: [{&quot;&quot;label&quot;&quot;:&quot;&quot;&quot;&amp;[$Sec.U1]&amp;&quot;&quot;&quot;}]}&quot;)&amp;&quot; },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[$Main.A2]=&quot;&quot;;&quot;&quot;;&quot;{ &quot;&quot;label&quot;&quot;: &quot;&quot;&quot;&amp;[$Main.A2]&amp;&quot;&quot;&quot;&quot;&amp;IF([$Sec.A2]=&quot;&quot;;&quot;&quot;;&quot;, &quot;&quot;popup&quot;&quot;: {&quot;&quot;relevant&quot;&quot;: [{&quot;&quot;label&quot;&quot;:&quot;&quot;&quot;&amp;[$Sec.A2]&amp;&quot;&quot;&quot;}]}&quot;)&amp;&quot; },&quot;)" office:value-type="string" office:string-value="{ &quot;label&quot;: &quot;copy&quot;, &quot;popup&quot;: {&quot;relevant&quot;: [{&quot;label&quot;:&quot;select_all&quot;}]} }," calcext:value-type="string">
            <text:p>{ "label": "copy", "popup": {"relevant": [{"label":"select_all"}]} },</text:p>
          </table:table-cell>
          <table:table-cell table:formula="of:=IF([$Main.B2]=&quot;&quot;;&quot;&quot;;&quot;{ &quot;&quot;label&quot;&quot;: &quot;&quot;&quot;&amp;[$Main.B2]&amp;&quot;&quot;&quot;&quot;&amp;IF([$Sec.B2]=&quot;&quot;;&quot;&quot;;&quot;, &quot;&quot;popup&quot;&quot;: {&quot;&quot;relevant&quot;&quot;: [{&quot;&quot;label&quot;&quot;:&quot;&quot;&quot;&amp;[$Sec.B2]&amp;&quot;&quot;&quot;}]}&quot;)&amp;&quot; },&quot;)" office:value-type="string" office:string-value="{ &quot;label&quot;: &quot;paste&quot;, &quot;popup&quot;: {&quot;relevant&quot;: [{&quot;label&quot;:&quot;clipboard&quot;}]} }," calcext:value-type="string">
            <text:p>{ "label": "paste", "popup": {"relevant": [{"label":"clipboard"}]} },</text:p>
          </table:table-cell>
          <table:table-cell table:formula="of:=IF([$Main.C2]=&quot;&quot;;&quot;&quot;;&quot;{ &quot;&quot;label&quot;&quot;: &quot;&quot;&quot;&amp;[$Main.C2]&amp;&quot;&quot;&quot;&quot;&amp;IF([$Sec.C2]=&quot;&quot;;&quot;&quot;;&quot;, &quot;&quot;popup&quot;&quot;: {&quot;&quot;relevant&quot;&quot;: [{&quot;&quot;label&quot;&quot;:&quot;&quot;&quot;&amp;[$Sec.C2]&amp;&quot;&quot;&quot;}]}&quot;)&amp;&quot; },&quot;)" office:value-type="string" office:string-value="{ &quot;label&quot;: &quot;q&quot;, &quot;popup&quot;: {&quot;relevant&quot;: [{&quot;label&quot;:&quot;~&quot;}]} }," calcext:value-type="string">
            <text:p>{ "label": "q", "popup": {"relevant": [{"label":"~"}]} },</text:p>
          </table:table-cell>
          <table:table-cell table:formula="of:=IF([$Main.D2]=&quot;&quot;;&quot;&quot;;&quot;{ &quot;&quot;label&quot;&quot;: &quot;&quot;&quot;&amp;[$Main.D2]&amp;&quot;&quot;&quot;&quot;&amp;IF([$Sec.D2]=&quot;&quot;;&quot;&quot;;&quot;, &quot;&quot;popup&quot;&quot;: {&quot;&quot;relevant&quot;&quot;: [{&quot;&quot;label&quot;&quot;:&quot;&quot;&quot;&amp;[$Sec.D2]&amp;&quot;&quot;&quot;}]}&quot;)&amp;&quot; },&quot;)" office:value-type="string" office:string-value="{ &quot;label&quot;: &quot;w&quot;, &quot;popup&quot;: {&quot;relevant&quot;: [{&quot;label&quot;:&quot;`&quot;}]} }," calcext:value-type="string">
            <text:p>{ "label": "w", "popup": {"relevant": [{"label":"`"}]} },</text:p>
          </table:table-cell>
          <table:table-cell table:formula="of:=IF([$Main.E2]=&quot;&quot;;&quot;&quot;;&quot;{ &quot;&quot;label&quot;&quot;: &quot;&quot;&quot;&amp;[$Main.E2]&amp;&quot;&quot;&quot;&quot;&amp;IF([$Sec.E2]=&quot;&quot;;&quot;&quot;;&quot;, &quot;&quot;popup&quot;&quot;: {&quot;&quot;relevant&quot;&quot;: [{&quot;&quot;label&quot;&quot;:&quot;&quot;&quot;&amp;[$Sec.E2]&amp;&quot;&quot;&quot;}]}&quot;)&amp;&quot; },&quot;)" office:value-type="string" office:string-value="{ &quot;label&quot;: &quot;e&quot;, &quot;popup&quot;: {&quot;relevant&quot;: [{&quot;label&quot;:&quot;{&quot;}]} }," calcext:value-type="string">
            <text:p>{ "label": "e", "popup": {"relevant": [{"label":"{"}]} },</text:p>
          </table:table-cell>
          <table:table-cell table:formula="of:=IF([$Main.F2]=&quot;&quot;;&quot;&quot;;&quot;{ &quot;&quot;label&quot;&quot;: &quot;&quot;&quot;&amp;[$Main.F2]&amp;&quot;&quot;&quot;&quot;&amp;IF([$Sec.F2]=&quot;&quot;;&quot;&quot;;&quot;, &quot;&quot;popup&quot;&quot;: {&quot;&quot;relevant&quot;&quot;: [{&quot;&quot;label&quot;&quot;:&quot;&quot;&quot;&amp;[$Sec.F2]&amp;&quot;&quot;&quot;}]}&quot;)&amp;&quot; },&quot;)" office:value-type="string" office:string-value="{ &quot;label&quot;: &quot;r&quot;, &quot;popup&quot;: {&quot;relevant&quot;: [{&quot;label&quot;:&quot;}&quot;}]} }," calcext:value-type="string">
            <text:p>{ "label": "r", "popup": {"relevant": [{"label":"}"}]} },</text:p>
          </table:table-cell>
          <table:table-cell table:formula="of:=IF([$Main.G2]=&quot;&quot;;&quot;&quot;;&quot;{ &quot;&quot;label&quot;&quot;: &quot;&quot;&quot;&amp;[$Main.G2]&amp;&quot;&quot;&quot;&quot;&amp;IF([$Sec.G2]=&quot;&quot;;&quot;&quot;;&quot;, &quot;&quot;popup&quot;&quot;: {&quot;&quot;relevant&quot;&quot;: [{&quot;&quot;label&quot;&quot;:&quot;&quot;&quot;&amp;[$Sec.G2]&amp;&quot;&quot;&quot;}]}&quot;)&amp;&quot; },&quot;)" office:value-type="string" office:string-value="{ &quot;label&quot;: &quot;t&quot; }," calcext:value-type="string">
            <text:p>{ "label": "t" },</text:p>
          </table:table-cell>
          <table:table-cell table:formula="of:=IF([$Main.H2]=&quot;&quot;;&quot;&quot;;&quot;{ &quot;&quot;label&quot;&quot;: &quot;&quot;&quot;&amp;[$Main.H2]&amp;&quot;&quot;&quot;&quot;&amp;IF([$Sec.H2]=&quot;&quot;;&quot;&quot;;&quot;, &quot;&quot;popup&quot;&quot;: {&quot;&quot;relevant&quot;&quot;: [{&quot;&quot;label&quot;&quot;:&quot;&quot;&quot;&amp;[$Sec.H2]&amp;&quot;&quot;&quot;}]}&quot;)&amp;&quot; },&quot;)" office:value-type="string" office:string-value="{ &quot;label&quot;: &quot;y&quot; }," calcext:value-type="string">
            <text:p>{ "label": "y" },</text:p>
          </table:table-cell>
          <table:table-cell table:formula="of:=IF([$Main.I2]=&quot;&quot;;&quot;&quot;;&quot;{ &quot;&quot;label&quot;&quot;: &quot;&quot;&quot;&amp;[$Main.I2]&amp;&quot;&quot;&quot;&quot;&amp;IF([$Sec.I2]=&quot;&quot;;&quot;&quot;;&quot;, &quot;&quot;popup&quot;&quot;: {&quot;&quot;relevant&quot;&quot;: [{&quot;&quot;label&quot;&quot;:&quot;&quot;&quot;&amp;[$Sec.I2]&amp;&quot;&quot;&quot;}]}&quot;)&amp;&quot; },&quot;)" office:value-type="string" office:string-value="{ &quot;label&quot;: &quot;u&quot; }," calcext:value-type="string">
            <text:p>{ "label": "u" },</text:p>
          </table:table-cell>
          <table:table-cell table:formula="of:=IF([$Main.J2]=&quot;&quot;;&quot;&quot;;&quot;{ &quot;&quot;label&quot;&quot;: &quot;&quot;&quot;&amp;[$Main.J2]&amp;&quot;&quot;&quot;&quot;&amp;IF([$Sec.J2]=&quot;&quot;;&quot;&quot;;&quot;, &quot;&quot;popup&quot;&quot;: {&quot;&quot;relevant&quot;&quot;: [{&quot;&quot;label&quot;&quot;:&quot;&quot;&quot;&amp;[$Sec.J2]&amp;&quot;&quot;&quot;}]}&quot;)&amp;&quot; },&quot;)" office:value-type="string" office:string-value="{ &quot;label&quot;: &quot;i&quot; }," calcext:value-type="string">
            <text:p>{ "label": "i" },</text:p>
          </table:table-cell>
          <table:table-cell table:formula="of:=IF([$Main.K2]=&quot;&quot;;&quot;&quot;;&quot;{ &quot;&quot;label&quot;&quot;: &quot;&quot;&quot;&amp;[$Main.K2]&amp;&quot;&quot;&quot;&quot;&amp;IF([$Sec.K2]=&quot;&quot;;&quot;&quot;;&quot;, &quot;&quot;popup&quot;&quot;: {&quot;&quot;relevant&quot;&quot;: [{&quot;&quot;label&quot;&quot;:&quot;&quot;&quot;&amp;[$Sec.K2]&amp;&quot;&quot;&quot;}]}&quot;)&amp;&quot; },&quot;)" office:value-type="string" office:string-value="{ &quot;label&quot;: &quot;o&quot; }," calcext:value-type="string">
            <text:p>{ "label": "o" },</text:p>
          </table:table-cell>
          <table:table-cell table:formula="of:=IF([$Main.L2]=&quot;&quot;;&quot;&quot;;&quot;{ &quot;&quot;label&quot;&quot;: &quot;&quot;&quot;&amp;[$Main.L2]&amp;&quot;&quot;&quot;&quot;&amp;IF([$Sec.L2]=&quot;&quot;;&quot;&quot;;&quot;, &quot;&quot;popup&quot;&quot;: {&quot;&quot;relevant&quot;&quot;: [{&quot;&quot;label&quot;&quot;:&quot;&quot;&quot;&amp;[$Sec.L2]&amp;&quot;&quot;&quot;}]}&quot;)&amp;&quot; },&quot;)" office:value-type="string" office:string-value="{ &quot;label&quot;: &quot;p&quot; }," calcext:value-type="string">
            <text:p>{ "label": "p" },</text:p>
          </table:table-cell>
          <table:table-cell table:formula="of:=IF([$Main.M2]=&quot;&quot;;&quot;&quot;;&quot;{ &quot;&quot;label&quot;&quot;: &quot;&quot;&quot;&amp;[$Main.M2]&amp;&quot;&quot;&quot;&quot;&amp;IF([$Sec.M2]=&quot;&quot;;&quot;&quot;;&quot;, &quot;&quot;popup&quot;&quot;: {&quot;&quot;relevant&quot;&quot;: [{&quot;&quot;label&quot;&quot;:&quot;&quot;&quot;&amp;[$Sec.M2]&amp;&quot;&quot;&quot;}]}&quot;)&amp;&quot; },&quot;)" office:value-type="string" office:string-value="{ &quot;label&quot;: &quot;up&quot; }," calcext:value-type="string">
            <text:p>{ "label": "up" },</text:p>
          </table:table-cell>
          <table:table-cell table:formula="of:=IF([$Main.N2]=&quot;&quot;;&quot;&quot;;&quot;{ &quot;&quot;label&quot;&quot;: &quot;&quot;&quot;&amp;[$Main.N2]&amp;&quot;&quot;&quot;&quot;&amp;IF([$Sec.N2]=&quot;&quot;;&quot;&quot;;&quot;, &quot;&quot;popup&quot;&quot;: {&quot;&quot;relevant&quot;&quot;: [{&quot;&quot;label&quot;&quot;:&quot;&quot;&quot;&amp;[$Sec.N2]&amp;&quot;&quot;&quot;}]}&quot;)&amp;&quot; },&quot;)" office:value-type="string" office:string-value="{ &quot;label&quot;: &quot;action&quot; }," calcext:value-type="string">
            <text:p>{ "label": "action" },</text:p>
          </table:table-cell>
          <table:table-cell table:formula="of:=IF([$Main.O2]=&quot;&quot;;&quot;&quot;;&quot;{ &quot;&quot;label&quot;&quot;: &quot;&quot;&quot;&amp;[$Main.O2]&amp;&quot;&quot;&quot;&quot;&amp;IF([$Sec.O2]=&quot;&quot;;&quot;&quot;;&quot;, &quot;&quot;popup&quot;&quot;: {&quot;&quot;relevant&quot;&quot;: [{&quot;&quot;label&quot;&quot;:&quot;&quot;&quot;&amp;[$Sec.O2]&amp;&quot;&quot;&quot;}]}&quot;)&amp;&quot; },&quot;)">
            <text:p/>
          </table:table-cell>
          <table:table-cell table:formula="of:=IF([$Main.P2]=&quot;&quot;;&quot;&quot;;&quot;{ &quot;&quot;label&quot;&quot;: &quot;&quot;&quot;&amp;[$Main.P2]&amp;&quot;&quot;&quot;&quot;&amp;IF([$Sec.P2]=&quot;&quot;;&quot;&quot;;&quot;, &quot;&quot;popup&quot;&quot;: {&quot;&quot;relevant&quot;&quot;: [{&quot;&quot;label&quot;&quot;:&quot;&quot;&quot;&amp;[$Sec.P2]&amp;&quot;&quot;&quot;}]}&quot;)&amp;&quot; },&quot;)">
            <text:p/>
          </table:table-cell>
          <table:table-cell table:formula="of:=IF([$Main.Q2]=&quot;&quot;;&quot;&quot;;&quot;{ &quot;&quot;label&quot;&quot;: &quot;&quot;&quot;&amp;[$Main.Q2]&amp;&quot;&quot;&quot;&quot;&amp;IF([$Sec.Q2]=&quot;&quot;;&quot;&quot;;&quot;, &quot;&quot;popup&quot;&quot;: {&quot;&quot;relevant&quot;&quot;: [{&quot;&quot;label&quot;&quot;:&quot;&quot;&quot;&amp;[$Sec.Q2]&amp;&quot;&quot;&quot;}]}&quot;)&amp;&quot; },&quot;)">
            <text:p/>
          </table:table-cell>
          <table:table-cell table:formula="of:=IF([$Main.R2]=&quot;&quot;;&quot;&quot;;&quot;{ &quot;&quot;label&quot;&quot;: &quot;&quot;&quot;&amp;[$Main.R2]&amp;&quot;&quot;&quot;&quot;&amp;IF([$Sec.R2]=&quot;&quot;;&quot;&quot;;&quot;, &quot;&quot;popup&quot;&quot;: {&quot;&quot;relevant&quot;&quot;: [{&quot;&quot;label&quot;&quot;:&quot;&quot;&quot;&amp;[$Sec.R2]&amp;&quot;&quot;&quot;}]}&quot;)&amp;&quot; },&quot;)">
            <text:p/>
          </table:table-cell>
          <table:table-cell table:formula="of:=IF([$Main.S2]=&quot;&quot;;&quot;&quot;;&quot;{ &quot;&quot;label&quot;&quot;: &quot;&quot;&quot;&amp;[$Main.S2]&amp;&quot;&quot;&quot;&quot;&amp;IF([$Sec.S2]=&quot;&quot;;&quot;&quot;;&quot;, &quot;&quot;popup&quot;&quot;: {&quot;&quot;relevant&quot;&quot;: [{&quot;&quot;label&quot;&quot;:&quot;&quot;&quot;&amp;[$Sec.S2]&amp;&quot;&quot;&quot;}]}&quot;)&amp;&quot; },&quot;)">
            <text:p/>
          </table:table-cell>
          <table:table-cell table:formula="of:=IF([$Main.T2]=&quot;&quot;;&quot;&quot;;&quot;{ &quot;&quot;label&quot;&quot;: &quot;&quot;&quot;&amp;[$Main.T2]&amp;&quot;&quot;&quot;&quot;&amp;IF([$Sec.T2]=&quot;&quot;;&quot;&quot;;&quot;, &quot;&quot;popup&quot;&quot;: {&quot;&quot;relevant&quot;&quot;: [{&quot;&quot;label&quot;&quot;:&quot;&quot;&quot;&amp;[$Sec.T2]&amp;&quot;&quot;&quot;}]}&quot;)&amp;&quot; },&quot;)">
            <text:p/>
          </table:table-cell>
          <table:table-cell table:formula="of:=IF([$Main.U2]=&quot;&quot;;&quot;&quot;;&quot;{ &quot;&quot;label&quot;&quot;: &quot;&quot;&quot;&amp;[$Main.U2]&amp;&quot;&quot;&quot;&quot;&amp;IF([$Sec.U2]=&quot;&quot;;&quot;&quot;;&quot;, &quot;&quot;popup&quot;&quot;: {&quot;&quot;relevant&quot;&quot;: [{&quot;&quot;label&quot;&quot;:&quot;&quot;&quot;&amp;[$Sec.U2]&amp;&quot;&quot;&quot;}]}&quot;)&amp;&quot; },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[$Main.A3]=&quot;&quot;;&quot;&quot;;&quot;{ &quot;&quot;label&quot;&quot;: &quot;&quot;&quot;&amp;[$Main.A3]&amp;&quot;&quot;&quot;&quot;&amp;IF([$Sec.A3]=&quot;&quot;;&quot;&quot;;&quot;, &quot;&quot;popup&quot;&quot;: {&quot;&quot;relevant&quot;&quot;: [{&quot;&quot;label&quot;&quot;:&quot;&quot;&quot;&amp;[$Sec.A3]&amp;&quot;&quot;&quot;}]}&quot;)&amp;&quot; },&quot;)" office:value-type="string" office:string-value="{ &quot;label&quot;: &quot;'&quot;, &quot;popup&quot;: {&quot;relevant&quot;: [{&quot;label&quot;:&quot;\&quot;&quot;}]} }," calcext:value-type="string">
            <text:p>{ "label": "'", "popup": {"relevant": [{"label":"\""}]} },</text:p>
          </table:table-cell>
          <table:table-cell table:formula="of:=IF([$Main.B3]=&quot;&quot;;&quot;&quot;;&quot;{ &quot;&quot;label&quot;&quot;: &quot;&quot;&quot;&amp;[$Main.B3]&amp;&quot;&quot;&quot;&quot;&amp;IF([$Sec.B3]=&quot;&quot;;&quot;&quot;;&quot;, &quot;&quot;popup&quot;&quot;: {&quot;&quot;relevant&quot;&quot;: [{&quot;&quot;label&quot;&quot;:&quot;&quot;&quot;&amp;[$Sec.B3]&amp;&quot;&quot;&quot;}]}&quot;)&amp;&quot; },&quot;)" office:value-type="string" office:string-value="{ &quot;label&quot;: &quot;\\&quot;, &quot;popup&quot;: {&quot;relevant&quot;: [{&quot;label&quot;:&quot;|&quot;}]} }," calcext:value-type="string">
            <text:p>{ "label": "\\", "popup": {"relevant": [{"label":"|"}]} },</text:p>
          </table:table-cell>
          <table:table-cell table:formula="of:=IF([$Main.C3]=&quot;&quot;;&quot;&quot;;&quot;{ &quot;&quot;label&quot;&quot;: &quot;&quot;&quot;&amp;[$Main.C3]&amp;&quot;&quot;&quot;&quot;&amp;IF([$Sec.C3]=&quot;&quot;;&quot;&quot;;&quot;, &quot;&quot;popup&quot;&quot;: {&quot;&quot;relevant&quot;&quot;: [{&quot;&quot;label&quot;&quot;:&quot;&quot;&quot;&amp;[$Sec.C3]&amp;&quot;&quot;&quot;}]}&quot;)&amp;&quot; },&quot;)" office:value-type="string" office:string-value="{ &quot;label&quot;: &quot;a&quot;, &quot;popup&quot;: {&quot;relevant&quot;: [{&quot;label&quot;:&quot;•&quot;}]} }," calcext:value-type="string">
            <text:p>{ "label": "a", "popup": {"relevant": [{"label":"•"}]} },</text:p>
          </table:table-cell>
          <table:table-cell table:formula="of:=IF([$Main.D3]=&quot;&quot;;&quot;&quot;;&quot;{ &quot;&quot;label&quot;&quot;: &quot;&quot;&quot;&amp;[$Main.D3]&amp;&quot;&quot;&quot;&quot;&amp;IF([$Sec.D3]=&quot;&quot;;&quot;&quot;;&quot;, &quot;&quot;popup&quot;&quot;: {&quot;&quot;relevant&quot;&quot;: [{&quot;&quot;label&quot;&quot;:&quot;&quot;&quot;&amp;[$Sec.D3]&amp;&quot;&quot;&quot;}]}&quot;)&amp;&quot; },&quot;)" office:value-type="string" office:string-value="{ &quot;label&quot;: &quot;s&quot;, &quot;popup&quot;: {&quot;relevant&quot;: [{&quot;label&quot;:&quot;[&quot;}]} }," calcext:value-type="string">
            <text:p>{ "label": "s", "popup": {"relevant": [{"label":"["}]} },</text:p>
          </table:table-cell>
          <table:table-cell table:formula="of:=IF([$Main.E3]=&quot;&quot;;&quot;&quot;;&quot;{ &quot;&quot;label&quot;&quot;: &quot;&quot;&quot;&amp;[$Main.E3]&amp;&quot;&quot;&quot;&quot;&amp;IF([$Sec.E3]=&quot;&quot;;&quot;&quot;;&quot;, &quot;&quot;popup&quot;&quot;: {&quot;&quot;relevant&quot;&quot;: [{&quot;&quot;label&quot;&quot;:&quot;&quot;&quot;&amp;[$Sec.E3]&amp;&quot;&quot;&quot;}]}&quot;)&amp;&quot; },&quot;)" office:value-type="string" office:string-value="{ &quot;label&quot;: &quot;d&quot;, &quot;popup&quot;: {&quot;relevant&quot;: [{&quot;label&quot;:&quot;]&quot;}]} }," calcext:value-type="string">
            <text:p>{ "label": "d", "popup": {"relevant": [{"label":"]"}]} },</text:p>
          </table:table-cell>
          <table:table-cell table:formula="of:=IF([$Main.F3]=&quot;&quot;;&quot;&quot;;&quot;{ &quot;&quot;label&quot;&quot;: &quot;&quot;&quot;&amp;[$Main.F3]&amp;&quot;&quot;&quot;&quot;&amp;IF([$Sec.F3]=&quot;&quot;;&quot;&quot;;&quot;, &quot;&quot;popup&quot;&quot;: {&quot;&quot;relevant&quot;&quot;: [{&quot;&quot;label&quot;&quot;:&quot;&quot;&quot;&amp;[$Sec.F3]&amp;&quot;&quot;&quot;}]}&quot;)&amp;&quot; },&quot;)" office:value-type="string" office:string-value="{ &quot;label&quot;: &quot;f&quot; }," calcext:value-type="string">
            <text:p>{ "label": "f" },</text:p>
          </table:table-cell>
          <table:table-cell table:formula="of:=IF([$Main.G3]=&quot;&quot;;&quot;&quot;;&quot;{ &quot;&quot;label&quot;&quot;: &quot;&quot;&quot;&amp;[$Main.G3]&amp;&quot;&quot;&quot;&quot;&amp;IF([$Sec.G3]=&quot;&quot;;&quot;&quot;;&quot;, &quot;&quot;popup&quot;&quot;: {&quot;&quot;relevant&quot;&quot;: [{&quot;&quot;label&quot;&quot;:&quot;&quot;&quot;&amp;[$Sec.G3]&amp;&quot;&quot;&quot;}]}&quot;)&amp;&quot; },&quot;)" office:value-type="string" office:string-value="{ &quot;label&quot;: &quot;g&quot; }," calcext:value-type="string">
            <text:p>{ "label": "g" },</text:p>
          </table:table-cell>
          <table:table-cell table:formula="of:=IF([$Main.H3]=&quot;&quot;;&quot;&quot;;&quot;{ &quot;&quot;label&quot;&quot;: &quot;&quot;&quot;&amp;[$Main.H3]&amp;&quot;&quot;&quot;&quot;&amp;IF([$Sec.H3]=&quot;&quot;;&quot;&quot;;&quot;, &quot;&quot;popup&quot;&quot;: {&quot;&quot;relevant&quot;&quot;: [{&quot;&quot;label&quot;&quot;:&quot;&quot;&quot;&amp;[$Sec.H3]&amp;&quot;&quot;&quot;}]}&quot;)&amp;&quot; },&quot;)" office:value-type="string" office:string-value="{ &quot;label&quot;: &quot;h&quot; }," calcext:value-type="string">
            <text:p>{ "label": "h" },</text:p>
          </table:table-cell>
          <table:table-cell table:formula="of:=IF([$Main.I3]=&quot;&quot;;&quot;&quot;;&quot;{ &quot;&quot;label&quot;&quot;: &quot;&quot;&quot;&amp;[$Main.I3]&amp;&quot;&quot;&quot;&quot;&amp;IF([$Sec.I3]=&quot;&quot;;&quot;&quot;;&quot;, &quot;&quot;popup&quot;&quot;: {&quot;&quot;relevant&quot;&quot;: [{&quot;&quot;label&quot;&quot;:&quot;&quot;&quot;&amp;[$Sec.I3]&amp;&quot;&quot;&quot;}]}&quot;)&amp;&quot; },&quot;)" office:value-type="string" office:string-value="{ &quot;label&quot;: &quot;j&quot; }," calcext:value-type="string">
            <text:p>{ "label": "j" },</text:p>
          </table:table-cell>
          <table:table-cell table:formula="of:=IF([$Main.J3]=&quot;&quot;;&quot;&quot;;&quot;{ &quot;&quot;label&quot;&quot;: &quot;&quot;&quot;&amp;[$Main.J3]&amp;&quot;&quot;&quot;&quot;&amp;IF([$Sec.J3]=&quot;&quot;;&quot;&quot;;&quot;, &quot;&quot;popup&quot;&quot;: {&quot;&quot;relevant&quot;&quot;: [{&quot;&quot;label&quot;&quot;:&quot;&quot;&quot;&amp;[$Sec.J3]&amp;&quot;&quot;&quot;}]}&quot;)&amp;&quot; },&quot;)" office:value-type="string" office:string-value="{ &quot;label&quot;: &quot;k&quot; }," calcext:value-type="string">
            <text:p>{ "label": "k" },</text:p>
          </table:table-cell>
          <table:table-cell table:formula="of:=IF([$Main.K3]=&quot;&quot;;&quot;&quot;;&quot;{ &quot;&quot;label&quot;&quot;: &quot;&quot;&quot;&amp;[$Main.K3]&amp;&quot;&quot;&quot;&quot;&amp;IF([$Sec.K3]=&quot;&quot;;&quot;&quot;;&quot;, &quot;&quot;popup&quot;&quot;: {&quot;&quot;relevant&quot;&quot;: [{&quot;&quot;label&quot;&quot;:&quot;&quot;&quot;&amp;[$Sec.K3]&amp;&quot;&quot;&quot;}]}&quot;)&amp;&quot; },&quot;)" office:value-type="string" office:string-value="{ &quot;label&quot;: &quot;l&quot; }," calcext:value-type="string">
            <text:p>{ "label": "l" },</text:p>
          </table:table-cell>
          <table:table-cell table:formula="of:=IF([$Main.L3]=&quot;&quot;;&quot;&quot;;&quot;{ &quot;&quot;label&quot;&quot;: &quot;&quot;&quot;&amp;[$Main.L3]&amp;&quot;&quot;&quot;&quot;&amp;IF([$Sec.L3]=&quot;&quot;;&quot;&quot;;&quot;, &quot;&quot;popup&quot;&quot;: {&quot;&quot;relevant&quot;&quot;: [{&quot;&quot;label&quot;&quot;:&quot;&quot;&quot;&amp;[$Sec.L3]&amp;&quot;&quot;&quot;}]}&quot;)&amp;&quot; },&quot;)" office:value-type="string" office:string-value="{ &quot;label&quot;: &quot;left&quot; }," calcext:value-type="string">
            <text:p>{ "label": "left" },</text:p>
          </table:table-cell>
          <table:table-cell table:formula="of:=IF([$Main.M3]=&quot;&quot;;&quot;&quot;;&quot;{ &quot;&quot;label&quot;&quot;: &quot;&quot;&quot;&amp;[$Main.M3]&amp;&quot;&quot;&quot;&quot;&amp;IF([$Sec.M3]=&quot;&quot;;&quot;&quot;;&quot;, &quot;&quot;popup&quot;&quot;: {&quot;&quot;relevant&quot;&quot;: [{&quot;&quot;label&quot;&quot;:&quot;&quot;&quot;&amp;[$Sec.M3]&amp;&quot;&quot;&quot;}]}&quot;)&amp;&quot; },&quot;)" office:value-type="string" office:string-value="{ &quot;label&quot;: &quot;right&quot; }," calcext:value-type="string">
            <text:p>{ "label": "right" },</text:p>
          </table:table-cell>
          <table:table-cell table:formula="of:=IF([$Main.N3]=&quot;&quot;;&quot;&quot;;&quot;{ &quot;&quot;label&quot;&quot;: &quot;&quot;&quot;&amp;[$Main.N3]&amp;&quot;&quot;&quot;&quot;&amp;IF([$Sec.N3]=&quot;&quot;;&quot;&quot;;&quot;, &quot;&quot;popup&quot;&quot;: {&quot;&quot;relevant&quot;&quot;: [{&quot;&quot;label&quot;&quot;:&quot;&quot;&quot;&amp;[$Sec.N3]&amp;&quot;&quot;&quot;}]}&quot;)&amp;&quot; },&quot;)" office:value-type="string" office:string-value="{ &quot;label&quot;: &quot;action&quot; }," calcext:value-type="string">
            <text:p>{ "label": "action" },</text:p>
          </table:table-cell>
          <table:table-cell table:formula="of:=IF([$Main.O3]=&quot;&quot;;&quot;&quot;;&quot;{ &quot;&quot;label&quot;&quot;: &quot;&quot;&quot;&amp;[$Main.O3]&amp;&quot;&quot;&quot;&quot;&amp;IF([$Sec.O3]=&quot;&quot;;&quot;&quot;;&quot;, &quot;&quot;popup&quot;&quot;: {&quot;&quot;relevant&quot;&quot;: [{&quot;&quot;label&quot;&quot;:&quot;&quot;&quot;&amp;[$Sec.O3]&amp;&quot;&quot;&quot;}]}&quot;)&amp;&quot; },&quot;)">
            <text:p/>
          </table:table-cell>
          <table:table-cell table:formula="of:=IF([$Main.P3]=&quot;&quot;;&quot;&quot;;&quot;{ &quot;&quot;label&quot;&quot;: &quot;&quot;&quot;&amp;[$Main.P3]&amp;&quot;&quot;&quot;&quot;&amp;IF([$Sec.P3]=&quot;&quot;;&quot;&quot;;&quot;, &quot;&quot;popup&quot;&quot;: {&quot;&quot;relevant&quot;&quot;: [{&quot;&quot;label&quot;&quot;:&quot;&quot;&quot;&amp;[$Sec.P3]&amp;&quot;&quot;&quot;}]}&quot;)&amp;&quot; },&quot;)">
            <text:p/>
          </table:table-cell>
          <table:table-cell table:formula="of:=IF([$Main.Q3]=&quot;&quot;;&quot;&quot;;&quot;{ &quot;&quot;label&quot;&quot;: &quot;&quot;&quot;&amp;[$Main.Q3]&amp;&quot;&quot;&quot;&quot;&amp;IF([$Sec.Q3]=&quot;&quot;;&quot;&quot;;&quot;, &quot;&quot;popup&quot;&quot;: {&quot;&quot;relevant&quot;&quot;: [{&quot;&quot;label&quot;&quot;:&quot;&quot;&quot;&amp;[$Sec.Q3]&amp;&quot;&quot;&quot;}]}&quot;)&amp;&quot; },&quot;)">
            <text:p/>
          </table:table-cell>
          <table:table-cell table:formula="of:=IF([$Main.R3]=&quot;&quot;;&quot;&quot;;&quot;{ &quot;&quot;label&quot;&quot;: &quot;&quot;&quot;&amp;[$Main.R3]&amp;&quot;&quot;&quot;&quot;&amp;IF([$Sec.R3]=&quot;&quot;;&quot;&quot;;&quot;, &quot;&quot;popup&quot;&quot;: {&quot;&quot;relevant&quot;&quot;: [{&quot;&quot;label&quot;&quot;:&quot;&quot;&quot;&amp;[$Sec.R3]&amp;&quot;&quot;&quot;}]}&quot;)&amp;&quot; },&quot;)">
            <text:p/>
          </table:table-cell>
          <table:table-cell table:formula="of:=IF([$Main.S3]=&quot;&quot;;&quot;&quot;;&quot;{ &quot;&quot;label&quot;&quot;: &quot;&quot;&quot;&amp;[$Main.S3]&amp;&quot;&quot;&quot;&quot;&amp;IF([$Sec.S3]=&quot;&quot;;&quot;&quot;;&quot;, &quot;&quot;popup&quot;&quot;: {&quot;&quot;relevant&quot;&quot;: [{&quot;&quot;label&quot;&quot;:&quot;&quot;&quot;&amp;[$Sec.S3]&amp;&quot;&quot;&quot;}]}&quot;)&amp;&quot; },&quot;)">
            <text:p/>
          </table:table-cell>
          <table:table-cell table:formula="of:=IF([$Main.T3]=&quot;&quot;;&quot;&quot;;&quot;{ &quot;&quot;label&quot;&quot;: &quot;&quot;&quot;&amp;[$Main.T3]&amp;&quot;&quot;&quot;&quot;&amp;IF([$Sec.T3]=&quot;&quot;;&quot;&quot;;&quot;, &quot;&quot;popup&quot;&quot;: {&quot;&quot;relevant&quot;&quot;: [{&quot;&quot;label&quot;&quot;:&quot;&quot;&quot;&amp;[$Sec.T3]&amp;&quot;&quot;&quot;}]}&quot;)&amp;&quot; },&quot;)">
            <text:p/>
          </table:table-cell>
          <table:table-cell table:formula="of:=IF([$Main.U3]=&quot;&quot;;&quot;&quot;;&quot;{ &quot;&quot;label&quot;&quot;: &quot;&quot;&quot;&amp;[$Main.U3]&amp;&quot;&quot;&quot;&quot;&amp;IF([$Sec.U3]=&quot;&quot;;&quot;&quot;;&quot;, &quot;&quot;popup&quot;&quot;: {&quot;&quot;relevant&quot;&quot;: [{&quot;&quot;label&quot;&quot;:&quot;&quot;&quot;&amp;[$Sec.U3]&amp;&quot;&quot;&quot;}]}&quot;)&amp;&quot; },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[$Main.A4]=&quot;&quot;;&quot;&quot;;&quot;{ &quot;&quot;label&quot;&quot;: &quot;&quot;&quot;&amp;[$Main.A4]&amp;&quot;&quot;&quot;&quot;&amp;IF([$Sec.A4]=&quot;&quot;;&quot;&quot;;&quot;, &quot;&quot;popup&quot;&quot;: {&quot;&quot;relevant&quot;&quot;: [{&quot;&quot;label&quot;&quot;:&quot;&quot;&quot;&amp;[$Sec.A4]&amp;&quot;&quot;&quot;}]}&quot;)&amp;&quot; },&quot;)" office:value-type="string" office:string-value="{ &quot;label&quot;: &quot;shift&quot; }," calcext:value-type="string">
            <text:p>{ "label": "shift" },</text:p>
          </table:table-cell>
          <table:table-cell table:formula="of:=IF([$Main.B4]=&quot;&quot;;&quot;&quot;;&quot;{ &quot;&quot;label&quot;&quot;: &quot;&quot;&quot;&amp;[$Main.B4]&amp;&quot;&quot;&quot;&quot;&amp;IF([$Sec.B4]=&quot;&quot;;&quot;&quot;;&quot;, &quot;&quot;popup&quot;&quot;: {&quot;&quot;relevant&quot;&quot;: [{&quot;&quot;label&quot;&quot;:&quot;&quot;&quot;&amp;[$Sec.B4]&amp;&quot;&quot;&quot;}]}&quot;)&amp;&quot; },&quot;)" office:value-type="string" office:string-value="{ &quot;label&quot;: &quot;tab&quot; }," calcext:value-type="string">
            <text:p>{ "label": "tab" },</text:p>
          </table:table-cell>
          <table:table-cell table:formula="of:=IF([$Main.C4]=&quot;&quot;;&quot;&quot;;&quot;{ &quot;&quot;label&quot;&quot;: &quot;&quot;&quot;&amp;[$Main.C4]&amp;&quot;&quot;&quot;&quot;&amp;IF([$Sec.C4]=&quot;&quot;;&quot;&quot;;&quot;, &quot;&quot;popup&quot;&quot;: {&quot;&quot;relevant&quot;&quot;: [{&quot;&quot;label&quot;&quot;:&quot;&quot;&quot;&amp;[$Sec.C4]&amp;&quot;&quot;&quot;}]}&quot;)&amp;&quot; },&quot;)" office:value-type="string" office:string-value="{ &quot;label&quot;: &quot;\/&quot;, &quot;popup&quot;: {&quot;relevant&quot;: [{&quot;label&quot;:&quot;&lt;&quot;}]} }," calcext:value-type="string">
            <text:p>{ "label": "\/", "popup": {"relevant": [{"label":"&lt;"}]} },</text:p>
          </table:table-cell>
          <table:table-cell table:formula="of:=IF([$Main.D4]=&quot;&quot;;&quot;&quot;;&quot;{ &quot;&quot;label&quot;&quot;: &quot;&quot;&quot;&amp;[$Main.D4]&amp;&quot;&quot;&quot;&quot;&amp;IF([$Sec.D4]=&quot;&quot;;&quot;&quot;;&quot;, &quot;&quot;popup&quot;&quot;: {&quot;&quot;relevant&quot;&quot;: [{&quot;&quot;label&quot;&quot;:&quot;&quot;&quot;&amp;[$Sec.D4]&amp;&quot;&quot;&quot;}]}&quot;)&amp;&quot; },&quot;)" office:value-type="string" office:string-value="{ &quot;label&quot;: &quot;z&quot;, &quot;popup&quot;: {&quot;relevant&quot;: [{&quot;label&quot;:&quot;&gt;&quot;}]} }," calcext:value-type="string">
            <text:p>{ "label": "z", "popup": {"relevant": [{"label":"&gt;"}]} },</text:p>
          </table:table-cell>
          <table:table-cell table:formula="of:=IF([$Main.E4]=&quot;&quot;;&quot;&quot;;&quot;{ &quot;&quot;label&quot;&quot;: &quot;&quot;&quot;&amp;[$Main.E4]&amp;&quot;&quot;&quot;&quot;&amp;IF([$Sec.E4]=&quot;&quot;;&quot;&quot;;&quot;, &quot;&quot;popup&quot;&quot;: {&quot;&quot;relevant&quot;&quot;: [{&quot;&quot;label&quot;&quot;:&quot;&quot;&quot;&amp;[$Sec.E4]&amp;&quot;&quot;&quot;}]}&quot;)&amp;&quot; },&quot;)" office:value-type="string" office:string-value="{ &quot;label&quot;: &quot;x&quot;, &quot;popup&quot;: {&quot;relevant&quot;: [{&quot;label&quot;:&quot;≥&quot;}]} }," calcext:value-type="string">
            <text:p>{ "label": "x", "popup": {"relevant": [{"label":"≥"}]} },</text:p>
          </table:table-cell>
          <table:table-cell table:formula="of:=IF([$Main.F4]=&quot;&quot;;&quot;&quot;;&quot;{ &quot;&quot;label&quot;&quot;: &quot;&quot;&quot;&amp;[$Main.F4]&amp;&quot;&quot;&quot;&quot;&amp;IF([$Sec.F4]=&quot;&quot;;&quot;&quot;;&quot;, &quot;&quot;popup&quot;&quot;: {&quot;&quot;relevant&quot;&quot;: [{&quot;&quot;label&quot;&quot;:&quot;&quot;&quot;&amp;[$Sec.F4]&amp;&quot;&quot;&quot;}]}&quot;)&amp;&quot; },&quot;)" office:value-type="string" office:string-value="{ &quot;label&quot;: &quot;c&quot;, &quot;popup&quot;: {&quot;relevant&quot;: [{&quot;label&quot;:&quot;≤&quot;}]} }," calcext:value-type="string">
            <text:p>{ "label": "c", "popup": {"relevant": [{"label":"≤"}]} },</text:p>
          </table:table-cell>
          <table:table-cell table:formula="of:=IF([$Main.G4]=&quot;&quot;;&quot;&quot;;&quot;{ &quot;&quot;label&quot;&quot;: &quot;&quot;&quot;&amp;[$Main.G4]&amp;&quot;&quot;&quot;&quot;&amp;IF([$Sec.G4]=&quot;&quot;;&quot;&quot;;&quot;, &quot;&quot;popup&quot;&quot;: {&quot;&quot;relevant&quot;&quot;: [{&quot;&quot;label&quot;&quot;:&quot;&quot;&quot;&amp;[$Sec.G4]&amp;&quot;&quot;&quot;}]}&quot;)&amp;&quot; },&quot;)" office:value-type="string" office:string-value="{ &quot;label&quot;: &quot;v&quot;, &quot;popup&quot;: {&quot;relevant&quot;: [{&quot;label&quot;:&quot;≠&quot;}]} }," calcext:value-type="string">
            <text:p>{ "label": "v", "popup": {"relevant": [{"label":"≠"}]} },</text:p>
          </table:table-cell>
          <table:table-cell table:formula="of:=IF([$Main.H4]=&quot;&quot;;&quot;&quot;;&quot;{ &quot;&quot;label&quot;&quot;: &quot;&quot;&quot;&amp;[$Main.H4]&amp;&quot;&quot;&quot;&quot;&amp;IF([$Sec.H4]=&quot;&quot;;&quot;&quot;;&quot;, &quot;&quot;popup&quot;&quot;: {&quot;&quot;relevant&quot;&quot;: [{&quot;&quot;label&quot;&quot;:&quot;&quot;&quot;&amp;[$Sec.H4]&amp;&quot;&quot;&quot;}]}&quot;)&amp;&quot; },&quot;)" office:value-type="string" office:string-value="{ &quot;label&quot;: &quot;b&quot;, &quot;popup&quot;: {&quot;relevant&quot;: [{&quot;label&quot;:&quot;⋅&quot;}]} }," calcext:value-type="string">
            <text:p>{ "label": "b", "popup": {"relevant": [{"label":"⋅"}]} },</text:p>
          </table:table-cell>
          <table:table-cell table:formula="of:=IF([$Main.I4]=&quot;&quot;;&quot;&quot;;&quot;{ &quot;&quot;label&quot;&quot;: &quot;&quot;&quot;&amp;[$Main.I4]&amp;&quot;&quot;&quot;&quot;&amp;IF([$Sec.I4]=&quot;&quot;;&quot;&quot;;&quot;, &quot;&quot;popup&quot;&quot;: {&quot;&quot;relevant&quot;&quot;: [{&quot;&quot;label&quot;&quot;:&quot;&quot;&quot;&amp;[$Sec.I4]&amp;&quot;&quot;&quot;}]}&quot;)&amp;&quot; },&quot;)" office:value-type="string" office:string-value="{ &quot;label&quot;: &quot;n&quot;, &quot;popup&quot;: {&quot;relevant&quot;: [{&quot;label&quot;:&quot;±&quot;}]} }," calcext:value-type="string">
            <text:p>{ "label": "n", "popup": {"relevant": [{"label":"±"}]} },</text:p>
          </table:table-cell>
          <table:table-cell table:formula="of:=IF([$Main.J4]=&quot;&quot;;&quot;&quot;;&quot;{ &quot;&quot;label&quot;&quot;: &quot;&quot;&quot;&amp;[$Main.J4]&amp;&quot;&quot;&quot;&quot;&amp;IF([$Sec.J4]=&quot;&quot;;&quot;&quot;;&quot;, &quot;&quot;popup&quot;&quot;: {&quot;&quot;relevant&quot;&quot;: [{&quot;&quot;label&quot;&quot;:&quot;&quot;&quot;&amp;[$Sec.J4]&amp;&quot;&quot;&quot;}]}&quot;)&amp;&quot; },&quot;)" office:value-type="string" office:string-value="{ &quot;label&quot;: &quot;m&quot;, &quot;popup&quot;: {&quot;relevant&quot;: [{&quot;label&quot;:&quot;$$$&quot;}]} }," calcext:value-type="string">
            <text:p>{ "label": "m", "popup": {"relevant": [{"label":"$$$"}]} },</text:p>
          </table:table-cell>
          <table:table-cell table:formula="of:=IF([$Main.K4]=&quot;&quot;;&quot;&quot;;&quot;{ &quot;&quot;label&quot;&quot;: &quot;&quot;&quot;&amp;[$Main.K4]&amp;&quot;&quot;&quot;&quot;&amp;IF([$Sec.K4]=&quot;&quot;;&quot;&quot;;&quot;, &quot;&quot;popup&quot;&quot;: {&quot;&quot;relevant&quot;&quot;: [{&quot;&quot;label&quot;&quot;:&quot;&quot;&quot;&amp;[$Sec.K4]&amp;&quot;&quot;&quot;}]}&quot;)&amp;&quot; },&quot;)" office:value-type="string" office:string-value="{ &quot;label&quot;: &quot;-&quot;, &quot;popup&quot;: {&quot;relevant&quot;: [{&quot;label&quot;:&quot;–&quot;}]} }," calcext:value-type="string">
            <text:p>{ "label": "-", "popup": {"relevant": [{"label":"–"}]} },</text:p>
          </table:table-cell>
          <table:table-cell table:formula="of:=IF([$Main.L4]=&quot;&quot;;&quot;&quot;;&quot;{ &quot;&quot;label&quot;&quot;: &quot;&quot;&quot;&amp;[$Main.L4]&amp;&quot;&quot;&quot;&quot;&amp;IF([$Sec.L4]=&quot;&quot;;&quot;&quot;;&quot;, &quot;&quot;popup&quot;&quot;: {&quot;&quot;relevant&quot;&quot;: [{&quot;&quot;label&quot;&quot;:&quot;&quot;&quot;&amp;[$Sec.L4]&amp;&quot;&quot;&quot;}]}&quot;)&amp;&quot; },&quot;)" office:value-type="string" office:string-value="{ &quot;label&quot;: &quot;?&quot;, &quot;popup&quot;: {&quot;relevant&quot;: [{&quot;label&quot;:&quot;…&quot;}]} }," calcext:value-type="string">
            <text:p>{ "label": "?", "popup": {"relevant": [{"label":"…"}]} },</text:p>
          </table:table-cell>
          <table:table-cell table:formula="of:=IF([$Main.M4]=&quot;&quot;;&quot;&quot;;&quot;{ &quot;&quot;label&quot;&quot;: &quot;&quot;&quot;&amp;[$Main.M4]&amp;&quot;&quot;&quot;&quot;&amp;IF([$Sec.M4]=&quot;&quot;;&quot;&quot;;&quot;, &quot;&quot;popup&quot;&quot;: {&quot;&quot;relevant&quot;&quot;: [{&quot;&quot;label&quot;&quot;:&quot;&quot;&quot;&amp;[$Sec.M4]&amp;&quot;&quot;&quot;}]}&quot;)&amp;&quot; },&quot;)" office:value-type="string" office:string-value="{ &quot;label&quot;: &quot;down&quot; }," calcext:value-type="string">
            <text:p>{ "label": "down" },</text:p>
          </table:table-cell>
          <table:table-cell table:formula="of:=IF([$Main.N4]=&quot;&quot;;&quot;&quot;;&quot;{ &quot;&quot;label&quot;&quot;: &quot;&quot;&quot;&amp;[$Main.N4]&amp;&quot;&quot;&quot;&quot;&amp;IF([$Sec.N4]=&quot;&quot;;&quot;&quot;;&quot;, &quot;&quot;popup&quot;&quot;: {&quot;&quot;relevant&quot;&quot;: [{&quot;&quot;label&quot;&quot;:&quot;&quot;&quot;&amp;[$Sec.N4]&amp;&quot;&quot;&quot;}]}&quot;)&amp;&quot; },&quot;)" office:value-type="string" office:string-value="{ &quot;label&quot;: &quot;shift&quot; }," calcext:value-type="string">
            <text:p>{ "label": "shift" },</text:p>
          </table:table-cell>
          <table:table-cell table:formula="of:=IF([$Main.O4]=&quot;&quot;;&quot;&quot;;&quot;{ &quot;&quot;label&quot;&quot;: &quot;&quot;&quot;&amp;[$Main.O4]&amp;&quot;&quot;&quot;&quot;&amp;IF([$Sec.O4]=&quot;&quot;;&quot;&quot;;&quot;, &quot;&quot;popup&quot;&quot;: {&quot;&quot;relevant&quot;&quot;: [{&quot;&quot;label&quot;&quot;:&quot;&quot;&quot;&amp;[$Sec.O4]&amp;&quot;&quot;&quot;}]}&quot;)&amp;&quot; },&quot;)">
            <text:p/>
          </table:table-cell>
          <table:table-cell table:formula="of:=IF([$Main.P4]=&quot;&quot;;&quot;&quot;;&quot;{ &quot;&quot;label&quot;&quot;: &quot;&quot;&quot;&amp;[$Main.P4]&amp;&quot;&quot;&quot;&quot;&amp;IF([$Sec.P4]=&quot;&quot;;&quot;&quot;;&quot;, &quot;&quot;popup&quot;&quot;: {&quot;&quot;relevant&quot;&quot;: [{&quot;&quot;label&quot;&quot;:&quot;&quot;&quot;&amp;[$Sec.P4]&amp;&quot;&quot;&quot;}]}&quot;)&amp;&quot; },&quot;)">
            <text:p/>
          </table:table-cell>
          <table:table-cell table:formula="of:=IF([$Main.Q4]=&quot;&quot;;&quot;&quot;;&quot;{ &quot;&quot;label&quot;&quot;: &quot;&quot;&quot;&amp;[$Main.Q4]&amp;&quot;&quot;&quot;&quot;&amp;IF([$Sec.Q4]=&quot;&quot;;&quot;&quot;;&quot;, &quot;&quot;popup&quot;&quot;: {&quot;&quot;relevant&quot;&quot;: [{&quot;&quot;label&quot;&quot;:&quot;&quot;&quot;&amp;[$Sec.Q4]&amp;&quot;&quot;&quot;}]}&quot;)&amp;&quot; },&quot;)">
            <text:p/>
          </table:table-cell>
          <table:table-cell table:formula="of:=IF([$Main.R4]=&quot;&quot;;&quot;&quot;;&quot;{ &quot;&quot;label&quot;&quot;: &quot;&quot;&quot;&amp;[$Main.R4]&amp;&quot;&quot;&quot;&quot;&amp;IF([$Sec.R4]=&quot;&quot;;&quot;&quot;;&quot;, &quot;&quot;popup&quot;&quot;: {&quot;&quot;relevant&quot;&quot;: [{&quot;&quot;label&quot;&quot;:&quot;&quot;&quot;&amp;[$Sec.R4]&amp;&quot;&quot;&quot;}]}&quot;)&amp;&quot; },&quot;)">
            <text:p/>
          </table:table-cell>
          <table:table-cell table:formula="of:=IF([$Main.S4]=&quot;&quot;;&quot;&quot;;&quot;{ &quot;&quot;label&quot;&quot;: &quot;&quot;&quot;&amp;[$Main.S4]&amp;&quot;&quot;&quot;&quot;&amp;IF([$Sec.S4]=&quot;&quot;;&quot;&quot;;&quot;, &quot;&quot;popup&quot;&quot;: {&quot;&quot;relevant&quot;&quot;: [{&quot;&quot;label&quot;&quot;:&quot;&quot;&quot;&amp;[$Sec.S4]&amp;&quot;&quot;&quot;}]}&quot;)&amp;&quot; },&quot;)">
            <text:p/>
          </table:table-cell>
          <table:table-cell table:formula="of:=IF([$Main.T4]=&quot;&quot;;&quot;&quot;;&quot;{ &quot;&quot;label&quot;&quot;: &quot;&quot;&quot;&amp;[$Main.T4]&amp;&quot;&quot;&quot;&quot;&amp;IF([$Sec.T4]=&quot;&quot;;&quot;&quot;;&quot;, &quot;&quot;popup&quot;&quot;: {&quot;&quot;relevant&quot;&quot;: [{&quot;&quot;label&quot;&quot;:&quot;&quot;&quot;&amp;[$Sec.T4]&amp;&quot;&quot;&quot;}]}&quot;)&amp;&quot; },&quot;)">
            <text:p/>
          </table:table-cell>
          <table:table-cell table:formula="of:=IF([$Main.U4]=&quot;&quot;;&quot;&quot;;&quot;{ &quot;&quot;label&quot;&quot;: &quot;&quot;&quot;&amp;[$Main.U4]&amp;&quot;&quot;&quot;&quot;&amp;IF([$Sec.U4]=&quot;&quot;;&quot;&quot;;&quot;, &quot;&quot;popup&quot;&quot;: {&quot;&quot;relevant&quot;&quot;: [{&quot;&quot;label&quot;&quot;:&quot;&quot;&quot;&amp;[$Sec.U4]&amp;&quot;&quot;&quot;}]}&quot;)&amp;&quot; },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[$Main.A5]=&quot;&quot;;&quot;&quot;;&quot;{ &quot;&quot;label&quot;&quot;: &quot;&quot;&quot;&amp;[$Main.A5]&amp;&quot;&quot;&quot;&quot;&amp;IF([$Sec.A5]=&quot;&quot;;&quot;&quot;;&quot;, &quot;&quot;popup&quot;&quot;: {&quot;&quot;relevant&quot;&quot;: [{&quot;&quot;label&quot;&quot;:&quot;&quot;&quot;&amp;[$Sec.A5]&amp;&quot;&quot;&quot;}]}&quot;)&amp;&quot; },&quot;)">
            <text:p/>
          </table:table-cell>
          <table:table-cell table:formula="of:=IF([$Main.B5]=&quot;&quot;;&quot;&quot;;&quot;{ &quot;&quot;label&quot;&quot;: &quot;&quot;&quot;&amp;[$Main.B5]&amp;&quot;&quot;&quot;&quot;&amp;IF([$Sec.B5]=&quot;&quot;;&quot;&quot;;&quot;, &quot;&quot;popup&quot;&quot;: {&quot;&quot;relevant&quot;&quot;: [{&quot;&quot;label&quot;&quot;:&quot;&quot;&quot;&amp;[$Sec.B5]&amp;&quot;&quot;&quot;}]}&quot;)&amp;&quot; },&quot;)">
            <text:p/>
          </table:table-cell>
          <table:table-cell table:formula="of:=IF([$Main.C5]=&quot;&quot;;&quot;&quot;;&quot;{ &quot;&quot;label&quot;&quot;: &quot;&quot;&quot;&amp;[$Main.C5]&amp;&quot;&quot;&quot;&quot;&amp;IF([$Sec.C5]=&quot;&quot;;&quot;&quot;;&quot;, &quot;&quot;popup&quot;&quot;: {&quot;&quot;relevant&quot;&quot;: [{&quot;&quot;label&quot;&quot;:&quot;&quot;&quot;&amp;[$Sec.C5]&amp;&quot;&quot;&quot;}]}&quot;)&amp;&quot; },&quot;)">
            <text:p/>
          </table:table-cell>
          <table:table-cell table:formula="of:=IF([$Main.D5]=&quot;&quot;;&quot;&quot;;&quot;{ &quot;&quot;label&quot;&quot;: &quot;&quot;&quot;&amp;[$Main.D5]&amp;&quot;&quot;&quot;&quot;&amp;IF([$Sec.D5]=&quot;&quot;;&quot;&quot;;&quot;, &quot;&quot;popup&quot;&quot;: {&quot;&quot;relevant&quot;&quot;: [{&quot;&quot;label&quot;&quot;:&quot;&quot;&quot;&amp;[$Sec.D5]&amp;&quot;&quot;&quot;}]}&quot;)&amp;&quot; },&quot;)">
            <text:p/>
          </table:table-cell>
          <table:table-cell table:formula="of:=IF([$Main.E5]=&quot;&quot;;&quot;&quot;;&quot;{ &quot;&quot;label&quot;&quot;: &quot;&quot;&quot;&amp;[$Main.E5]&amp;&quot;&quot;&quot;&quot;&amp;IF([$Sec.E5]=&quot;&quot;;&quot;&quot;;&quot;, &quot;&quot;popup&quot;&quot;: {&quot;&quot;relevant&quot;&quot;: [{&quot;&quot;label&quot;&quot;:&quot;&quot;&quot;&amp;[$Sec.E5]&amp;&quot;&quot;&quot;}]}&quot;)&amp;&quot; },&quot;)">
            <text:p/>
          </table:table-cell>
          <table:table-cell table:formula="of:=IF([$Main.F5]=&quot;&quot;;&quot;&quot;;&quot;{ &quot;&quot;label&quot;&quot;: &quot;&quot;&quot;&amp;[$Main.F5]&amp;&quot;&quot;&quot;&quot;&amp;IF([$Sec.F5]=&quot;&quot;;&quot;&quot;;&quot;, &quot;&quot;popup&quot;&quot;: {&quot;&quot;relevant&quot;&quot;: [{&quot;&quot;label&quot;&quot;:&quot;&quot;&quot;&amp;[$Sec.F5]&amp;&quot;&quot;&quot;}]}&quot;)&amp;&quot; },&quot;)">
            <text:p/>
          </table:table-cell>
          <table:table-cell table:formula="of:=IF([$Main.G5]=&quot;&quot;;&quot;&quot;;&quot;{ &quot;&quot;label&quot;&quot;: &quot;&quot;&quot;&amp;[$Main.G5]&amp;&quot;&quot;&quot;&quot;&amp;IF([$Sec.G5]=&quot;&quot;;&quot;&quot;;&quot;, &quot;&quot;popup&quot;&quot;: {&quot;&quot;relevant&quot;&quot;: [{&quot;&quot;label&quot;&quot;:&quot;&quot;&quot;&amp;[$Sec.G5]&amp;&quot;&quot;&quot;}]}&quot;)&amp;&quot; },&quot;)">
            <text:p/>
          </table:table-cell>
          <table:table-cell table:formula="of:=IF([$Main.H5]=&quot;&quot;;&quot;&quot;;&quot;{ &quot;&quot;label&quot;&quot;: &quot;&quot;&quot;&amp;[$Main.H5]&amp;&quot;&quot;&quot;&quot;&amp;IF([$Sec.H5]=&quot;&quot;;&quot;&quot;;&quot;, &quot;&quot;popup&quot;&quot;: {&quot;&quot;relevant&quot;&quot;: [{&quot;&quot;label&quot;&quot;:&quot;&quot;&quot;&amp;[$Sec.H5]&amp;&quot;&quot;&quot;}]}&quot;)&amp;&quot; },&quot;)">
            <text:p/>
          </table:table-cell>
          <table:table-cell table:formula="of:=IF([$Main.I5]=&quot;&quot;;&quot;&quot;;&quot;{ &quot;&quot;label&quot;&quot;: &quot;&quot;&quot;&amp;[$Main.I5]&amp;&quot;&quot;&quot;&quot;&amp;IF([$Sec.I5]=&quot;&quot;;&quot;&quot;;&quot;, &quot;&quot;popup&quot;&quot;: {&quot;&quot;relevant&quot;&quot;: [{&quot;&quot;label&quot;&quot;:&quot;&quot;&quot;&amp;[$Sec.I5]&amp;&quot;&quot;&quot;}]}&quot;)&amp;&quot; },&quot;)">
            <text:p/>
          </table:table-cell>
          <table:table-cell table:formula="of:=IF([$Main.J5]=&quot;&quot;;&quot;&quot;;&quot;{ &quot;&quot;label&quot;&quot;: &quot;&quot;&quot;&amp;[$Main.J5]&amp;&quot;&quot;&quot;&quot;&amp;IF([$Sec.J5]=&quot;&quot;;&quot;&quot;;&quot;, &quot;&quot;popup&quot;&quot;: {&quot;&quot;relevant&quot;&quot;: [{&quot;&quot;label&quot;&quot;:&quot;&quot;&quot;&amp;[$Sec.J5]&amp;&quot;&quot;&quot;}]}&quot;)&amp;&quot; },&quot;)">
            <text:p/>
          </table:table-cell>
          <table:table-cell table:formula="of:=IF([$Main.K5]=&quot;&quot;;&quot;&quot;;&quot;{ &quot;&quot;label&quot;&quot;: &quot;&quot;&quot;&amp;[$Main.K5]&amp;&quot;&quot;&quot;&quot;&amp;IF([$Sec.K5]=&quot;&quot;;&quot;&quot;;&quot;, &quot;&quot;popup&quot;&quot;: {&quot;&quot;relevant&quot;&quot;: [{&quot;&quot;label&quot;&quot;:&quot;&quot;&quot;&amp;[$Sec.K5]&amp;&quot;&quot;&quot;}]}&quot;)&amp;&quot; },&quot;)">
            <text:p/>
          </table:table-cell>
          <table:table-cell table:formula="of:=IF([$Main.L5]=&quot;&quot;;&quot;&quot;;&quot;{ &quot;&quot;label&quot;&quot;: &quot;&quot;&quot;&amp;[$Main.L5]&amp;&quot;&quot;&quot;&quot;&amp;IF([$Sec.L5]=&quot;&quot;;&quot;&quot;;&quot;, &quot;&quot;popup&quot;&quot;: {&quot;&quot;relevant&quot;&quot;: [{&quot;&quot;label&quot;&quot;:&quot;&quot;&quot;&amp;[$Sec.L5]&amp;&quot;&quot;&quot;}]}&quot;)&amp;&quot; },&quot;)">
            <text:p/>
          </table:table-cell>
          <table:table-cell table:formula="of:=IF([$Main.M5]=&quot;&quot;;&quot;&quot;;&quot;{ &quot;&quot;label&quot;&quot;: &quot;&quot;&quot;&amp;[$Main.M5]&amp;&quot;&quot;&quot;&quot;&amp;IF([$Sec.M5]=&quot;&quot;;&quot;&quot;;&quot;, &quot;&quot;popup&quot;&quot;: {&quot;&quot;relevant&quot;&quot;: [{&quot;&quot;label&quot;&quot;:&quot;&quot;&quot;&amp;[$Sec.M5]&amp;&quot;&quot;&quot;}]}&quot;)&amp;&quot; },&quot;)">
            <text:p/>
          </table:table-cell>
          <table:table-cell table:formula="of:=IF([$Main.N5]=&quot;&quot;;&quot;&quot;;&quot;{ &quot;&quot;label&quot;&quot;: &quot;&quot;&quot;&amp;[$Main.N5]&amp;&quot;&quot;&quot;&quot;&amp;IF([$Sec.N5]=&quot;&quot;;&quot;&quot;;&quot;, &quot;&quot;popup&quot;&quot;: {&quot;&quot;relevant&quot;&quot;: [{&quot;&quot;label&quot;&quot;:&quot;&quot;&quot;&amp;[$Sec.N5]&amp;&quot;&quot;&quot;}]}&quot;)&amp;&quot; },&quot;)">
            <text:p/>
          </table:table-cell>
          <table:table-cell table:formula="of:=IF([$Main.O5]=&quot;&quot;;&quot;&quot;;&quot;{ &quot;&quot;label&quot;&quot;: &quot;&quot;&quot;&amp;[$Main.O5]&amp;&quot;&quot;&quot;&quot;&amp;IF([$Sec.O5]=&quot;&quot;;&quot;&quot;;&quot;, &quot;&quot;popup&quot;&quot;: {&quot;&quot;relevant&quot;&quot;: [{&quot;&quot;label&quot;&quot;:&quot;&quot;&quot;&amp;[$Sec.O5]&amp;&quot;&quot;&quot;}]}&quot;)&amp;&quot; },&quot;)">
            <text:p/>
          </table:table-cell>
          <table:table-cell table:formula="of:=IF([$Main.P5]=&quot;&quot;;&quot;&quot;;&quot;{ &quot;&quot;label&quot;&quot;: &quot;&quot;&quot;&amp;[$Main.P5]&amp;&quot;&quot;&quot;&quot;&amp;IF([$Sec.P5]=&quot;&quot;;&quot;&quot;;&quot;, &quot;&quot;popup&quot;&quot;: {&quot;&quot;relevant&quot;&quot;: [{&quot;&quot;label&quot;&quot;:&quot;&quot;&quot;&amp;[$Sec.P5]&amp;&quot;&quot;&quot;}]}&quot;)&amp;&quot; },&quot;)">
            <text:p/>
          </table:table-cell>
          <table:table-cell table:formula="of:=IF([$Main.Q5]=&quot;&quot;;&quot;&quot;;&quot;{ &quot;&quot;label&quot;&quot;: &quot;&quot;&quot;&amp;[$Main.Q5]&amp;&quot;&quot;&quot;&quot;&amp;IF([$Sec.Q5]=&quot;&quot;;&quot;&quot;;&quot;, &quot;&quot;popup&quot;&quot;: {&quot;&quot;relevant&quot;&quot;: [{&quot;&quot;label&quot;&quot;:&quot;&quot;&quot;&amp;[$Sec.Q5]&amp;&quot;&quot;&quot;}]}&quot;)&amp;&quot; },&quot;)">
            <text:p/>
          </table:table-cell>
          <table:table-cell table:formula="of:=IF([$Main.R5]=&quot;&quot;;&quot;&quot;;&quot;{ &quot;&quot;label&quot;&quot;: &quot;&quot;&quot;&amp;[$Main.R5]&amp;&quot;&quot;&quot;&quot;&amp;IF([$Sec.R5]=&quot;&quot;;&quot;&quot;;&quot;, &quot;&quot;popup&quot;&quot;: {&quot;&quot;relevant&quot;&quot;: [{&quot;&quot;label&quot;&quot;:&quot;&quot;&quot;&amp;[$Sec.R5]&amp;&quot;&quot;&quot;}]}&quot;)&amp;&quot; },&quot;)">
            <text:p/>
          </table:table-cell>
          <table:table-cell table:formula="of:=IF([$Main.S5]=&quot;&quot;;&quot;&quot;;&quot;{ &quot;&quot;label&quot;&quot;: &quot;&quot;&quot;&amp;[$Main.S5]&amp;&quot;&quot;&quot;&quot;&amp;IF([$Sec.S5]=&quot;&quot;;&quot;&quot;;&quot;, &quot;&quot;popup&quot;&quot;: {&quot;&quot;relevant&quot;&quot;: [{&quot;&quot;label&quot;&quot;:&quot;&quot;&quot;&amp;[$Sec.S5]&amp;&quot;&quot;&quot;}]}&quot;)&amp;&quot; },&quot;)">
            <text:p/>
          </table:table-cell>
          <table:table-cell table:formula="of:=IF([$Main.T5]=&quot;&quot;;&quot;&quot;;&quot;{ &quot;&quot;label&quot;&quot;: &quot;&quot;&quot;&amp;[$Main.T5]&amp;&quot;&quot;&quot;&quot;&amp;IF([$Sec.T5]=&quot;&quot;;&quot;&quot;;&quot;, &quot;&quot;popup&quot;&quot;: {&quot;&quot;relevant&quot;&quot;: [{&quot;&quot;label&quot;&quot;:&quot;&quot;&quot;&amp;[$Sec.T5]&amp;&quot;&quot;&quot;}]}&quot;)&amp;&quot; },&quot;)">
            <text:p/>
          </table:table-cell>
          <table:table-cell table:formula="of:=IF([$Main.U5]=&quot;&quot;;&quot;&quot;;&quot;{ &quot;&quot;label&quot;&quot;: &quot;&quot;&quot;&amp;[$Main.U5]&amp;&quot;&quot;&quot;&quot;&amp;IF([$Sec.U5]=&quot;&quot;;&quot;&quot;;&quot;, &quot;&quot;popup&quot;&quot;: {&quot;&quot;relevant&quot;&quot;: [{&quot;&quot;label&quot;&quot;:&quot;&quot;&quot;&amp;[$Sec.U5]&amp;&quot;&quot;&quot;}]}&quot;)&amp;&quot; },&quot;)">
            <text:p/>
          </table:table-cell>
          <table:table-cell table:number-columns-repeated="3"/>
        </table:table-row>
        <table:table-row table:style-name="ro1">
          <table:table-cell/>
          <table:table-cell table:formula="of:=IF([$Main.A6]=&quot;&quot;;&quot;&quot;;&quot;{ &quot;&quot;label&quot;&quot;: &quot;&quot;&quot;&amp;[$Main.A6]&amp;&quot;&quot;&quot;&quot;&amp;IF([$Sec.A6]=&quot;&quot;;&quot;&quot;;&quot;, &quot;&quot;popup&quot;&quot;: {&quot;&quot;relevant&quot;&quot;: [{&quot;&quot;label&quot;&quot;:&quot;&quot;&quot;&amp;[$Sec.A6]&amp;&quot;&quot;&quot;}]}&quot;)&amp;&quot; },&quot;)">
            <text:p/>
          </table:table-cell>
          <table:table-cell table:formula="of:=IF([$Main.B6]=&quot;&quot;;&quot;&quot;;&quot;{ &quot;&quot;label&quot;&quot;: &quot;&quot;&quot;&amp;[$Main.B6]&amp;&quot;&quot;&quot;&quot;&amp;IF([$Sec.B6]=&quot;&quot;;&quot;&quot;;&quot;, &quot;&quot;popup&quot;&quot;: {&quot;&quot;relevant&quot;&quot;: [{&quot;&quot;label&quot;&quot;:&quot;&quot;&quot;&amp;[$Sec.B6]&amp;&quot;&quot;&quot;}]}&quot;)&amp;&quot; },&quot;)">
            <text:p/>
          </table:table-cell>
          <table:table-cell table:formula="of:=IF([$Main.C6]=&quot;&quot;;&quot;&quot;;&quot;{ &quot;&quot;label&quot;&quot;: &quot;&quot;&quot;&amp;[$Main.C6]&amp;&quot;&quot;&quot;&quot;&amp;IF([$Sec.C6]=&quot;&quot;;&quot;&quot;;&quot;, &quot;&quot;popup&quot;&quot;: {&quot;&quot;relevant&quot;&quot;: [{&quot;&quot;label&quot;&quot;:&quot;&quot;&quot;&amp;[$Sec.C6]&amp;&quot;&quot;&quot;}]}&quot;)&amp;&quot; },&quot;)">
            <text:p/>
          </table:table-cell>
          <table:table-cell table:formula="of:=IF([$Main.D6]=&quot;&quot;;&quot;&quot;;&quot;{ &quot;&quot;label&quot;&quot;: &quot;&quot;&quot;&amp;[$Main.D6]&amp;&quot;&quot;&quot;&quot;&amp;IF([$Sec.D6]=&quot;&quot;;&quot;&quot;;&quot;, &quot;&quot;popup&quot;&quot;: {&quot;&quot;relevant&quot;&quot;: [{&quot;&quot;label&quot;&quot;:&quot;&quot;&quot;&amp;[$Sec.D6]&amp;&quot;&quot;&quot;}]}&quot;)&amp;&quot; },&quot;)">
            <text:p/>
          </table:table-cell>
          <table:table-cell table:formula="of:=IF([$Main.E6]=&quot;&quot;;&quot;&quot;;&quot;{ &quot;&quot;label&quot;&quot;: &quot;&quot;&quot;&amp;[$Main.E6]&amp;&quot;&quot;&quot;&quot;&amp;IF([$Sec.E6]=&quot;&quot;;&quot;&quot;;&quot;, &quot;&quot;popup&quot;&quot;: {&quot;&quot;relevant&quot;&quot;: [{&quot;&quot;label&quot;&quot;:&quot;&quot;&quot;&amp;[$Sec.E6]&amp;&quot;&quot;&quot;}]}&quot;)&amp;&quot; },&quot;)">
            <text:p/>
          </table:table-cell>
          <table:table-cell table:formula="of:=IF([$Main.F6]=&quot;&quot;;&quot;&quot;;&quot;{ &quot;&quot;label&quot;&quot;: &quot;&quot;&quot;&amp;[$Main.F6]&amp;&quot;&quot;&quot;&quot;&amp;IF([$Sec.F6]=&quot;&quot;;&quot;&quot;;&quot;, &quot;&quot;popup&quot;&quot;: {&quot;&quot;relevant&quot;&quot;: [{&quot;&quot;label&quot;&quot;:&quot;&quot;&quot;&amp;[$Sec.F6]&amp;&quot;&quot;&quot;}]}&quot;)&amp;&quot; },&quot;)">
            <text:p/>
          </table:table-cell>
          <table:table-cell table:formula="of:=IF([$Main.G6]=&quot;&quot;;&quot;&quot;;&quot;{ &quot;&quot;label&quot;&quot;: &quot;&quot;&quot;&amp;[$Main.G6]&amp;&quot;&quot;&quot;&quot;&amp;IF([$Sec.G6]=&quot;&quot;;&quot;&quot;;&quot;, &quot;&quot;popup&quot;&quot;: {&quot;&quot;relevant&quot;&quot;: [{&quot;&quot;label&quot;&quot;:&quot;&quot;&quot;&amp;[$Sec.G6]&amp;&quot;&quot;&quot;}]}&quot;)&amp;&quot; },&quot;)">
            <text:p/>
          </table:table-cell>
          <table:table-cell table:formula="of:=IF([$Main.H6]=&quot;&quot;;&quot;&quot;;&quot;{ &quot;&quot;label&quot;&quot;: &quot;&quot;&quot;&amp;[$Main.H6]&amp;&quot;&quot;&quot;&quot;&amp;IF([$Sec.H6]=&quot;&quot;;&quot;&quot;;&quot;, &quot;&quot;popup&quot;&quot;: {&quot;&quot;relevant&quot;&quot;: [{&quot;&quot;label&quot;&quot;:&quot;&quot;&quot;&amp;[$Sec.H6]&amp;&quot;&quot;&quot;}]}&quot;)&amp;&quot; },&quot;)">
            <text:p/>
          </table:table-cell>
          <table:table-cell table:formula="of:=IF([$Main.I6]=&quot;&quot;;&quot;&quot;;&quot;{ &quot;&quot;label&quot;&quot;: &quot;&quot;&quot;&amp;[$Main.I6]&amp;&quot;&quot;&quot;&quot;&amp;IF([$Sec.I6]=&quot;&quot;;&quot;&quot;;&quot;, &quot;&quot;popup&quot;&quot;: {&quot;&quot;relevant&quot;&quot;: [{&quot;&quot;label&quot;&quot;:&quot;&quot;&quot;&amp;[$Sec.I6]&amp;&quot;&quot;&quot;}]}&quot;)&amp;&quot; },&quot;)">
            <text:p/>
          </table:table-cell>
          <table:table-cell table:formula="of:=IF([$Main.J6]=&quot;&quot;;&quot;&quot;;&quot;{ &quot;&quot;label&quot;&quot;: &quot;&quot;&quot;&amp;[$Main.J6]&amp;&quot;&quot;&quot;&quot;&amp;IF([$Sec.J6]=&quot;&quot;;&quot;&quot;;&quot;, &quot;&quot;popup&quot;&quot;: {&quot;&quot;relevant&quot;&quot;: [{&quot;&quot;label&quot;&quot;:&quot;&quot;&quot;&amp;[$Sec.J6]&amp;&quot;&quot;&quot;}]}&quot;)&amp;&quot; },&quot;)">
            <text:p/>
          </table:table-cell>
          <table:table-cell table:formula="of:=IF([$Main.K6]=&quot;&quot;;&quot;&quot;;&quot;{ &quot;&quot;label&quot;&quot;: &quot;&quot;&quot;&amp;[$Main.K6]&amp;&quot;&quot;&quot;&quot;&amp;IF([$Sec.K6]=&quot;&quot;;&quot;&quot;;&quot;, &quot;&quot;popup&quot;&quot;: {&quot;&quot;relevant&quot;&quot;: [{&quot;&quot;label&quot;&quot;:&quot;&quot;&quot;&amp;[$Sec.K6]&amp;&quot;&quot;&quot;}]}&quot;)&amp;&quot; },&quot;)">
            <text:p/>
          </table:table-cell>
          <table:table-cell table:formula="of:=IF([$Main.L6]=&quot;&quot;;&quot;&quot;;&quot;{ &quot;&quot;label&quot;&quot;: &quot;&quot;&quot;&amp;[$Main.L6]&amp;&quot;&quot;&quot;&quot;&amp;IF([$Sec.L6]=&quot;&quot;;&quot;&quot;;&quot;, &quot;&quot;popup&quot;&quot;: {&quot;&quot;relevant&quot;&quot;: [{&quot;&quot;label&quot;&quot;:&quot;&quot;&quot;&amp;[$Sec.L6]&amp;&quot;&quot;&quot;}]}&quot;)&amp;&quot; },&quot;)">
            <text:p/>
          </table:table-cell>
          <table:table-cell table:formula="of:=IF([$Main.M6]=&quot;&quot;;&quot;&quot;;&quot;{ &quot;&quot;label&quot;&quot;: &quot;&quot;&quot;&amp;[$Main.M6]&amp;&quot;&quot;&quot;&quot;&amp;IF([$Sec.M6]=&quot;&quot;;&quot;&quot;;&quot;, &quot;&quot;popup&quot;&quot;: {&quot;&quot;relevant&quot;&quot;: [{&quot;&quot;label&quot;&quot;:&quot;&quot;&quot;&amp;[$Sec.M6]&amp;&quot;&quot;&quot;}]}&quot;)&amp;&quot; },&quot;)">
            <text:p/>
          </table:table-cell>
          <table:table-cell table:formula="of:=IF([$Main.N6]=&quot;&quot;;&quot;&quot;;&quot;{ &quot;&quot;label&quot;&quot;: &quot;&quot;&quot;&amp;[$Main.N6]&amp;&quot;&quot;&quot;&quot;&amp;IF([$Sec.N6]=&quot;&quot;;&quot;&quot;;&quot;, &quot;&quot;popup&quot;&quot;: {&quot;&quot;relevant&quot;&quot;: [{&quot;&quot;label&quot;&quot;:&quot;&quot;&quot;&amp;[$Sec.N6]&amp;&quot;&quot;&quot;}]}&quot;)&amp;&quot; },&quot;)">
            <text:p/>
          </table:table-cell>
          <table:table-cell table:formula="of:=IF([$Main.O6]=&quot;&quot;;&quot;&quot;;&quot;{ &quot;&quot;label&quot;&quot;: &quot;&quot;&quot;&amp;[$Main.O6]&amp;&quot;&quot;&quot;&quot;&amp;IF([$Sec.O6]=&quot;&quot;;&quot;&quot;;&quot;, &quot;&quot;popup&quot;&quot;: {&quot;&quot;relevant&quot;&quot;: [{&quot;&quot;label&quot;&quot;:&quot;&quot;&quot;&amp;[$Sec.O6]&amp;&quot;&quot;&quot;}]}&quot;)&amp;&quot; },&quot;)">
            <text:p/>
          </table:table-cell>
          <table:table-cell table:formula="of:=IF([$Main.P6]=&quot;&quot;;&quot;&quot;;&quot;{ &quot;&quot;label&quot;&quot;: &quot;&quot;&quot;&amp;[$Main.P6]&amp;&quot;&quot;&quot;&quot;&amp;IF([$Sec.P6]=&quot;&quot;;&quot;&quot;;&quot;, &quot;&quot;popup&quot;&quot;: {&quot;&quot;relevant&quot;&quot;: [{&quot;&quot;label&quot;&quot;:&quot;&quot;&quot;&amp;[$Sec.P6]&amp;&quot;&quot;&quot;}]}&quot;)&amp;&quot; },&quot;)">
            <text:p/>
          </table:table-cell>
          <table:table-cell table:formula="of:=IF([$Main.Q6]=&quot;&quot;;&quot;&quot;;&quot;{ &quot;&quot;label&quot;&quot;: &quot;&quot;&quot;&amp;[$Main.Q6]&amp;&quot;&quot;&quot;&quot;&amp;IF([$Sec.Q6]=&quot;&quot;;&quot;&quot;;&quot;, &quot;&quot;popup&quot;&quot;: {&quot;&quot;relevant&quot;&quot;: [{&quot;&quot;label&quot;&quot;:&quot;&quot;&quot;&amp;[$Sec.Q6]&amp;&quot;&quot;&quot;}]}&quot;)&amp;&quot; },&quot;)">
            <text:p/>
          </table:table-cell>
          <table:table-cell table:formula="of:=IF([$Main.R6]=&quot;&quot;;&quot;&quot;;&quot;{ &quot;&quot;label&quot;&quot;: &quot;&quot;&quot;&amp;[$Main.R6]&amp;&quot;&quot;&quot;&quot;&amp;IF([$Sec.R6]=&quot;&quot;;&quot;&quot;;&quot;, &quot;&quot;popup&quot;&quot;: {&quot;&quot;relevant&quot;&quot;: [{&quot;&quot;label&quot;&quot;:&quot;&quot;&quot;&amp;[$Sec.R6]&amp;&quot;&quot;&quot;}]}&quot;)&amp;&quot; },&quot;)">
            <text:p/>
          </table:table-cell>
          <table:table-cell table:formula="of:=IF([$Main.S6]=&quot;&quot;;&quot;&quot;;&quot;{ &quot;&quot;label&quot;&quot;: &quot;&quot;&quot;&amp;[$Main.S6]&amp;&quot;&quot;&quot;&quot;&amp;IF([$Sec.S6]=&quot;&quot;;&quot;&quot;;&quot;, &quot;&quot;popup&quot;&quot;: {&quot;&quot;relevant&quot;&quot;: [{&quot;&quot;label&quot;&quot;:&quot;&quot;&quot;&amp;[$Sec.S6]&amp;&quot;&quot;&quot;}]}&quot;)&amp;&quot; },&quot;)">
            <text:p/>
          </table:table-cell>
          <table:table-cell table:formula="of:=IF([$Main.T6]=&quot;&quot;;&quot;&quot;;&quot;{ &quot;&quot;label&quot;&quot;: &quot;&quot;&quot;&amp;[$Main.T6]&amp;&quot;&quot;&quot;&quot;&amp;IF([$Sec.T6]=&quot;&quot;;&quot;&quot;;&quot;, &quot;&quot;popup&quot;&quot;: {&quot;&quot;relevant&quot;&quot;: [{&quot;&quot;label&quot;&quot;:&quot;&quot;&quot;&amp;[$Sec.T6]&amp;&quot;&quot;&quot;}]}&quot;)&amp;&quot; },&quot;)">
            <text:p/>
          </table:table-cell>
          <table:table-cell table:formula="of:=IF([$Main.U6]=&quot;&quot;;&quot;&quot;;&quot;{ &quot;&quot;label&quot;&quot;: &quot;&quot;&quot;&amp;[$Main.U6]&amp;&quot;&quot;&quot;&quot;&amp;IF([$Sec.U6]=&quot;&quot;;&quot;&quot;;&quot;, &quot;&quot;popup&quot;&quot;: {&quot;&quot;relevant&quot;&quot;: [{&quot;&quot;label&quot;&quot;:&quot;&quot;&quot;&amp;[$Sec.U6]&amp;&quot;&quot;&quot;}]}&quot;)&amp;&quot; },&quot;)">
            <text:p/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4"/>
          <table:table-cell table:style-name="ce2" office:value-type="string" calcext:value-type="string">
            <text:p>FINAL</text:p>
          </table:table-cell>
        </table:table-row>
        <table:table-row table:style-name="ro4">
          <table:table-cell table:formula="of:=IF([.B2]=&quot;&quot;;&quot;&quot;;CHAR(10)&amp;&quot;[&quot;)" office:value-type="string" office:string-value="&#10;[" calcext:value-type="string">
            <text:p/>
            <text:p>[</text:p>
          </table:table-cell>
          <table:table-cell table:formula="of:=[.A10]&amp;IF([.B2]=&quot;&quot;;&quot;&quot;;CHAR(10)&amp;[.B2])" office:value-type="string" office:string-value="&#10;[&#10;{ &quot;label&quot;: &quot;full_left&quot;, &quot;popup&quot;: {&quot;relevant&quot;: [{&quot;label&quot;:&quot;page_up&quot;}]} }," calcext:value-type="string">
            <text:p/>
            <text:p>[</text:p>
            <text:p>{ "label": "full_left", "popup": {"relevant": [{"label":"page_up"}]} },</text:p>
          </table:table-cell>
          <table:table-cell table:formula="of:=[.B10]&amp;IF([.C2]=&quot;&quot;;&quot;&quot;;CHAR(10)&amp;[.C2])" office:value-type="string" office:string-value="&#10;[&#10;{ &quot;label&quot;: &quot;full_left&quot;, &quot;popup&quot;: {&quot;relevant&quot;: [{&quot;label&quot;:&quot;page_up&quot;}]} },&#10;{ &quot;label&quot;: &quot;full_right&quot;, &quot;popup&quot;: {&quot;relevant&quot;: [{&quot;label&quot;:&quot;page_down&quot;}]} }," calcext:value-type="string">
            <text:p/>
            <text:p>[</text:p>
            <text:p>{ "label": "full_left", "popup": {"relevant": [{"label":"page_up"}]} },</text:p>
            <text:p>{ "label": "full_right", "popup": {"relevant": [{"label":"page_down"}]} },</text:p>
          </table:table-cell>
          <table:table-cell table:formula="of:=[.C10]&amp;IF([.D2]=&quot;&quot;;&quot;&quot;;CHAR(10)&amp;[.D2])" office:value-type="string" office:string-value="&#10;[&#10;{ &quot;label&quot;: &quot;full_left&quot;, &quot;popup&quot;: {&quot;relevant&quot;: [{&quot;label&quot;:&quot;page_up&quot;}]} },&#10;{ &quot;label&quot;: &quot;full_right&quot;, &quot;popup&quot;: {&quot;relevant&quot;: [{&quot;label&quot;:&quot;page_down&quot;}]} },&#10;{ &quot;label&quot;: &quot;;&quot;, &quot;popup&quot;: {&quot;relevant&quot;: [{&quot;label&quot;:&quot;:&quot;}]} }," calcext:value-type="string">
            <text:p/>
            <text:p>[</text:p>
            <text:p>{ "label": "full_left", "popup": {"relevant": [{"label":"page_up"}]} },</text:p>
            <text:p>{ "label": "full_right", "popup": {"relevant": [{"label":"page_down"}]} },</text:p>
            <text:p>{ "label": ";", "popup": {"relevant": [{"label":":"}]} },</text:p>
          </table:table-cell>
          <table:table-cell table:formula="of:=[.D10]&amp;IF([.E2]=&quot;&quot;;&quot;&quot;;CHAR(10)&amp;[.E2])" office:value-type="string" office:string-value="&#10;[&#10;{ &quot;label&quot;: &quot;full_left&quot;, &quot;popup&quot;: {&quot;relevant&quot;: [{&quot;label&quot;:&quot;page_up&quot;}]} },&#10;{ &quot;label&quot;: &quot;full_right&quot;, &quot;popup&quot;: {&quot;relevant&quot;: [{&quot;label&quot;:&quot;page_down&quot;}]} },&#10;{ &quot;label&quot;: &quot;;&quot;, &quot;popup&quot;: {&quot;relevant&quot;: [{&quot;label&quot;:&quot;:&quot;}]} },&#10;{ &quot;label&quot;: &quot;1&quot;, &quot;popup&quot;: {&quot;relevant&quot;: [{&quot;label&quot;:&quot;!&quot;}]} }," calcext:value-type="string">
            <text:p/>
            <text:p>[</text:p>
            <text:p>{ "label": "full_left", "popup": {"relevant": [{"label":"page_up"}]} },</text:p>
            <text:p>{ "label": "full_right", "popup": {"relevant": [{"label":"page_down"}]} },</text:p>
            <text:p>{ "label": ";", "popup": {"relevant": [{"label":":"}]} },</text:p>
            <text:p>{ "label": "1", "popup": {"relevant": [{"label":"!"}]} },</text:p>
          </table:table-cell>
          <table:table-cell table:formula="of:=[.E10]&amp;IF([.F2]=&quot;&quot;;&quot;&quot;;CHAR(10)&amp;[.F2])" office:value-type="string" office:string-value="&#10;[&#10;{ &quot;label&quot;: &quot;full_left&quot;, &quot;popup&quot;: {&quot;relevant&quot;: [{&quot;label&quot;:&quot;page_up&quot;}]} },&#10;{ &quot;label&quot;: &quot;full_right&quot;, &quot;popup&quot;: {&quot;relevant&quot;: [{&quot;label&quot;:&quot;page_down&quot;}]} },&#10;{ &quot;label&quot;: &quot;;&quot;, &quot;popup&quot;: {&quot;relevant&quot;: [{&quot;label&quot;:&quot;:&quot;}]} },&#10;{ &quot;label&quot;: &quot;1&quot;, &quot;popup&quot;: {&quot;relevant&quot;: [{&quot;label&quot;:&quot;!&quot;}]} },&#10;{ &quot;label&quot;: &quot;2&quot;, &quot;popup&quot;: {&quot;relevant&quot;: [{&quot;label&quot;:&quot;@&quot;}]} }," calcext:value-type="string">
            <text:p/>
            <text:p>[</text:p>
            <text:p>{ "label": "full_left", "popup": {"relevant": [{"label":"page_up"}]} },</text:p>
            <text:p>{ "label": "full_right", "popup": {"relevant": [{"label":"page_down"}]} },</text:p>
            <text:p>{ "label": ";", "popup": {"relevant": [{"label":":"}]} },</text:p>
            <text:p>{ "label": "1", "popup": {"relevant": [{"label":"!"}]} },</text:p>
            <text:p>{ "label": "2", "popup": {"relevant": [{"label":"@"}]} },</text:p>
          </table:table-cell>
          <table:table-cell table:formula="of:=[.F10]&amp;IF([.G2]=&quot;&quot;;&quot;&quot;;CHAR(10)&amp;[.G2])" office:value-type="string" office:string-value="&#10;[&#10;{ &quot;label&quot;: &quot;full_left&quot;, &quot;popup&quot;: {&quot;relevant&quot;: [{&quot;label&quot;:&quot;page_up&quot;}]} },&#10;{ &quot;label&quot;: &quot;full_right&quot;, &quot;popup&quot;: {&quot;relevant&quot;: [{&quot;label&quot;:&quot;page_down&quot;}]} },&#10;{ &quot;label&quot;: &quot;;&quot;, &quot;popup&quot;: {&quot;relevant&quot;: [{&quot;label&quot;:&quot;:&quot;}]} },&#10;{ &quot;label&quot;: &quot;1&quot;, &quot;popup&quot;: {&quot;relevant&quot;: [{&quot;label&quot;:&quot;!&quot;}]} },&#10;{ &quot;label&quot;: &quot;2&quot;, &quot;popup&quot;: {&quot;relevant&quot;: [{&quot;label&quot;:&quot;@&quot;}]} },&#10;{ &quot;label&quot;: &quot;3&quot;, &quot;popup&quot;: {&quot;relevant&quot;: [{&quot;label&quot;:&quot;#&quot;}]} }," calcext:value-type="string">
            <text:p/>
            <text:p>[</text:p>
            <text:p>{ "label": "full_left", "popup": {"relevant": [{"label":"page_up"}]} },</text:p>
            <text:p>{ "label": "full_right", "popup": {"relevant": [{"label":"page_down"}]} },</text:p>
            <text:p>{ "label": ";", "popup": {"relevant": [{"label":":"}]} },</text:p>
            <text:p>{ "label": "1", "popup": {"relevant": [{"label":"!"}]} },</text:p>
            <text:p>{ "label": "2", "popup": {"relevant": [{"label":"@"}]} },</text:p>
            <text:p>{ "label": "3", "popup": {"relevant": [{"label":"#"}]} },</text:p>
          </table:table-cell>
          <table:table-cell table:formula="of:=[.G10]&amp;IF([.H2]=&quot;&quot;;&quot;&quot;;CHAR(10)&amp;[.H2])" office:value-type="string" office:string-value="&#10;[&#10;{ &quot;label&quot;: &quot;full_left&quot;, &quot;popup&quot;: {&quot;relevant&quot;: [{&quot;label&quot;:&quot;page_up&quot;}]} },&#10;{ &quot;label&quot;: &quot;full_right&quot;, &quot;popup&quot;: {&quot;relevant&quot;: [{&quot;label&quot;:&quot;page_down&quot;}]} },&#10;{ &quot;label&quot;: &quot;;&quot;, &quot;popup&quot;: {&quot;relevant&quot;: [{&quot;label&quot;:&quot;:&quot;}]} },&#10;{ &quot;label&quot;: &quot;1&quot;, &quot;popup&quot;: {&quot;relevant&quot;: [{&quot;label&quot;:&quot;!&quot;}]} },&#10;{ &quot;label&quot;: &quot;2&quot;, &quot;popup&quot;: {&quot;relevant&quot;: [{&quot;label&quot;:&quot;@&quot;}]} },&#10;{ &quot;label&quot;: &quot;3&quot;, &quot;popup&quot;: {&quot;relevant&quot;: [{&quot;label&quot;:&quot;#&quot;}]} },&#10;{ &quot;label&quot;: &quot;4&quot;, &quot;popup&quot;: {&quot;relevant&quot;: [{&quot;label&quot;:&quot;$&quot;}]} }," calcext:value-type="string">
            <text:p/>
            <text:p>[</text:p>
            <text:p>{ "label": "full_left", "popup": {"relevant": [{"label":"page_up"}]} },</text:p>
            <text:p>{ "label": "full_right", "popup": {"relevant": [{"label":"page_down"}]} },</text:p>
            <text:p>{ "label": ";", "popup": {"relevant": [{"label":":"}]} },</text:p>
            <text:p>{ "label": "1", "popup": {"relevant": [{"label":"!"}]} },</text:p>
            <text:p>{ "label": "2", "popup": {"relevant": [{"label":"@"}]} },</text:p>
            <text:p>{ "label": "3", "popup": {"relevant": [{"label":"#"}]} },</text:p>
            <text:p>{ "label": "4", "popup": {"relevant": [{"label":"$"}]} },</text:p>
          </table:table-cell>
          <table:table-cell table:formula="of:=[.H10]&amp;IF([.I2]=&quot;&quot;;&quot;&quot;;CHAR(10)&amp;[.I2])" office:value-type="string" office:string-value="&#10;[&#10;{ &quot;label&quot;: &quot;full_left&quot;, &quot;popup&quot;: {&quot;relevant&quot;: [{&quot;label&quot;:&quot;page_up&quot;}]} },&#10;{ &quot;label&quot;: &quot;full_right&quot;, &quot;popup&quot;: {&quot;relevant&quot;: [{&quot;label&quot;:&quot;page_down&quot;}]} },&#10;{ &quot;label&quot;: &quot;;&quot;, &quot;popup&quot;: {&quot;relevant&quot;: [{&quot;label&quot;:&quot;:&quot;}]} },&#10;{ &quot;label&quot;: &quot;1&quot;, &quot;popup&quot;: {&quot;relevant&quot;: [{&quot;label&quot;:&quot;!&quot;}]} },&#10;{ &quot;label&quot;: &quot;2&quot;, &quot;popup&quot;: {&quot;relevant&quot;: [{&quot;label&quot;:&quot;@&quot;}]} },&#10;{ &quot;label&quot;: &quot;3&quot;, &quot;popup&quot;: {&quot;relevant&quot;: [{&quot;label&quot;:&quot;#&quot;}]} },&#10;{ &quot;label&quot;: &quot;4&quot;, &quot;popup&quot;: {&quot;relevant&quot;: [{&quot;label&quot;:&quot;$&quot;}]} },&#10;{ &quot;label&quot;: &quot;5&quot;, &quot;popup&quot;: {&quot;relevant&quot;: [{&quot;label&quot;:&quot;%&quot;}]} }," calcext:value-type="string">
            <text:p/>
            <text:p>[</text:p>
            <text:p>{ "label": "full_left", "popup": {"relevant": [{"label":"page_up"}]} },</text:p>
            <text:p>{ "label": "full_right", "popup": {"relevant": [{"label":"page_down"}]} },</text:p>
            <text:p>{ "label": ";", "popup": {"relevant": [{"label":":"}]} },</text:p>
            <text:p>{ "label": "1", "popup": {"relevant": [{"label":"!"}]} },</text:p>
            <text:p>{ "label": "2", "popup": {"relevant": [{"label":"@"}]} },</text:p>
            <text:p>{ "label": "3", "popup": {"relevant": [{"label":"#"}]} },</text:p>
            <text:p>{ "label": "4", "popup": {"relevant": [{"label":"$"}]} },</text:p>
            <text:p>{ "label": "5", "popup": {"relevant": [{"label":"%"}]} },</text:p>
          </table:table-cell>
          <table:table-cell table:formula="of:=[.I10]&amp;IF([.J2]=&quot;&quot;;&quot;&quot;;CHAR(10)&amp;[.J2])" office:value-type="string" office:string-value="&#10;[&#10;{ &quot;label&quot;: &quot;full_left&quot;, &quot;popup&quot;: {&quot;relevant&quot;: [{&quot;label&quot;:&quot;page_up&quot;}]} },&#10;{ &quot;label&quot;: &quot;full_right&quot;, &quot;popup&quot;: {&quot;relevant&quot;: [{&quot;label&quot;:&quot;page_down&quot;}]} },&#10;{ &quot;label&quot;: &quot;;&quot;, &quot;popup&quot;: {&quot;relevant&quot;: [{&quot;label&quot;:&quot;:&quot;}]} },&#10;{ &quot;label&quot;: &quot;1&quot;, &quot;popup&quot;: {&quot;relevant&quot;: [{&quot;label&quot;:&quot;!&quot;}]} },&#10;{ &quot;label&quot;: &quot;2&quot;, &quot;popup&quot;: {&quot;relevant&quot;: [{&quot;label&quot;:&quot;@&quot;}]} },&#10;{ &quot;label&quot;: &quot;3&quot;, &quot;popup&quot;: {&quot;relevant&quot;: [{&quot;label&quot;:&quot;#&quot;}]} },&#10;{ &quot;label&quot;: &quot;4&quot;, &quot;popup&quot;: {&quot;relevant&quot;: [{&quot;label&quot;:&quot;$&quot;}]} },&#10;{ &quot;label&quot;: &quot;5&quot;, &quot;popup&quot;: {&quot;relevant&quot;: [{&quot;label&quot;:&quot;%&quot;}]} },&#10;{ &quot;label&quot;: &quot;6&quot;, &quot;popup&quot;: {&quot;relevant&quot;: [{&quot;label&quot;:&quot;^&quot;}]} }," calcext:value-type="string">
            <text:p/>
            <text:p>[</text:p>
            <text:p>{ "label": "full_left", "popup": {"relevant": [{"label":"page_up"}]} },</text:p>
            <text:p>{ "label": "full_right", "popup": {"relevant": [{"label":"page_down"}]} },</text:p>
            <text:p>{ "label": ";", "popup": {"relevant": [{"label":":"}]} },</text:p>
            <text:p>{ "label": "1", "popup": {"relevant": [{"label":"!"}]} },</text:p>
            <text:p>{ "label": "2", "popup": {"relevant": [{"label":"@"}]} },</text:p>
            <text:p>{ "label": "3", "popup": {"relevant": [{"label":"#"}]} },</text:p>
            <text:p>{ "label": "4", "popup": {"relevant": [{"label":"$"}]} },</text:p>
            <text:p>{ "label": "5", "popup": {"relevant": [{"label":"%"}]} },</text:p>
            <text:p>{ "label": "6", "popup": {"relevant": [{"label":"^"}]} },</text:p>
          </table:table-cell>
          <table:table-cell table:formula="of:=[.J10]&amp;IF([.K2]=&quot;&quot;;&quot;&quot;;CHAR(10)&amp;[.K2])" office:value-type="string" office:string-value="&#10;[&#10;{ &quot;label&quot;: &quot;full_left&quot;, &quot;popup&quot;: {&quot;relevant&quot;: [{&quot;label&quot;:&quot;page_up&quot;}]} },&#10;{ &quot;label&quot;: &quot;full_right&quot;, &quot;popup&quot;: {&quot;relevant&quot;: [{&quot;label&quot;:&quot;page_down&quot;}]} },&#10;{ &quot;label&quot;: &quot;;&quot;, &quot;popup&quot;: {&quot;relevant&quot;: [{&quot;label&quot;:&quot;:&quot;}]} },&#10;{ &quot;label&quot;: &quot;1&quot;, &quot;popup&quot;: {&quot;relevant&quot;: [{&quot;label&quot;:&quot;!&quot;}]} },&#10;{ &quot;label&quot;: &quot;2&quot;, &quot;popup&quot;: {&quot;relevant&quot;: [{&quot;label&quot;:&quot;@&quot;}]} },&#10;{ &quot;label&quot;: &quot;3&quot;, &quot;popup&quot;: {&quot;relevant&quot;: [{&quot;label&quot;:&quot;#&quot;}]} },&#10;{ &quot;label&quot;: &quot;4&quot;, &quot;popup&quot;: {&quot;relevant&quot;: [{&quot;label&quot;:&quot;$&quot;}]} },&#10;{ &quot;label&quot;: &quot;5&quot;, &quot;popup&quot;: {&quot;relevant&quot;: [{&quot;label&quot;:&quot;%&quot;}]} },&#10;{ &quot;label&quot;: &quot;6&quot;, &quot;popup&quot;: {&quot;relevant&quot;: [{&quot;label&quot;:&quot;^&quot;}]} },&#10;{ &quot;label&quot;: &quot;7&quot;, &quot;popup&quot;: {&quot;relevant&quot;: [{&quot;label&quot;:&quot;&amp;&quot;}]} }," calcext:value-type="string">
            <text:p/>
            <text:p>[</text:p>
            <text:p>{ "label": "full_left", "popup": {"relevant": [{"label":"page_up"}]} },</text:p>
            <text:p>{ "label": "full_right", "popup": {"relevant": [{"label":"page_down"}]} },</text:p>
            <text:p>{ "label": ";", "popup": {"relevant": [{"label":":"}]} },</text:p>
            <text:p>{ "label": "1", "popup": {"relevant": [{"label":"!"}]} },</text:p>
            <text:p>{ "label": "2", "popup": {"relevant": [{"label":"@"}]} },</text:p>
            <text:p>{ "label": "3", "popup": {"relevant": [{"label":"#"}]} },</text:p>
            <text:p>{ "label": "4", "popup": {"relevant": [{"label":"$"}]} },</text:p>
            <text:p>{ "label": "5", "popup": {"relevant": [{"label":"%"}]} },</text:p>
            <text:p>{ "label": "6", "popup": {"relevant": [{"label":"^"}]} },</text:p>
            <text:p>{ "label": "7", "popup": {"relevant": [{"label":"&amp;"}]} },</text:p>
          </table:table-cell>
          <table:table-cell table:formula="of:=[.K10]&amp;IF([.L2]=&quot;&quot;;&quot;&quot;;CHAR(10)&amp;[.L2])" office:value-type="string" office:string-value="&#10;[&#10;{ &quot;label&quot;: &quot;full_left&quot;, &quot;popup&quot;: {&quot;relevant&quot;: [{&quot;label&quot;:&quot;page_up&quot;}]} },&#10;{ &quot;label&quot;: &quot;full_right&quot;, &quot;popup&quot;: {&quot;relevant&quot;: [{&quot;label&quot;:&quot;page_down&quot;}]} },&#10;{ &quot;label&quot;: &quot;;&quot;, &quot;popup&quot;: {&quot;relevant&quot;: [{&quot;label&quot;:&quot;:&quot;}]} },&#10;{ &quot;label&quot;: &quot;1&quot;, &quot;popup&quot;: {&quot;relevant&quot;: [{&quot;label&quot;:&quot;!&quot;}]} },&#10;{ &quot;label&quot;: &quot;2&quot;, &quot;popup&quot;: {&quot;relevant&quot;: [{&quot;label&quot;:&quot;@&quot;}]} },&#10;{ &quot;label&quot;: &quot;3&quot;, &quot;popup&quot;: {&quot;relevant&quot;: [{&quot;label&quot;:&quot;#&quot;}]} },&#10;{ &quot;label&quot;: &quot;4&quot;, &quot;popup&quot;: {&quot;relevant&quot;: [{&quot;label&quot;:&quot;$&quot;}]} },&#10;{ &quot;label&quot;: &quot;5&quot;, &quot;popup&quot;: {&quot;relevant&quot;: [{&quot;label&quot;:&quot;%&quot;}]} },&#10;{ &quot;label&quot;: &quot;6&quot;, &quot;popup&quot;: {&quot;relevant&quot;: [{&quot;label&quot;:&quot;^&quot;}]} },&#10;{ &quot;label&quot;: &quot;7&quot;, &quot;popup&quot;: {&quot;relevant&quot;: [{&quot;label&quot;:&quot;&amp;&quot;}]} },&#10;{ &quot;label&quot;: &quot;8&quot;, &quot;popup&quot;: {&quot;relevant&quot;: [{&quot;label&quot;:&quot;*&quot;}]} }," calcext:value-type="string">
            <text:p/>
            <text:p>[</text:p>
            <text:p>{ "label": "full_left", "popup": {"relevant": [{"label":"page_up"}]} },</text:p>
            <text:p>{ "label": "full_right", "popup": {"relevant": [{"label":"page_down"}]} },</text:p>
            <text:p>{ "label": ";", "popup": {"relevant": [{"label":":"}]} },</text:p>
            <text:p>{ "label": "1", "popup": {"relevant": [{"label":"!"}]} },</text:p>
            <text:p>{ "label": "2", "popup": {"relevant": [{"label":"@"}]} },</text:p>
            <text:p>{ "label": "3", "popup": {"relevant": [{"label":"#"}]} },</text:p>
            <text:p>{ "label": "4", "popup": {"relevant": [{"label":"$"}]} },</text:p>
            <text:p>{ "label": "5", "popup": {"relevant": [{"label":"%"}]} },</text:p>
            <text:p>{ "label": "6", "popup": {"relevant": [{"label":"^"}]} },</text:p>
            <text:p>{ "label": "7", "popup": {"relevant": [{"label":"&amp;"}]} },</text:p>
            <text:p>{ "label": "8", "popup": {"relevant": [{"label":"*"}]} },</text:p>
          </table:table-cell>
          <table:table-cell table:formula="of:=[.L10]&amp;IF([.M2]=&quot;&quot;;&quot;&quot;;CHAR(10)&amp;[.M2])" office:value-type="string" office:string-value="&#10;[&#10;{ &quot;label&quot;: &quot;full_left&quot;, &quot;popup&quot;: {&quot;relevant&quot;: [{&quot;label&quot;:&quot;page_up&quot;}]} },&#10;{ &quot;label&quot;: &quot;full_right&quot;, &quot;popup&quot;: {&quot;relevant&quot;: [{&quot;label&quot;:&quot;page_down&quot;}]} },&#10;{ &quot;label&quot;: &quot;;&quot;, &quot;popup&quot;: {&quot;relevant&quot;: [{&quot;label&quot;:&quot;:&quot;}]} },&#10;{ &quot;label&quot;: &quot;1&quot;, &quot;popup&quot;: {&quot;relevant&quot;: [{&quot;label&quot;:&quot;!&quot;}]} },&#10;{ &quot;label&quot;: &quot;2&quot;, &quot;popup&quot;: {&quot;relevant&quot;: [{&quot;label&quot;:&quot;@&quot;}]} },&#10;{ &quot;label&quot;: &quot;3&quot;, &quot;popup&quot;: {&quot;relevant&quot;: [{&quot;label&quot;:&quot;#&quot;}]} },&#10;{ &quot;label&quot;: &quot;4&quot;, &quot;popup&quot;: {&quot;relevant&quot;: [{&quot;label&quot;:&quot;$&quot;}]} },&#10;{ &quot;label&quot;: &quot;5&quot;, &quot;popup&quot;: {&quot;relevant&quot;: [{&quot;label&quot;:&quot;%&quot;}]} },&#10;{ &quot;label&quot;: &quot;6&quot;, &quot;popup&quot;: {&quot;relevant&quot;: [{&quot;label&quot;:&quot;^&quot;}]} },&#10;{ &quot;label&quot;: &quot;7&quot;, &quot;popup&quot;: {&quot;relevant&quot;: [{&quot;label&quot;:&quot;&amp;&quot;}]} },&#10;{ &quot;label&quot;: &quot;8&quot;, &quot;popup&quot;: {&quot;relevant&quot;: [{&quot;label&quot;:&quot;*&quot;}]} },&#10;{ &quot;label&quot;: &quot;9&quot;, &quot;popup&quot;: {&quot;relevant&quot;: [{&quot;label&quot;:&quot;(&quot;}]} }," calcext:value-type="string">
            <text:p/>
            <text:p>[</text:p>
            <text:p>{ "label": "full_left", "popup": {"relevant": [{"label":"page_up"}]} },</text:p>
            <text:p>{ "label": "full_right", "popup": {"relevant": [{"label":"page_down"}]} },</text:p>
            <text:p>{ "label": ";", "popup": {"relevant": [{"label":":"}]} },</text:p>
            <text:p>{ "label": "1", "popup": {"relevant": [{"label":"!"}]} },</text:p>
            <text:p>{ "label": "2", "popup": {"relevant": [{"label":"@"}]} },</text:p>
            <text:p>{ "label": "3", "popup": {"relevant": [{"label":"#"}]} },</text:p>
            <text:p>{ "label": "4", "popup": {"relevant": [{"label":"$"}]} },</text:p>
            <text:p>{ "label": "5", "popup": {"relevant": [{"label":"%"}]} },</text:p>
            <text:p>{ "label": "6", "popup": {"relevant": [{"label":"^"}]} },</text:p>
            <text:p>{ "label": "7", "popup": {"relevant": [{"label":"&amp;"}]} },</text:p>
            <text:p>{ "label": "8", "popup": {"relevant": [{"label":"*"}]} },</text:p>
            <text:p>{ "label": "9", "popup": {"relevant": [{"label":"("}]} },</text:p>
          </table:table-cell>
          <table:table-cell table:formula="of:=[.M10]&amp;IF([.N2]=&quot;&quot;;&quot;&quot;;CHAR(10)&amp;[.N2])" office:value-type="string" office:string-value="&#10;[&#10;{ &quot;label&quot;: &quot;full_left&quot;, &quot;popup&quot;: {&quot;relevant&quot;: [{&quot;label&quot;:&quot;page_up&quot;}]} },&#10;{ &quot;label&quot;: &quot;full_right&quot;, &quot;popup&quot;: {&quot;relevant&quot;: [{&quot;label&quot;:&quot;page_down&quot;}]} },&#10;{ &quot;label&quot;: &quot;;&quot;, &quot;popup&quot;: {&quot;relevant&quot;: [{&quot;label&quot;:&quot;:&quot;}]} },&#10;{ &quot;label&quot;: &quot;1&quot;, &quot;popup&quot;: {&quot;relevant&quot;: [{&quot;label&quot;:&quot;!&quot;}]} },&#10;{ &quot;label&quot;: &quot;2&quot;, &quot;popup&quot;: {&quot;relevant&quot;: [{&quot;label&quot;:&quot;@&quot;}]} },&#10;{ &quot;label&quot;: &quot;3&quot;, &quot;popup&quot;: {&quot;relevant&quot;: [{&quot;label&quot;:&quot;#&quot;}]} },&#10;{ &quot;label&quot;: &quot;4&quot;, &quot;popup&quot;: {&quot;relevant&quot;: [{&quot;label&quot;:&quot;$&quot;}]} },&#10;{ &quot;label&quot;: &quot;5&quot;, &quot;popup&quot;: {&quot;relevant&quot;: [{&quot;label&quot;:&quot;%&quot;}]} },&#10;{ &quot;label&quot;: &quot;6&quot;, &quot;popup&quot;: {&quot;relevant&quot;: [{&quot;label&quot;:&quot;^&quot;}]} },&#10;{ &quot;label&quot;: &quot;7&quot;, &quot;popup&quot;: {&quot;relevant&quot;: [{&quot;label&quot;:&quot;&amp;&quot;}]} },&#10;{ &quot;label&quot;: &quot;8&quot;, &quot;popup&quot;: {&quot;relevant&quot;: [{&quot;label&quot;:&quot;*&quot;}]} },&#10;{ &quot;label&quot;: &quot;9&quot;, &quot;popup&quot;: {&quot;relevant&quot;: [{&quot;label&quot;:&quot;(&quot;}]} },&#10;{ &quot;label&quot;: &quot;0&quot;, &quot;popup&quot;: {&quot;relevant&quot;: [{&quot;label&quot;:&quot;)&quot;}]} }," calcext:value-type="string">
            <text:p/>
            <text:p>[</text:p>
            <text:p>{ "label": "full_left", "popup": {"relevant": [{"label":"page_up"}]} },</text:p>
            <text:p>{ "label": "full_right", "popup": {"relevant": [{"label":"page_down"}]} },</text:p>
            <text:p>{ "label": ";", "popup": {"relevant": [{"label":":"}]} },</text:p>
            <text:p>{ "label": "1", "popup": {"relevant": [{"label":"!"}]} },</text:p>
            <text:p>{ "label": "2", "popup": {"relevant": [{"label":"@"}]} },</text:p>
            <text:p>{ "label": "3", "popup": {"relevant": [{"label":"#"}]} },</text:p>
            <text:p>{ "label": "4", "popup": {"relevant": [{"label":"$"}]} },</text:p>
            <text:p>{ "label": "5", "popup": {"relevant": [{"label":"%"}]} },</text:p>
            <text:p>{ "label": "6", "popup": {"relevant": [{"label":"^"}]} },</text:p>
            <text:p>{ "label": "7", "popup": {"relevant": [{"label":"&amp;"}]} },</text:p>
            <text:p>{ "label": "8", "popup": {"relevant": [{"label":"*"}]} },</text:p>
            <text:p>{ "label": "9", "popup": {"relevant": [{"label":"("}]} },</text:p>
            <text:p>{ "label": "0", "popup": {"relevant": [{"label":")"}]} },</text:p>
          </table:table-cell>
          <table:table-cell table:formula="of:=[.N10]&amp;IF([.O2]=&quot;&quot;;&quot;&quot;;CHAR(10)&amp;[.O2])" office:value-type="string" office:string-value="&#10;[&#10;{ &quot;label&quot;: &quot;full_left&quot;, &quot;popup&quot;: {&quot;relevant&quot;: [{&quot;label&quot;:&quot;page_up&quot;}]} },&#10;{ &quot;label&quot;: &quot;full_right&quot;, &quot;popup&quot;: {&quot;relevant&quot;: [{&quot;label&quot;:&quot;page_down&quot;}]} },&#10;{ &quot;label&quot;: &quot;;&quot;, &quot;popup&quot;: {&quot;relevant&quot;: [{&quot;label&quot;:&quot;:&quot;}]} },&#10;{ &quot;label&quot;: &quot;1&quot;, &quot;popup&quot;: {&quot;relevant&quot;: [{&quot;label&quot;:&quot;!&quot;}]} },&#10;{ &quot;label&quot;: &quot;2&quot;, &quot;popup&quot;: {&quot;relevant&quot;: [{&quot;label&quot;:&quot;@&quot;}]} },&#10;{ &quot;label&quot;: &quot;3&quot;, &quot;popup&quot;: {&quot;relevant&quot;: [{&quot;label&quot;:&quot;#&quot;}]} },&#10;{ &quot;label&quot;: &quot;4&quot;, &quot;popup&quot;: {&quot;relevant&quot;: [{&quot;label&quot;:&quot;$&quot;}]} },&#10;{ &quot;label&quot;: &quot;5&quot;, &quot;popup&quot;: {&quot;relevant&quot;: [{&quot;label&quot;:&quot;%&quot;}]} },&#10;{ &quot;label&quot;: &quot;6&quot;, &quot;popup&quot;: {&quot;relevant&quot;: [{&quot;label&quot;:&quot;^&quot;}]} },&#10;{ &quot;label&quot;: &quot;7&quot;, &quot;popup&quot;: {&quot;relevant&quot;: [{&quot;label&quot;:&quot;&amp;&quot;}]} },&#10;{ &quot;label&quot;: &quot;8&quot;, &quot;popup&quot;: {&quot;relevant&quot;: [{&quot;label&quot;:&quot;*&quot;}]} },&#10;{ &quot;label&quot;: &quot;9&quot;, &quot;popup&quot;: {&quot;relevant&quot;: [{&quot;label&quot;:&quot;(&quot;}]} },&#10;{ &quot;label&quot;: &quot;0&quot;, &quot;popup&quot;: {&quot;relevant&quot;: [{&quot;label&quot;:&quot;)&quot;}]} },&#10;{ &quot;label&quot;: &quot;—&quot;, &quot;popup&quot;: {&quot;relevant&quot;: [{&quot;label&quot;:&quot;_&quot;}]} }," calcext:value-type="string">
            <text:p/>
            <text:p>[</text:p>
            <text:p>{ "label": "full_left", "popup": {"relevant": [{"label":"page_up"}]} },</text:p>
            <text:p>{ "label": "full_right", "popup": {"relevant": [{"label":"page_down"}]} },</text:p>
            <text:p>{ "label": ";", "popup": {"relevant": [{"label":":"}]} },</text:p>
            <text:p>{ "label": "1", "popup": {"relevant": [{"label":"!"}]} },</text:p>
            <text:p>{ "label": "2", "popup": {"relevant": [{"label":"@"}]} },</text:p>
            <text:p>{ "label": "3", "popup": {"relevant": [{"label":"#"}]} },</text:p>
            <text:p>{ "label": "4", "popup": {"relevant": [{"label":"$"}]} },</text:p>
            <text:p>{ "label": "5", "popup": {"relevant": [{"label":"%"}]} },</text:p>
            <text:p>{ "label": "6", "popup": {"relevant": [{"label":"^"}]} },</text:p>
            <text:p>{ "label": "7", "popup": {"relevant": [{"label":"&amp;"}]} },</text:p>
            <text:p>{ "label": "8", "popup": {"relevant": [{"label":"*"}]} },</text:p>
            <text:p>{ "label": "9", "popup": {"relevant": [{"label":"("}]} },</text:p>
            <text:p>{ "label": "0", "popup": {"relevant": [{"label":")"}]} },</text:p>
            <text:p>{ "label": "—", "popup": {"relevant": [{"label":"_"}]} },</text:p>
          </table:table-cell>
          <table:table-cell table:formula="of:=[.O10]&amp;IF([.P2]=&quot;&quot;;&quot;&quot;;CHAR(10)&amp;[.P2])" office:value-type="string" office:string-value="&#10;[&#10;{ &quot;label&quot;: &quot;full_left&quot;, &quot;popup&quot;: {&quot;relevant&quot;: [{&quot;label&quot;:&quot;page_up&quot;}]} },&#10;{ &quot;label&quot;: &quot;full_right&quot;, &quot;popup&quot;: {&quot;relevant&quot;: [{&quot;label&quot;:&quot;page_down&quot;}]} },&#10;{ &quot;label&quot;: &quot;;&quot;, &quot;popup&quot;: {&quot;relevant&quot;: [{&quot;label&quot;:&quot;:&quot;}]} },&#10;{ &quot;label&quot;: &quot;1&quot;, &quot;popup&quot;: {&quot;relevant&quot;: [{&quot;label&quot;:&quot;!&quot;}]} },&#10;{ &quot;label&quot;: &quot;2&quot;, &quot;popup&quot;: {&quot;relevant&quot;: [{&quot;label&quot;:&quot;@&quot;}]} },&#10;{ &quot;label&quot;: &quot;3&quot;, &quot;popup&quot;: {&quot;relevant&quot;: [{&quot;label&quot;:&quot;#&quot;}]} },&#10;{ &quot;label&quot;: &quot;4&quot;, &quot;popup&quot;: {&quot;relevant&quot;: [{&quot;label&quot;:&quot;$&quot;}]} },&#10;{ &quot;label&quot;: &quot;5&quot;, &quot;popup&quot;: {&quot;relevant&quot;: [{&quot;label&quot;:&quot;%&quot;}]} },&#10;{ &quot;label&quot;: &quot;6&quot;, &quot;popup&quot;: {&quot;relevant&quot;: [{&quot;label&quot;:&quot;^&quot;}]} },&#10;{ &quot;label&quot;: &quot;7&quot;, &quot;popup&quot;: {&quot;relevant&quot;: [{&quot;label&quot;:&quot;&amp;&quot;}]} },&#10;{ &quot;label&quot;: &quot;8&quot;, &quot;popup&quot;: {&quot;relevant&quot;: [{&quot;label&quot;:&quot;*&quot;}]} },&#10;{ &quot;label&quot;: &quot;9&quot;, &quot;popup&quot;: {&quot;relevant&quot;: [{&quot;label&quot;:&quot;(&quot;}]} },&#10;{ &quot;label&quot;: &quot;0&quot;, &quot;popup&quot;: {&quot;relevant&quot;: [{&quot;label&quot;:&quot;)&quot;}]} },&#10;{ &quot;label&quot;: &quot;—&quot;, &quot;popup&quot;: {&quot;relevant&quot;: [{&quot;label&quot;:&quot;_&quot;}]} },&#10;{ &quot;label&quot;: &quot;=&quot;, &quot;popup&quot;: {&quot;relevant&quot;: [{&quot;label&quot;:&quot;+&quot;}]} }," calcext:value-type="string">
            <text:p/>
            <text:p>[</text:p>
            <text:p>{ "label": "full_left", "popup": {"relevant": [{"label":"page_up"}]} },</text:p>
            <text:p>{ "label": "full_right", "popup": {"relevant": [{"label":"page_down"}]} },</text:p>
            <text:p>{ "label": ";", "popup": {"relevant": [{"label":":"}]} },</text:p>
            <text:p>{ "label": "1", "popup": {"relevant": [{"label":"!"}]} },</text:p>
            <text:p>{ "label": "2", "popup": {"relevant": [{"label":"@"}]} },</text:p>
            <text:p>{ "label": "3", "popup": {"relevant": [{"label":"#"}]} },</text:p>
            <text:p>{ "label": "4", "popup": {"relevant": [{"label":"$"}]} },</text:p>
            <text:p>{ "label": "5", "popup": {"relevant": [{"label":"%"}]} },</text:p>
            <text:p>{ "label": "6", "popup": {"relevant": [{"label":"^"}]} },</text:p>
            <text:p>{ "label": "7", "popup": {"relevant": [{"label":"&amp;"}]} },</text:p>
            <text:p>{ "label": "8", "popup": {"relevant": [{"label":"*"}]} },</text:p>
            <text:p>{ "label": "9", "popup": {"relevant": [{"label":"("}]} },</text:p>
            <text:p>{ "label": "0", "popup": {"relevant": [{"label":")"}]} },</text:p>
            <text:p>{ "label": "—", "popup": {"relevant": [{"label":"_"}]} },</text:p>
            <text:p>{ "label": "=", "popup": {"relevant": [{"label":"+"}]} },</text:p>
          </table:table-cell>
          <table:table-cell table:formula="of:=[.P10]&amp;IF([.Q2]=&quot;&quot;;&quot;&quot;;CHAR(10)&amp;[.Q2])" office:value-type="string" office:string-value="&#10;[&#10;{ &quot;label&quot;: &quot;full_left&quot;, &quot;popup&quot;: {&quot;relevant&quot;: [{&quot;label&quot;:&quot;page_up&quot;}]} },&#10;{ &quot;label&quot;: &quot;full_right&quot;, &quot;popup&quot;: {&quot;relevant&quot;: [{&quot;label&quot;:&quot;page_down&quot;}]} },&#10;{ &quot;label&quot;: &quot;;&quot;, &quot;popup&quot;: {&quot;relevant&quot;: [{&quot;label&quot;:&quot;:&quot;}]} },&#10;{ &quot;label&quot;: &quot;1&quot;, &quot;popup&quot;: {&quot;relevant&quot;: [{&quot;label&quot;:&quot;!&quot;}]} },&#10;{ &quot;label&quot;: &quot;2&quot;, &quot;popup&quot;: {&quot;relevant&quot;: [{&quot;label&quot;:&quot;@&quot;}]} },&#10;{ &quot;label&quot;: &quot;3&quot;, &quot;popup&quot;: {&quot;relevant&quot;: [{&quot;label&quot;:&quot;#&quot;}]} },&#10;{ &quot;label&quot;: &quot;4&quot;, &quot;popup&quot;: {&quot;relevant&quot;: [{&quot;label&quot;:&quot;$&quot;}]} },&#10;{ &quot;label&quot;: &quot;5&quot;, &quot;popup&quot;: {&quot;relevant&quot;: [{&quot;label&quot;:&quot;%&quot;}]} },&#10;{ &quot;label&quot;: &quot;6&quot;, &quot;popup&quot;: {&quot;relevant&quot;: [{&quot;label&quot;:&quot;^&quot;}]} },&#10;{ &quot;label&quot;: &quot;7&quot;, &quot;popup&quot;: {&quot;relevant&quot;: [{&quot;label&quot;:&quot;&amp;&quot;}]} },&#10;{ &quot;label&quot;: &quot;8&quot;, &quot;popup&quot;: {&quot;relevant&quot;: [{&quot;label&quot;:&quot;*&quot;}]} },&#10;{ &quot;label&quot;: &quot;9&quot;, &quot;popup&quot;: {&quot;relevant&quot;: [{&quot;label&quot;:&quot;(&quot;}]} },&#10;{ &quot;label&quot;: &quot;0&quot;, &quot;popup&quot;: {&quot;relevant&quot;: [{&quot;label&quot;:&quot;)&quot;}]} },&#10;{ &quot;label&quot;: &quot;—&quot;, &quot;popup&quot;: {&quot;relevant&quot;: [{&quot;label&quot;:&quot;_&quot;}]} },&#10;{ &quot;label&quot;: &quot;=&quot;, &quot;popup&quot;: {&quot;relevant&quot;: [{&quot;label&quot;:&quot;+&quot;}]} },&#10;{ &quot;label&quot;: &quot;select_word&quot; }," calcext:value-type="string">
            <text:p/>
            <text:p>[</text:p>
            <text:p>{ "label": "full_left", "popup": {"relevant": [{"label":"page_up"}]} },</text:p>
            <text:p>{ "label": "full_right", "popup": {"relevant": [{"label":"page_down"}]} },</text:p>
            <text:p>{ "label": ";", "popup": {"relevant": [{"label":":"}]} },</text:p>
            <text:p>{ "label": "1", "popup": {"relevant": [{"label":"!"}]} },</text:p>
            <text:p>{ "label": "2", "popup": {"relevant": [{"label":"@"}]} },</text:p>
            <text:p>{ "label": "3", "popup": {"relevant": [{"label":"#"}]} },</text:p>
            <text:p>{ "label": "4", "popup": {"relevant": [{"label":"$"}]} },</text:p>
            <text:p>{ "label": "5", "popup": {"relevant": [{"label":"%"}]} },</text:p>
            <text:p>{ "label": "6", "popup": {"relevant": [{"label":"^"}]} },</text:p>
            <text:p>{ "label": "7", "popup": {"relevant": [{"label":"&amp;"}]} },</text:p>
            <text:p>{ "label": "8", "popup": {"relevant": [{"label":"*"}]} },</text:p>
            <text:p>{ "label": "9", "popup": {"relevant": [{"label":"("}]} },</text:p>
            <text:p>{ "label": "0", "popup": {"relevant": [{"label":")"}]} },</text:p>
            <text:p>{ "label": "—", "popup": {"relevant": [{"label":"_"}]} },</text:p>
            <text:p>{ "label": "=", "popup": {"relevant": [{"label":"+"}]} },</text:p>
            <text:p>{ "label": "select_word" },</text:p>
          </table:table-cell>
          <table:table-cell table:formula="of:=[.Q10]&amp;IF([.R2]=&quot;&quot;;&quot;&quot;;CHAR(10)&amp;[.R2])" office:value-type="string" office:string-value="&#10;[&#10;{ &quot;label&quot;: &quot;full_left&quot;, &quot;popup&quot;: {&quot;relevant&quot;: [{&quot;label&quot;:&quot;page_up&quot;}]} },&#10;{ &quot;label&quot;: &quot;full_right&quot;, &quot;popup&quot;: {&quot;relevant&quot;: [{&quot;label&quot;:&quot;page_down&quot;}]} },&#10;{ &quot;label&quot;: &quot;;&quot;, &quot;popup&quot;: {&quot;relevant&quot;: [{&quot;label&quot;:&quot;:&quot;}]} },&#10;{ &quot;label&quot;: &quot;1&quot;, &quot;popup&quot;: {&quot;relevant&quot;: [{&quot;label&quot;:&quot;!&quot;}]} },&#10;{ &quot;label&quot;: &quot;2&quot;, &quot;popup&quot;: {&quot;relevant&quot;: [{&quot;label&quot;:&quot;@&quot;}]} },&#10;{ &quot;label&quot;: &quot;3&quot;, &quot;popup&quot;: {&quot;relevant&quot;: [{&quot;label&quot;:&quot;#&quot;}]} },&#10;{ &quot;label&quot;: &quot;4&quot;, &quot;popup&quot;: {&quot;relevant&quot;: [{&quot;label&quot;:&quot;$&quot;}]} },&#10;{ &quot;label&quot;: &quot;5&quot;, &quot;popup&quot;: {&quot;relevant&quot;: [{&quot;label&quot;:&quot;%&quot;}]} },&#10;{ &quot;label&quot;: &quot;6&quot;, &quot;popup&quot;: {&quot;relevant&quot;: [{&quot;label&quot;:&quot;^&quot;}]} },&#10;{ &quot;label&quot;: &quot;7&quot;, &quot;popup&quot;: {&quot;relevant&quot;: [{&quot;label&quot;:&quot;&amp;&quot;}]} },&#10;{ &quot;label&quot;: &quot;8&quot;, &quot;popup&quot;: {&quot;relevant&quot;: [{&quot;label&quot;:&quot;*&quot;}]} },&#10;{ &quot;label&quot;: &quot;9&quot;, &quot;popup&quot;: {&quot;relevant&quot;: [{&quot;label&quot;:&quot;(&quot;}]} },&#10;{ &quot;label&quot;: &quot;0&quot;, &quot;popup&quot;: {&quot;relevant&quot;: [{&quot;label&quot;:&quot;)&quot;}]} },&#10;{ &quot;label&quot;: &quot;—&quot;, &quot;popup&quot;: {&quot;relevant&quot;: [{&quot;label&quot;:&quot;_&quot;}]} },&#10;{ &quot;label&quot;: &quot;=&quot;, &quot;popup&quot;: {&quot;relevant&quot;: [{&quot;label&quot;:&quot;+&quot;}]} },&#10;{ &quot;label&quot;: &quot;select_word&quot; },&#10;{ &quot;label&quot;: &quot;delete&quot; }," calcext:value-type="string">
            <text:p/>
            <text:p>[</text:p>
            <text:p>{ "label": "full_left", "popup": {"relevant": [{"label":"page_up"}]} },</text:p>
            <text:p>{ "label": "full_right", "popup": {"relevant": [{"label":"page_down"}]} },</text:p>
            <text:p>{ "label": ";", "popup": {"relevant": [{"label":":"}]} },</text:p>
            <text:p>{ "label": "1", "popup": {"relevant": [{"label":"!"}]} },</text:p>
            <text:p>{ "label": "2", "popup": {"relevant": [{"label":"@"}]} },</text:p>
            <text:p>{ "label": "3", "popup": {"relevant": [{"label":"#"}]} },</text:p>
            <text:p>{ "label": "4", "popup": {"relevant": [{"label":"$"}]} },</text:p>
            <text:p>{ "label": "5", "popup": {"relevant": [{"label":"%"}]} },</text:p>
            <text:p>{ "label": "6", "popup": {"relevant": [{"label":"^"}]} },</text:p>
            <text:p>{ "label": "7", "popup": {"relevant": [{"label":"&amp;"}]} },</text:p>
            <text:p>{ "label": "8", "popup": {"relevant": [{"label":"*"}]} },</text:p>
            <text:p>{ "label": "9", "popup": {"relevant": [{"label":"("}]} },</text:p>
            <text:p>{ "label": "0", "popup": {"relevant": [{"label":")"}]} },</text:p>
            <text:p>{ "label": "—", "popup": {"relevant": [{"label":"_"}]} },</text:p>
            <text:p>{ "label": "=", "popup": {"relevant": [{"label":"+"}]} },</text:p>
            <text:p>{ "label": "select_word" },</text:p>
            <text:p>{ "label": "delete" },</text:p>
          </table:table-cell>
          <table:table-cell table:formula="of:=[.R10]&amp;IF([.S2]=&quot;&quot;;&quot;&quot;;CHAR(10)&amp;[.S2])" office:value-type="string" office:string-value="&#10;[&#10;{ &quot;label&quot;: &quot;full_left&quot;, &quot;popup&quot;: {&quot;relevant&quot;: [{&quot;label&quot;:&quot;page_up&quot;}]} },&#10;{ &quot;label&quot;: &quot;full_right&quot;, &quot;popup&quot;: {&quot;relevant&quot;: [{&quot;label&quot;:&quot;page_down&quot;}]} },&#10;{ &quot;label&quot;: &quot;;&quot;, &quot;popup&quot;: {&quot;relevant&quot;: [{&quot;label&quot;:&quot;:&quot;}]} },&#10;{ &quot;label&quot;: &quot;1&quot;, &quot;popup&quot;: {&quot;relevant&quot;: [{&quot;label&quot;:&quot;!&quot;}]} },&#10;{ &quot;label&quot;: &quot;2&quot;, &quot;popup&quot;: {&quot;relevant&quot;: [{&quot;label&quot;:&quot;@&quot;}]} },&#10;{ &quot;label&quot;: &quot;3&quot;, &quot;popup&quot;: {&quot;relevant&quot;: [{&quot;label&quot;:&quot;#&quot;}]} },&#10;{ &quot;label&quot;: &quot;4&quot;, &quot;popup&quot;: {&quot;relevant&quot;: [{&quot;label&quot;:&quot;$&quot;}]} },&#10;{ &quot;label&quot;: &quot;5&quot;, &quot;popup&quot;: {&quot;relevant&quot;: [{&quot;label&quot;:&quot;%&quot;}]} },&#10;{ &quot;label&quot;: &quot;6&quot;, &quot;popup&quot;: {&quot;relevant&quot;: [{&quot;label&quot;:&quot;^&quot;}]} },&#10;{ &quot;label&quot;: &quot;7&quot;, &quot;popup&quot;: {&quot;relevant&quot;: [{&quot;label&quot;:&quot;&amp;&quot;}]} },&#10;{ &quot;label&quot;: &quot;8&quot;, &quot;popup&quot;: {&quot;relevant&quot;: [{&quot;label&quot;:&quot;*&quot;}]} },&#10;{ &quot;label&quot;: &quot;9&quot;, &quot;popup&quot;: {&quot;relevant&quot;: [{&quot;label&quot;:&quot;(&quot;}]} },&#10;{ &quot;label&quot;: &quot;0&quot;, &quot;popup&quot;: {&quot;relevant&quot;: [{&quot;label&quot;:&quot;)&quot;}]} },&#10;{ &quot;label&quot;: &quot;—&quot;, &quot;popup&quot;: {&quot;relevant&quot;: [{&quot;label&quot;:&quot;_&quot;}]} },&#10;{ &quot;label&quot;: &quot;=&quot;, &quot;popup&quot;: {&quot;relevant&quot;: [{&quot;label&quot;:&quot;+&quot;}]} },&#10;{ &quot;label&quot;: &quot;select_word&quot; },&#10;{ &quot;label&quot;: &quot;delete&quot; }," calcext:value-type="string">
            <text:p/>
            <text:p>[</text:p>
            <text:p>{ "label": "full_left", "popup": {"relevant": [{"label":"page_up"}]} },</text:p>
            <text:p>{ "label": "full_right", "popup": {"relevant": [{"label":"page_down"}]} },</text:p>
            <text:p>{ "label": ";", "popup": {"relevant": [{"label":":"}]} },</text:p>
            <text:p>{ "label": "1", "popup": {"relevant": [{"label":"!"}]} },</text:p>
            <text:p>{ "label": "2", "popup": {"relevant": [{"label":"@"}]} },</text:p>
            <text:p>{ "label": "3", "popup": {"relevant": [{"label":"#"}]} },</text:p>
            <text:p>{ "label": "4", "popup": {"relevant": [{"label":"$"}]} },</text:p>
            <text:p>{ "label": "5", "popup": {"relevant": [{"label":"%"}]} },</text:p>
            <text:p>{ "label": "6", "popup": {"relevant": [{"label":"^"}]} },</text:p>
            <text:p>{ "label": "7", "popup": {"relevant": [{"label":"&amp;"}]} },</text:p>
            <text:p>{ "label": "8", "popup": {"relevant": [{"label":"*"}]} },</text:p>
            <text:p>{ "label": "9", "popup": {"relevant": [{"label":"("}]} },</text:p>
            <text:p>{ "label": "0", "popup": {"relevant": [{"label":")"}]} },</text:p>
            <text:p>{ "label": "—", "popup": {"relevant": [{"label":"_"}]} },</text:p>
            <text:p>{ "label": "=", "popup": {"relevant": [{"label":"+"}]} },</text:p>
            <text:p>{ "label": "select_word" },</text:p>
            <text:p>{ "label": "delete" },</text:p>
          </table:table-cell>
          <table:table-cell table:formula="of:=[.S10]&amp;IF([.T2]=&quot;&quot;;&quot;&quot;;CHAR(10)&amp;[.T2])" office:value-type="string" office:string-value="&#10;[&#10;{ &quot;label&quot;: &quot;full_left&quot;, &quot;popup&quot;: {&quot;relevant&quot;: [{&quot;label&quot;:&quot;page_up&quot;}]} },&#10;{ &quot;label&quot;: &quot;full_right&quot;, &quot;popup&quot;: {&quot;relevant&quot;: [{&quot;label&quot;:&quot;page_down&quot;}]} },&#10;{ &quot;label&quot;: &quot;;&quot;, &quot;popup&quot;: {&quot;relevant&quot;: [{&quot;label&quot;:&quot;:&quot;}]} },&#10;{ &quot;label&quot;: &quot;1&quot;, &quot;popup&quot;: {&quot;relevant&quot;: [{&quot;label&quot;:&quot;!&quot;}]} },&#10;{ &quot;label&quot;: &quot;2&quot;, &quot;popup&quot;: {&quot;relevant&quot;: [{&quot;label&quot;:&quot;@&quot;}]} },&#10;{ &quot;label&quot;: &quot;3&quot;, &quot;popup&quot;: {&quot;relevant&quot;: [{&quot;label&quot;:&quot;#&quot;}]} },&#10;{ &quot;label&quot;: &quot;4&quot;, &quot;popup&quot;: {&quot;relevant&quot;: [{&quot;label&quot;:&quot;$&quot;}]} },&#10;{ &quot;label&quot;: &quot;5&quot;, &quot;popup&quot;: {&quot;relevant&quot;: [{&quot;label&quot;:&quot;%&quot;}]} },&#10;{ &quot;label&quot;: &quot;6&quot;, &quot;popup&quot;: {&quot;relevant&quot;: [{&quot;label&quot;:&quot;^&quot;}]} },&#10;{ &quot;label&quot;: &quot;7&quot;, &quot;popup&quot;: {&quot;relevant&quot;: [{&quot;label&quot;:&quot;&amp;&quot;}]} },&#10;{ &quot;label&quot;: &quot;8&quot;, &quot;popup&quot;: {&quot;relevant&quot;: [{&quot;label&quot;:&quot;*&quot;}]} },&#10;{ &quot;label&quot;: &quot;9&quot;, &quot;popup&quot;: {&quot;relevant&quot;: [{&quot;label&quot;:&quot;(&quot;}]} },&#10;{ &quot;label&quot;: &quot;0&quot;, &quot;popup&quot;: {&quot;relevant&quot;: [{&quot;label&quot;:&quot;)&quot;}]} },&#10;{ &quot;label&quot;: &quot;—&quot;, &quot;popup&quot;: {&quot;relevant&quot;: [{&quot;label&quot;:&quot;_&quot;}]} },&#10;{ &quot;label&quot;: &quot;=&quot;, &quot;popup&quot;: {&quot;relevant&quot;: [{&quot;label&quot;:&quot;+&quot;}]} },&#10;{ &quot;label&quot;: &quot;select_word&quot; },&#10;{ &quot;label&quot;: &quot;delete&quot; }," calcext:value-type="string">
            <text:p/>
            <text:p>[</text:p>
            <text:p>{ "label": "full_left", "popup": {"relevant": [{"label":"page_up"}]} },</text:p>
            <text:p>{ "label": "full_right", "popup": {"relevant": [{"label":"page_down"}]} },</text:p>
            <text:p>{ "label": ";", "popup": {"relevant": [{"label":":"}]} },</text:p>
            <text:p>{ "label": "1", "popup": {"relevant": [{"label":"!"}]} },</text:p>
            <text:p>{ "label": "2", "popup": {"relevant": [{"label":"@"}]} },</text:p>
            <text:p>{ "label": "3", "popup": {"relevant": [{"label":"#"}]} },</text:p>
            <text:p>{ "label": "4", "popup": {"relevant": [{"label":"$"}]} },</text:p>
            <text:p>{ "label": "5", "popup": {"relevant": [{"label":"%"}]} },</text:p>
            <text:p>{ "label": "6", "popup": {"relevant": [{"label":"^"}]} },</text:p>
            <text:p>{ "label": "7", "popup": {"relevant": [{"label":"&amp;"}]} },</text:p>
            <text:p>{ "label": "8", "popup": {"relevant": [{"label":"*"}]} },</text:p>
            <text:p>{ "label": "9", "popup": {"relevant": [{"label":"("}]} },</text:p>
            <text:p>{ "label": "0", "popup": {"relevant": [{"label":")"}]} },</text:p>
            <text:p>{ "label": "—", "popup": {"relevant": [{"label":"_"}]} },</text:p>
            <text:p>{ "label": "=", "popup": {"relevant": [{"label":"+"}]} },</text:p>
            <text:p>{ "label": "select_word" },</text:p>
            <text:p>{ "label": "delete" },</text:p>
          </table:table-cell>
          <table:table-cell table:formula="of:=[.T10]&amp;IF([.U2]=&quot;&quot;;&quot;&quot;;CHAR(10)&amp;[.U2])" office:value-type="string" office:string-value="&#10;[&#10;{ &quot;label&quot;: &quot;full_left&quot;, &quot;popup&quot;: {&quot;relevant&quot;: [{&quot;label&quot;:&quot;page_up&quot;}]} },&#10;{ &quot;label&quot;: &quot;full_right&quot;, &quot;popup&quot;: {&quot;relevant&quot;: [{&quot;label&quot;:&quot;page_down&quot;}]} },&#10;{ &quot;label&quot;: &quot;;&quot;, &quot;popup&quot;: {&quot;relevant&quot;: [{&quot;label&quot;:&quot;:&quot;}]} },&#10;{ &quot;label&quot;: &quot;1&quot;, &quot;popup&quot;: {&quot;relevant&quot;: [{&quot;label&quot;:&quot;!&quot;}]} },&#10;{ &quot;label&quot;: &quot;2&quot;, &quot;popup&quot;: {&quot;relevant&quot;: [{&quot;label&quot;:&quot;@&quot;}]} },&#10;{ &quot;label&quot;: &quot;3&quot;, &quot;popup&quot;: {&quot;relevant&quot;: [{&quot;label&quot;:&quot;#&quot;}]} },&#10;{ &quot;label&quot;: &quot;4&quot;, &quot;popup&quot;: {&quot;relevant&quot;: [{&quot;label&quot;:&quot;$&quot;}]} },&#10;{ &quot;label&quot;: &quot;5&quot;, &quot;popup&quot;: {&quot;relevant&quot;: [{&quot;label&quot;:&quot;%&quot;}]} },&#10;{ &quot;label&quot;: &quot;6&quot;, &quot;popup&quot;: {&quot;relevant&quot;: [{&quot;label&quot;:&quot;^&quot;}]} },&#10;{ &quot;label&quot;: &quot;7&quot;, &quot;popup&quot;: {&quot;relevant&quot;: [{&quot;label&quot;:&quot;&amp;&quot;}]} },&#10;{ &quot;label&quot;: &quot;8&quot;, &quot;popup&quot;: {&quot;relevant&quot;: [{&quot;label&quot;:&quot;*&quot;}]} },&#10;{ &quot;label&quot;: &quot;9&quot;, &quot;popup&quot;: {&quot;relevant&quot;: [{&quot;label&quot;:&quot;(&quot;}]} },&#10;{ &quot;label&quot;: &quot;0&quot;, &quot;popup&quot;: {&quot;relevant&quot;: [{&quot;label&quot;:&quot;)&quot;}]} },&#10;{ &quot;label&quot;: &quot;—&quot;, &quot;popup&quot;: {&quot;relevant&quot;: [{&quot;label&quot;:&quot;_&quot;}]} },&#10;{ &quot;label&quot;: &quot;=&quot;, &quot;popup&quot;: {&quot;relevant&quot;: [{&quot;label&quot;:&quot;+&quot;}]} },&#10;{ &quot;label&quot;: &quot;select_word&quot; },&#10;{ &quot;label&quot;: &quot;delete&quot; }," calcext:value-type="string">
            <text:p/>
            <text:p>[</text:p>
            <text:p>{ "label": "full_left", "popup": {"relevant": [{"label":"page_up"}]} },</text:p>
            <text:p>{ "label": "full_right", "popup": {"relevant": [{"label":"page_down"}]} },</text:p>
            <text:p>{ "label": ";", "popup": {"relevant": [{"label":":"}]} },</text:p>
            <text:p>{ "label": "1", "popup": {"relevant": [{"label":"!"}]} },</text:p>
            <text:p>{ "label": "2", "popup": {"relevant": [{"label":"@"}]} },</text:p>
            <text:p>{ "label": "3", "popup": {"relevant": [{"label":"#"}]} },</text:p>
            <text:p>{ "label": "4", "popup": {"relevant": [{"label":"$"}]} },</text:p>
            <text:p>{ "label": "5", "popup": {"relevant": [{"label":"%"}]} },</text:p>
            <text:p>{ "label": "6", "popup": {"relevant": [{"label":"^"}]} },</text:p>
            <text:p>{ "label": "7", "popup": {"relevant": [{"label":"&amp;"}]} },</text:p>
            <text:p>{ "label": "8", "popup": {"relevant": [{"label":"*"}]} },</text:p>
            <text:p>{ "label": "9", "popup": {"relevant": [{"label":"("}]} },</text:p>
            <text:p>{ "label": "0", "popup": {"relevant": [{"label":")"}]} },</text:p>
            <text:p>{ "label": "—", "popup": {"relevant": [{"label":"_"}]} },</text:p>
            <text:p>{ "label": "=", "popup": {"relevant": [{"label":"+"}]} },</text:p>
            <text:p>{ "label": "select_word" },</text:p>
            <text:p>{ "label": "delete" },</text:p>
          </table:table-cell>
          <table:table-cell table:number-columns-repeated="3"/>
          <table:table-cell table:style-name="ce2" table:formula="of:=IF([.U10]=&quot;&quot;;&quot;&quot;;LEFT([.U10];LEN([.U10])-1)&amp;CHAR(10)&amp;&quot;],&quot;)" office:value-type="string" office:string-value="&#10;[&#10;{ &quot;label&quot;: &quot;full_left&quot;, &quot;popup&quot;: {&quot;relevant&quot;: [{&quot;label&quot;:&quot;page_up&quot;}]} },&#10;{ &quot;label&quot;: &quot;full_right&quot;, &quot;popup&quot;: {&quot;relevant&quot;: [{&quot;label&quot;:&quot;page_down&quot;}]} },&#10;{ &quot;label&quot;: &quot;;&quot;, &quot;popup&quot;: {&quot;relevant&quot;: [{&quot;label&quot;:&quot;:&quot;}]} },&#10;{ &quot;label&quot;: &quot;1&quot;, &quot;popup&quot;: {&quot;relevant&quot;: [{&quot;label&quot;:&quot;!&quot;}]} },&#10;{ &quot;label&quot;: &quot;2&quot;, &quot;popup&quot;: {&quot;relevant&quot;: [{&quot;label&quot;:&quot;@&quot;}]} },&#10;{ &quot;label&quot;: &quot;3&quot;, &quot;popup&quot;: {&quot;relevant&quot;: [{&quot;label&quot;:&quot;#&quot;}]} },&#10;{ &quot;label&quot;: &quot;4&quot;, &quot;popup&quot;: {&quot;relevant&quot;: [{&quot;label&quot;:&quot;$&quot;}]} },&#10;{ &quot;label&quot;: &quot;5&quot;, &quot;popup&quot;: {&quot;relevant&quot;: [{&quot;label&quot;:&quot;%&quot;}]} },&#10;{ &quot;label&quot;: &quot;6&quot;, &quot;popup&quot;: {&quot;relevant&quot;: [{&quot;label&quot;:&quot;^&quot;}]} },&#10;{ &quot;label&quot;: &quot;7&quot;, &quot;popup&quot;: {&quot;relevant&quot;: [{&quot;label&quot;:&quot;&amp;&quot;}]} },&#10;{ &quot;label&quot;: &quot;8&quot;, &quot;popup&quot;: {&quot;relevant&quot;: [{&quot;label&quot;:&quot;*&quot;}]} },&#10;{ &quot;label&quot;: &quot;9&quot;, &quot;popup&quot;: {&quot;relevant&quot;: [{&quot;label&quot;:&quot;(&quot;}]} },&#10;{ &quot;label&quot;: &quot;0&quot;, &quot;popup&quot;: {&quot;relevant&quot;: [{&quot;label&quot;:&quot;)&quot;}]} },&#10;{ &quot;label&quot;: &quot;—&quot;, &quot;popup&quot;: {&quot;relevant&quot;: [{&quot;label&quot;:&quot;_&quot;}]} },&#10;{ &quot;label&quot;: &quot;=&quot;, &quot;popup&quot;: {&quot;relevant&quot;: [{&quot;label&quot;:&quot;+&quot;}]} },&#10;{ &quot;label&quot;: &quot;select_word&quot; },&#10;{ &quot;label&quot;: &quot;delete&quot; }&#10;]," calcext:value-type="string">
            <text:p/>
            <text:p>[</text:p>
            <text:p>{ "label": "full_left", "popup": {"relevant": [{"label":"page_up"}]} },</text:p>
            <text:p>{ "label": "full_right", "popup": {"relevant": [{"label":"page_down"}]} },</text:p>
            <text:p>{ "label": ";", "popup": {"relevant": [{"label":":"}]} },</text:p>
            <text:p>{ "label": "1", "popup": {"relevant": [{"label":"!"}]} },</text:p>
            <text:p>{ "label": "2", "popup": {"relevant": [{"label":"@"}]} },</text:p>
            <text:p>{ "label": "3", "popup": {"relevant": [{"label":"#"}]} },</text:p>
            <text:p>{ "label": "4", "popup": {"relevant": [{"label":"$"}]} },</text:p>
            <text:p>{ "label": "5", "popup": {"relevant": [{"label":"%"}]} },</text:p>
            <text:p>{ "label": "6", "popup": {"relevant": [{"label":"^"}]} },</text:p>
            <text:p>{ "label": "7", "popup": {"relevant": [{"label":"&amp;"}]} },</text:p>
            <text:p>{ "label": "8", "popup": {"relevant": [{"label":"*"}]} },</text:p>
            <text:p>{ "label": "9", "popup": {"relevant": [{"label":"("}]} },</text:p>
            <text:p>{ "label": "0", "popup": {"relevant": [{"label":")"}]} },</text:p>
            <text:p>{ "label": "—", "popup": {"relevant": [{"label":"_"}]} },</text:p>
            <text:p>{ "label": "=", "popup": {"relevant": [{"label":"+"}]} },</text:p>
            <text:p>{ "label": "select_word" },</text:p>
            <text:p>{ "label": "delete" }</text:p>
            <text:p>],</text:p>
          </table:table-cell>
        </table:table-row>
        <table:table-row table:style-name="ro4">
          <table:table-cell table:formula="of:=IF([.B3]=&quot;&quot;;&quot;&quot;;CHAR(10)&amp;&quot;[&quot;)" office:value-type="string" office:string-value="&#10;[" calcext:value-type="string">
            <text:p/>
            <text:p>[</text:p>
          </table:table-cell>
          <table:table-cell table:formula="of:=[.A11]&amp;IF([.B3]=&quot;&quot;;&quot;&quot;;CHAR(10)&amp;[.B3])" office:value-type="string" office:string-value="&#10;[&#10;{ &quot;label&quot;: &quot;copy&quot;, &quot;popup&quot;: {&quot;relevant&quot;: [{&quot;label&quot;:&quot;select_all&quot;}]} }," calcext:value-type="string">
            <text:p/>
            <text:p>[</text:p>
            <text:p>{ "label": "copy", "popup": {"relevant": [{"label":"select_all"}]} },</text:p>
          </table:table-cell>
          <table:table-cell table:formula="of:=[.B11]&amp;IF([.C3]=&quot;&quot;;&quot;&quot;;CHAR(10)&amp;[.C3])" office:value-type="string" office:string-value="&#10;[&#10;{ &quot;label&quot;: &quot;copy&quot;, &quot;popup&quot;: {&quot;relevant&quot;: [{&quot;label&quot;:&quot;select_all&quot;}]} },&#10;{ &quot;label&quot;: &quot;paste&quot;, &quot;popup&quot;: {&quot;relevant&quot;: [{&quot;label&quot;:&quot;clipboard&quot;}]} }," calcext:value-type="string">
            <text:p/>
            <text:p>[</text:p>
            <text:p>{ "label": "copy", "popup": {"relevant": [{"label":"select_all"}]} },</text:p>
            <text:p>{ "label": "paste", "popup": {"relevant": [{"label":"clipboard"}]} },</text:p>
          </table:table-cell>
          <table:table-cell table:formula="of:=[.C11]&amp;IF([.D3]=&quot;&quot;;&quot;&quot;;CHAR(10)&amp;[.D3])" office:value-type="string" office:string-value="&#10;[&#10;{ &quot;label&quot;: &quot;copy&quot;, &quot;popup&quot;: {&quot;relevant&quot;: [{&quot;label&quot;:&quot;select_all&quot;}]} },&#10;{ &quot;label&quot;: &quot;paste&quot;, &quot;popup&quot;: {&quot;relevant&quot;: [{&quot;label&quot;:&quot;clipboard&quot;}]} },&#10;{ &quot;label&quot;: &quot;q&quot;, &quot;popup&quot;: {&quot;relevant&quot;: [{&quot;label&quot;:&quot;~&quot;}]} }," calcext:value-type="string">
            <text:p/>
            <text:p>[</text:p>
            <text:p>{ "label": "copy", "popup": {"relevant": [{"label":"select_all"}]} },</text:p>
            <text:p>{ "label": "paste", "popup": {"relevant": [{"label":"clipboard"}]} },</text:p>
            <text:p>{ "label": "q", "popup": {"relevant": [{"label":"~"}]} },</text:p>
          </table:table-cell>
          <table:table-cell table:formula="of:=[.D11]&amp;IF([.E3]=&quot;&quot;;&quot;&quot;;CHAR(10)&amp;[.E3])" office:value-type="string" office:string-value="&#10;[&#10;{ &quot;label&quot;: &quot;copy&quot;, &quot;popup&quot;: {&quot;relevant&quot;: [{&quot;label&quot;:&quot;select_all&quot;}]} },&#10;{ &quot;label&quot;: &quot;paste&quot;, &quot;popup&quot;: {&quot;relevant&quot;: [{&quot;label&quot;:&quot;clipboard&quot;}]} },&#10;{ &quot;label&quot;: &quot;q&quot;, &quot;popup&quot;: {&quot;relevant&quot;: [{&quot;label&quot;:&quot;~&quot;}]} },&#10;{ &quot;label&quot;: &quot;w&quot;, &quot;popup&quot;: {&quot;relevant&quot;: [{&quot;label&quot;:&quot;`&quot;}]} }," calcext:value-type="string">
            <text:p/>
            <text:p>[</text:p>
            <text:p>{ "label": "copy", "popup": {"relevant": [{"label":"select_all"}]} },</text:p>
            <text:p>{ "label": "paste", "popup": {"relevant": [{"label":"clipboard"}]} },</text:p>
            <text:p>{ "label": "q", "popup": {"relevant": [{"label":"~"}]} },</text:p>
            <text:p>{ "label": "w", "popup": {"relevant": [{"label":"`"}]} },</text:p>
          </table:table-cell>
          <table:table-cell table:formula="of:=[.E11]&amp;IF([.F3]=&quot;&quot;;&quot;&quot;;CHAR(10)&amp;[.F3])" office:value-type="string" office:string-value="&#10;[&#10;{ &quot;label&quot;: &quot;copy&quot;, &quot;popup&quot;: {&quot;relevant&quot;: [{&quot;label&quot;:&quot;select_all&quot;}]} },&#10;{ &quot;label&quot;: &quot;paste&quot;, &quot;popup&quot;: {&quot;relevant&quot;: [{&quot;label&quot;:&quot;clipboard&quot;}]} },&#10;{ &quot;label&quot;: &quot;q&quot;, &quot;popup&quot;: {&quot;relevant&quot;: [{&quot;label&quot;:&quot;~&quot;}]} },&#10;{ &quot;label&quot;: &quot;w&quot;, &quot;popup&quot;: {&quot;relevant&quot;: [{&quot;label&quot;:&quot;`&quot;}]} },&#10;{ &quot;label&quot;: &quot;e&quot;, &quot;popup&quot;: {&quot;relevant&quot;: [{&quot;label&quot;:&quot;{&quot;}]} }," calcext:value-type="string">
            <text:p/>
            <text:p>[</text:p>
            <text:p>{ "label": "copy", "popup": {"relevant": [{"label":"select_all"}]} },</text:p>
            <text:p>{ "label": "paste", "popup": {"relevant": [{"label":"clipboard"}]} },</text:p>
            <text:p>{ "label": "q", "popup": {"relevant": [{"label":"~"}]} },</text:p>
            <text:p>{ "label": "w", "popup": {"relevant": [{"label":"`"}]} },</text:p>
            <text:p>{ "label": "e", "popup": {"relevant": [{"label":"{"}]} },</text:p>
          </table:table-cell>
          <table:table-cell table:formula="of:=[.F11]&amp;IF([.G3]=&quot;&quot;;&quot;&quot;;CHAR(10)&amp;[.G3])" office:value-type="string" office:string-value="&#10;[&#10;{ &quot;label&quot;: &quot;copy&quot;, &quot;popup&quot;: {&quot;relevant&quot;: [{&quot;label&quot;:&quot;select_all&quot;}]} },&#10;{ &quot;label&quot;: &quot;paste&quot;, &quot;popup&quot;: {&quot;relevant&quot;: [{&quot;label&quot;:&quot;clipboard&quot;}]} },&#10;{ &quot;label&quot;: &quot;q&quot;, &quot;popup&quot;: {&quot;relevant&quot;: [{&quot;label&quot;:&quot;~&quot;}]} },&#10;{ &quot;label&quot;: &quot;w&quot;, &quot;popup&quot;: {&quot;relevant&quot;: [{&quot;label&quot;:&quot;`&quot;}]} },&#10;{ &quot;label&quot;: &quot;e&quot;, &quot;popup&quot;: {&quot;relevant&quot;: [{&quot;label&quot;:&quot;{&quot;}]} },&#10;{ &quot;label&quot;: &quot;r&quot;, &quot;popup&quot;: {&quot;relevant&quot;: [{&quot;label&quot;:&quot;}&quot;}]} }," calcext:value-type="string">
            <text:p/>
            <text:p>[</text:p>
            <text:p>{ "label": "copy", "popup": {"relevant": [{"label":"select_all"}]} },</text:p>
            <text:p>{ "label": "paste", "popup": {"relevant": [{"label":"clipboard"}]} },</text:p>
            <text:p>{ "label": "q", "popup": {"relevant": [{"label":"~"}]} },</text:p>
            <text:p>{ "label": "w", "popup": {"relevant": [{"label":"`"}]} },</text:p>
            <text:p>{ "label": "e", "popup": {"relevant": [{"label":"{"}]} },</text:p>
            <text:p>{ "label": "r", "popup": {"relevant": [{"label":"}"}]} },</text:p>
          </table:table-cell>
          <table:table-cell table:formula="of:=[.G11]&amp;IF([.H3]=&quot;&quot;;&quot;&quot;;CHAR(10)&amp;[.H3])" office:value-type="string" office:string-value="&#10;[&#10;{ &quot;label&quot;: &quot;copy&quot;, &quot;popup&quot;: {&quot;relevant&quot;: [{&quot;label&quot;:&quot;select_all&quot;}]} },&#10;{ &quot;label&quot;: &quot;paste&quot;, &quot;popup&quot;: {&quot;relevant&quot;: [{&quot;label&quot;:&quot;clipboard&quot;}]} },&#10;{ &quot;label&quot;: &quot;q&quot;, &quot;popup&quot;: {&quot;relevant&quot;: [{&quot;label&quot;:&quot;~&quot;}]} },&#10;{ &quot;label&quot;: &quot;w&quot;, &quot;popup&quot;: {&quot;relevant&quot;: [{&quot;label&quot;:&quot;`&quot;}]} },&#10;{ &quot;label&quot;: &quot;e&quot;, &quot;popup&quot;: {&quot;relevant&quot;: [{&quot;label&quot;:&quot;{&quot;}]} },&#10;{ &quot;label&quot;: &quot;r&quot;, &quot;popup&quot;: {&quot;relevant&quot;: [{&quot;label&quot;:&quot;}&quot;}]} },&#10;{ &quot;label&quot;: &quot;t&quot; }," calcext:value-type="string">
            <text:p/>
            <text:p>[</text:p>
            <text:p>{ "label": "copy", "popup": {"relevant": [{"label":"select_all"}]} },</text:p>
            <text:p>{ "label": "paste", "popup": {"relevant": [{"label":"clipboard"}]} },</text:p>
            <text:p>{ "label": "q", "popup": {"relevant": [{"label":"~"}]} },</text:p>
            <text:p>{ "label": "w", "popup": {"relevant": [{"label":"`"}]} },</text:p>
            <text:p>{ "label": "e", "popup": {"relevant": [{"label":"{"}]} },</text:p>
            <text:p>{ "label": "r", "popup": {"relevant": [{"label":"}"}]} },</text:p>
            <text:p>{ "label": "t" },</text:p>
          </table:table-cell>
          <table:table-cell table:formula="of:=[.H11]&amp;IF([.I3]=&quot;&quot;;&quot;&quot;;CHAR(10)&amp;[.I3])" office:value-type="string" office:string-value="&#10;[&#10;{ &quot;label&quot;: &quot;copy&quot;, &quot;popup&quot;: {&quot;relevant&quot;: [{&quot;label&quot;:&quot;select_all&quot;}]} },&#10;{ &quot;label&quot;: &quot;paste&quot;, &quot;popup&quot;: {&quot;relevant&quot;: [{&quot;label&quot;:&quot;clipboard&quot;}]} },&#10;{ &quot;label&quot;: &quot;q&quot;, &quot;popup&quot;: {&quot;relevant&quot;: [{&quot;label&quot;:&quot;~&quot;}]} },&#10;{ &quot;label&quot;: &quot;w&quot;, &quot;popup&quot;: {&quot;relevant&quot;: [{&quot;label&quot;:&quot;`&quot;}]} },&#10;{ &quot;label&quot;: &quot;e&quot;, &quot;popup&quot;: {&quot;relevant&quot;: [{&quot;label&quot;:&quot;{&quot;}]} },&#10;{ &quot;label&quot;: &quot;r&quot;, &quot;popup&quot;: {&quot;relevant&quot;: [{&quot;label&quot;:&quot;}&quot;}]} },&#10;{ &quot;label&quot;: &quot;t&quot; },&#10;{ &quot;label&quot;: &quot;y&quot; }," calcext:value-type="string">
            <text:p/>
            <text:p>[</text:p>
            <text:p>{ "label": "copy", "popup": {"relevant": [{"label":"select_all"}]} },</text:p>
            <text:p>{ "label": "paste", "popup": {"relevant": [{"label":"clipboard"}]} },</text:p>
            <text:p>{ "label": "q", "popup": {"relevant": [{"label":"~"}]} },</text:p>
            <text:p>{ "label": "w", "popup": {"relevant": [{"label":"`"}]} },</text:p>
            <text:p>{ "label": "e", "popup": {"relevant": [{"label":"{"}]} },</text:p>
            <text:p>{ "label": "r", "popup": {"relevant": [{"label":"}"}]} },</text:p>
            <text:p>{ "label": "t" },</text:p>
            <text:p>{ "label": "y" },</text:p>
          </table:table-cell>
          <table:table-cell table:formula="of:=[.I11]&amp;IF([.J3]=&quot;&quot;;&quot;&quot;;CHAR(10)&amp;[.J3])" office:value-type="string" office:string-value="&#10;[&#10;{ &quot;label&quot;: &quot;copy&quot;, &quot;popup&quot;: {&quot;relevant&quot;: [{&quot;label&quot;:&quot;select_all&quot;}]} },&#10;{ &quot;label&quot;: &quot;paste&quot;, &quot;popup&quot;: {&quot;relevant&quot;: [{&quot;label&quot;:&quot;clipboard&quot;}]} },&#10;{ &quot;label&quot;: &quot;q&quot;, &quot;popup&quot;: {&quot;relevant&quot;: [{&quot;label&quot;:&quot;~&quot;}]} },&#10;{ &quot;label&quot;: &quot;w&quot;, &quot;popup&quot;: {&quot;relevant&quot;: [{&quot;label&quot;:&quot;`&quot;}]} },&#10;{ &quot;label&quot;: &quot;e&quot;, &quot;popup&quot;: {&quot;relevant&quot;: [{&quot;label&quot;:&quot;{&quot;}]} },&#10;{ &quot;label&quot;: &quot;r&quot;, &quot;popup&quot;: {&quot;relevant&quot;: [{&quot;label&quot;:&quot;}&quot;}]} },&#10;{ &quot;label&quot;: &quot;t&quot; },&#10;{ &quot;label&quot;: &quot;y&quot; },&#10;{ &quot;label&quot;: &quot;u&quot; }," calcext:value-type="string">
            <text:p/>
            <text:p>[</text:p>
            <text:p>{ "label": "copy", "popup": {"relevant": [{"label":"select_all"}]} },</text:p>
            <text:p>{ "label": "paste", "popup": {"relevant": [{"label":"clipboard"}]} },</text:p>
            <text:p>{ "label": "q", "popup": {"relevant": [{"label":"~"}]} },</text:p>
            <text:p>{ "label": "w", "popup": {"relevant": [{"label":"`"}]} },</text:p>
            <text:p>{ "label": "e", "popup": {"relevant": [{"label":"{"}]} },</text:p>
            <text:p>{ "label": "r", "popup": {"relevant": [{"label":"}"}]} },</text:p>
            <text:p>{ "label": "t" },</text:p>
            <text:p>{ "label": "y" },</text:p>
            <text:p>{ "label": "u" },</text:p>
          </table:table-cell>
          <table:table-cell table:formula="of:=[.J11]&amp;IF([.K3]=&quot;&quot;;&quot;&quot;;CHAR(10)&amp;[.K3])" office:value-type="string" office:string-value="&#10;[&#10;{ &quot;label&quot;: &quot;copy&quot;, &quot;popup&quot;: {&quot;relevant&quot;: [{&quot;label&quot;:&quot;select_all&quot;}]} },&#10;{ &quot;label&quot;: &quot;paste&quot;, &quot;popup&quot;: {&quot;relevant&quot;: [{&quot;label&quot;:&quot;clipboard&quot;}]} },&#10;{ &quot;label&quot;: &quot;q&quot;, &quot;popup&quot;: {&quot;relevant&quot;: [{&quot;label&quot;:&quot;~&quot;}]} },&#10;{ &quot;label&quot;: &quot;w&quot;, &quot;popup&quot;: {&quot;relevant&quot;: [{&quot;label&quot;:&quot;`&quot;}]} },&#10;{ &quot;label&quot;: &quot;e&quot;, &quot;popup&quot;: {&quot;relevant&quot;: [{&quot;label&quot;:&quot;{&quot;}]} },&#10;{ &quot;label&quot;: &quot;r&quot;, &quot;popup&quot;: {&quot;relevant&quot;: [{&quot;label&quot;:&quot;}&quot;}]} },&#10;{ &quot;label&quot;: &quot;t&quot; },&#10;{ &quot;label&quot;: &quot;y&quot; },&#10;{ &quot;label&quot;: &quot;u&quot; },&#10;{ &quot;label&quot;: &quot;i&quot; }," calcext:value-type="string">
            <text:p/>
            <text:p>[</text:p>
            <text:p>{ "label": "copy", "popup": {"relevant": [{"label":"select_all"}]} },</text:p>
            <text:p>{ "label": "paste", "popup": {"relevant": [{"label":"clipboard"}]} },</text:p>
            <text:p>{ "label": "q", "popup": {"relevant": [{"label":"~"}]} },</text:p>
            <text:p>{ "label": "w", "popup": {"relevant": [{"label":"`"}]} },</text:p>
            <text:p>{ "label": "e", "popup": {"relevant": [{"label":"{"}]} },</text:p>
            <text:p>{ "label": "r", "popup": {"relevant": [{"label":"}"}]} },</text:p>
            <text:p>{ "label": "t" },</text:p>
            <text:p>{ "label": "y" },</text:p>
            <text:p>{ "label": "u" },</text:p>
            <text:p>{ "label": "i" },</text:p>
          </table:table-cell>
          <table:table-cell table:formula="of:=[.K11]&amp;IF([.L3]=&quot;&quot;;&quot;&quot;;CHAR(10)&amp;[.L3])" office:value-type="string" office:string-value="&#10;[&#10;{ &quot;label&quot;: &quot;copy&quot;, &quot;popup&quot;: {&quot;relevant&quot;: [{&quot;label&quot;:&quot;select_all&quot;}]} },&#10;{ &quot;label&quot;: &quot;paste&quot;, &quot;popup&quot;: {&quot;relevant&quot;: [{&quot;label&quot;:&quot;clipboard&quot;}]} },&#10;{ &quot;label&quot;: &quot;q&quot;, &quot;popup&quot;: {&quot;relevant&quot;: [{&quot;label&quot;:&quot;~&quot;}]} },&#10;{ &quot;label&quot;: &quot;w&quot;, &quot;popup&quot;: {&quot;relevant&quot;: [{&quot;label&quot;:&quot;`&quot;}]} },&#10;{ &quot;label&quot;: &quot;e&quot;, &quot;popup&quot;: {&quot;relevant&quot;: [{&quot;label&quot;:&quot;{&quot;}]} },&#10;{ &quot;label&quot;: &quot;r&quot;, &quot;popup&quot;: {&quot;relevant&quot;: [{&quot;label&quot;:&quot;}&quot;}]} },&#10;{ &quot;label&quot;: &quot;t&quot; },&#10;{ &quot;label&quot;: &quot;y&quot; },&#10;{ &quot;label&quot;: &quot;u&quot; },&#10;{ &quot;label&quot;: &quot;i&quot; },&#10;{ &quot;label&quot;: &quot;o&quot; }," calcext:value-type="string">
            <text:p/>
            <text:p>[</text:p>
            <text:p>{ "label": "copy", "popup": {"relevant": [{"label":"select_all"}]} },</text:p>
            <text:p>{ "label": "paste", "popup": {"relevant": [{"label":"clipboard"}]} },</text:p>
            <text:p>{ "label": "q", "popup": {"relevant": [{"label":"~"}]} },</text:p>
            <text:p>{ "label": "w", "popup": {"relevant": [{"label":"`"}]} },</text:p>
            <text:p>{ "label": "e", "popup": {"relevant": [{"label":"{"}]} },</text:p>
            <text:p>{ "label": "r", "popup": {"relevant": [{"label":"}"}]} },</text:p>
            <text:p>{ "label": "t" },</text:p>
            <text:p>{ "label": "y" },</text:p>
            <text:p>{ "label": "u" },</text:p>
            <text:p>{ "label": "i" },</text:p>
            <text:p>{ "label": "o" },</text:p>
          </table:table-cell>
          <table:table-cell table:formula="of:=[.L11]&amp;IF([.M3]=&quot;&quot;;&quot;&quot;;CHAR(10)&amp;[.M3])" office:value-type="string" office:string-value="&#10;[&#10;{ &quot;label&quot;: &quot;copy&quot;, &quot;popup&quot;: {&quot;relevant&quot;: [{&quot;label&quot;:&quot;select_all&quot;}]} },&#10;{ &quot;label&quot;: &quot;paste&quot;, &quot;popup&quot;: {&quot;relevant&quot;: [{&quot;label&quot;:&quot;clipboard&quot;}]} },&#10;{ &quot;label&quot;: &quot;q&quot;, &quot;popup&quot;: {&quot;relevant&quot;: [{&quot;label&quot;:&quot;~&quot;}]} },&#10;{ &quot;label&quot;: &quot;w&quot;, &quot;popup&quot;: {&quot;relevant&quot;: [{&quot;label&quot;:&quot;`&quot;}]} },&#10;{ &quot;label&quot;: &quot;e&quot;, &quot;popup&quot;: {&quot;relevant&quot;: [{&quot;label&quot;:&quot;{&quot;}]} },&#10;{ &quot;label&quot;: &quot;r&quot;, &quot;popup&quot;: {&quot;relevant&quot;: [{&quot;label&quot;:&quot;}&quot;}]} },&#10;{ &quot;label&quot;: &quot;t&quot; },&#10;{ &quot;label&quot;: &quot;y&quot; },&#10;{ &quot;label&quot;: &quot;u&quot; },&#10;{ &quot;label&quot;: &quot;i&quot; },&#10;{ &quot;label&quot;: &quot;o&quot; },&#10;{ &quot;label&quot;: &quot;p&quot; }," calcext:value-type="string">
            <text:p/>
            <text:p>[</text:p>
            <text:p>{ "label": "copy", "popup": {"relevant": [{"label":"select_all"}]} },</text:p>
            <text:p>{ "label": "paste", "popup": {"relevant": [{"label":"clipboard"}]} },</text:p>
            <text:p>{ "label": "q", "popup": {"relevant": [{"label":"~"}]} },</text:p>
            <text:p>{ "label": "w", "popup": {"relevant": [{"label":"`"}]} },</text:p>
            <text:p>{ "label": "e", "popup": {"relevant": [{"label":"{"}]} },</text:p>
            <text:p>{ "label": "r", "popup": {"relevant": [{"label":"}"}]} },</text:p>
            <text:p>{ "label": "t" },</text:p>
            <text:p>{ "label": "y" },</text:p>
            <text:p>{ "label": "u" },</text:p>
            <text:p>{ "label": "i" },</text:p>
            <text:p>{ "label": "o" },</text:p>
            <text:p>{ "label": "p" },</text:p>
          </table:table-cell>
          <table:table-cell table:formula="of:=[.M11]&amp;IF([.N3]=&quot;&quot;;&quot;&quot;;CHAR(10)&amp;[.N3])" office:value-type="string" office:string-value="&#10;[&#10;{ &quot;label&quot;: &quot;copy&quot;, &quot;popup&quot;: {&quot;relevant&quot;: [{&quot;label&quot;:&quot;select_all&quot;}]} },&#10;{ &quot;label&quot;: &quot;paste&quot;, &quot;popup&quot;: {&quot;relevant&quot;: [{&quot;label&quot;:&quot;clipboard&quot;}]} },&#10;{ &quot;label&quot;: &quot;q&quot;, &quot;popup&quot;: {&quot;relevant&quot;: [{&quot;label&quot;:&quot;~&quot;}]} },&#10;{ &quot;label&quot;: &quot;w&quot;, &quot;popup&quot;: {&quot;relevant&quot;: [{&quot;label&quot;:&quot;`&quot;}]} },&#10;{ &quot;label&quot;: &quot;e&quot;, &quot;popup&quot;: {&quot;relevant&quot;: [{&quot;label&quot;:&quot;{&quot;}]} },&#10;{ &quot;label&quot;: &quot;r&quot;, &quot;popup&quot;: {&quot;relevant&quot;: [{&quot;label&quot;:&quot;}&quot;}]} },&#10;{ &quot;label&quot;: &quot;t&quot; },&#10;{ &quot;label&quot;: &quot;y&quot; },&#10;{ &quot;label&quot;: &quot;u&quot; },&#10;{ &quot;label&quot;: &quot;i&quot; },&#10;{ &quot;label&quot;: &quot;o&quot; },&#10;{ &quot;label&quot;: &quot;p&quot; },&#10;{ &quot;label&quot;: &quot;up&quot; }," calcext:value-type="string">
            <text:p/>
            <text:p>[</text:p>
            <text:p>{ "label": "copy", "popup": {"relevant": [{"label":"select_all"}]} },</text:p>
            <text:p>{ "label": "paste", "popup": {"relevant": [{"label":"clipboard"}]} },</text:p>
            <text:p>{ "label": "q", "popup": {"relevant": [{"label":"~"}]} },</text:p>
            <text:p>{ "label": "w", "popup": {"relevant": [{"label":"`"}]} },</text:p>
            <text:p>{ "label": "e", "popup": {"relevant": [{"label":"{"}]} },</text:p>
            <text:p>{ "label": "r", "popup": {"relevant": [{"label":"}"}]} },</text:p>
            <text:p>{ "label": "t" },</text:p>
            <text:p>{ "label": "y" },</text:p>
            <text:p>{ "label": "u" },</text:p>
            <text:p>{ "label": "i" },</text:p>
            <text:p>{ "label": "o" },</text:p>
            <text:p>{ "label": "p" },</text:p>
            <text:p>{ "label": "up" },</text:p>
          </table:table-cell>
          <table:table-cell table:formula="of:=[.N11]&amp;IF([.O3]=&quot;&quot;;&quot;&quot;;CHAR(10)&amp;[.O3])" office:value-type="string" office:string-value="&#10;[&#10;{ &quot;label&quot;: &quot;copy&quot;, &quot;popup&quot;: {&quot;relevant&quot;: [{&quot;label&quot;:&quot;select_all&quot;}]} },&#10;{ &quot;label&quot;: &quot;paste&quot;, &quot;popup&quot;: {&quot;relevant&quot;: [{&quot;label&quot;:&quot;clipboard&quot;}]} },&#10;{ &quot;label&quot;: &quot;q&quot;, &quot;popup&quot;: {&quot;relevant&quot;: [{&quot;label&quot;:&quot;~&quot;}]} },&#10;{ &quot;label&quot;: &quot;w&quot;, &quot;popup&quot;: {&quot;relevant&quot;: [{&quot;label&quot;:&quot;`&quot;}]} },&#10;{ &quot;label&quot;: &quot;e&quot;, &quot;popup&quot;: {&quot;relevant&quot;: [{&quot;label&quot;:&quot;{&quot;}]} },&#10;{ &quot;label&quot;: &quot;r&quot;, &quot;popup&quot;: {&quot;relevant&quot;: [{&quot;label&quot;:&quot;}&quot;}]} },&#10;{ &quot;label&quot;: &quot;t&quot; },&#10;{ &quot;label&quot;: &quot;y&quot; },&#10;{ &quot;label&quot;: &quot;u&quot; },&#10;{ &quot;label&quot;: &quot;i&quot; },&#10;{ &quot;label&quot;: &quot;o&quot; },&#10;{ &quot;label&quot;: &quot;p&quot; },&#10;{ &quot;label&quot;: &quot;up&quot; },&#10;{ &quot;label&quot;: &quot;action&quot; }," calcext:value-type="string">
            <text:p/>
            <text:p>[</text:p>
            <text:p>{ "label": "copy", "popup": {"relevant": [{"label":"select_all"}]} },</text:p>
            <text:p>{ "label": "paste", "popup": {"relevant": [{"label":"clipboard"}]} },</text:p>
            <text:p>{ "label": "q", "popup": {"relevant": [{"label":"~"}]} },</text:p>
            <text:p>{ "label": "w", "popup": {"relevant": [{"label":"`"}]} },</text:p>
            <text:p>{ "label": "e", "popup": {"relevant": [{"label":"{"}]} },</text:p>
            <text:p>{ "label": "r", "popup": {"relevant": [{"label":"}"}]} },</text:p>
            <text:p>{ "label": "t" },</text:p>
            <text:p>{ "label": "y" },</text:p>
            <text:p>{ "label": "u" },</text:p>
            <text:p>{ "label": "i" },</text:p>
            <text:p>{ "label": "o" },</text:p>
            <text:p>{ "label": "p" },</text:p>
            <text:p>{ "label": "up" },</text:p>
            <text:p>{ "label": "action" },</text:p>
          </table:table-cell>
          <table:table-cell table:formula="of:=[.O11]&amp;IF([.P3]=&quot;&quot;;&quot;&quot;;CHAR(10)&amp;[.P3])" office:value-type="string" office:string-value="&#10;[&#10;{ &quot;label&quot;: &quot;copy&quot;, &quot;popup&quot;: {&quot;relevant&quot;: [{&quot;label&quot;:&quot;select_all&quot;}]} },&#10;{ &quot;label&quot;: &quot;paste&quot;, &quot;popup&quot;: {&quot;relevant&quot;: [{&quot;label&quot;:&quot;clipboard&quot;}]} },&#10;{ &quot;label&quot;: &quot;q&quot;, &quot;popup&quot;: {&quot;relevant&quot;: [{&quot;label&quot;:&quot;~&quot;}]} },&#10;{ &quot;label&quot;: &quot;w&quot;, &quot;popup&quot;: {&quot;relevant&quot;: [{&quot;label&quot;:&quot;`&quot;}]} },&#10;{ &quot;label&quot;: &quot;e&quot;, &quot;popup&quot;: {&quot;relevant&quot;: [{&quot;label&quot;:&quot;{&quot;}]} },&#10;{ &quot;label&quot;: &quot;r&quot;, &quot;popup&quot;: {&quot;relevant&quot;: [{&quot;label&quot;:&quot;}&quot;}]} },&#10;{ &quot;label&quot;: &quot;t&quot; },&#10;{ &quot;label&quot;: &quot;y&quot; },&#10;{ &quot;label&quot;: &quot;u&quot; },&#10;{ &quot;label&quot;: &quot;i&quot; },&#10;{ &quot;label&quot;: &quot;o&quot; },&#10;{ &quot;label&quot;: &quot;p&quot; },&#10;{ &quot;label&quot;: &quot;up&quot; },&#10;{ &quot;label&quot;: &quot;action&quot; }," calcext:value-type="string">
            <text:p/>
            <text:p>[</text:p>
            <text:p>{ "label": "copy", "popup": {"relevant": [{"label":"select_all"}]} },</text:p>
            <text:p>{ "label": "paste", "popup": {"relevant": [{"label":"clipboard"}]} },</text:p>
            <text:p>{ "label": "q", "popup": {"relevant": [{"label":"~"}]} },</text:p>
            <text:p>{ "label": "w", "popup": {"relevant": [{"label":"`"}]} },</text:p>
            <text:p>{ "label": "e", "popup": {"relevant": [{"label":"{"}]} },</text:p>
            <text:p>{ "label": "r", "popup": {"relevant": [{"label":"}"}]} },</text:p>
            <text:p>{ "label": "t" },</text:p>
            <text:p>{ "label": "y" },</text:p>
            <text:p>{ "label": "u" },</text:p>
            <text:p>{ "label": "i" },</text:p>
            <text:p>{ "label": "o" },</text:p>
            <text:p>{ "label": "p" },</text:p>
            <text:p>{ "label": "up" },</text:p>
            <text:p>{ "label": "action" },</text:p>
          </table:table-cell>
          <table:table-cell table:formula="of:=[.P11]&amp;IF([.Q3]=&quot;&quot;;&quot;&quot;;CHAR(10)&amp;[.Q3])" office:value-type="string" office:string-value="&#10;[&#10;{ &quot;label&quot;: &quot;copy&quot;, &quot;popup&quot;: {&quot;relevant&quot;: [{&quot;label&quot;:&quot;select_all&quot;}]} },&#10;{ &quot;label&quot;: &quot;paste&quot;, &quot;popup&quot;: {&quot;relevant&quot;: [{&quot;label&quot;:&quot;clipboard&quot;}]} },&#10;{ &quot;label&quot;: &quot;q&quot;, &quot;popup&quot;: {&quot;relevant&quot;: [{&quot;label&quot;:&quot;~&quot;}]} },&#10;{ &quot;label&quot;: &quot;w&quot;, &quot;popup&quot;: {&quot;relevant&quot;: [{&quot;label&quot;:&quot;`&quot;}]} },&#10;{ &quot;label&quot;: &quot;e&quot;, &quot;popup&quot;: {&quot;relevant&quot;: [{&quot;label&quot;:&quot;{&quot;}]} },&#10;{ &quot;label&quot;: &quot;r&quot;, &quot;popup&quot;: {&quot;relevant&quot;: [{&quot;label&quot;:&quot;}&quot;}]} },&#10;{ &quot;label&quot;: &quot;t&quot; },&#10;{ &quot;label&quot;: &quot;y&quot; },&#10;{ &quot;label&quot;: &quot;u&quot; },&#10;{ &quot;label&quot;: &quot;i&quot; },&#10;{ &quot;label&quot;: &quot;o&quot; },&#10;{ &quot;label&quot;: &quot;p&quot; },&#10;{ &quot;label&quot;: &quot;up&quot; },&#10;{ &quot;label&quot;: &quot;action&quot; }," calcext:value-type="string">
            <text:p/>
            <text:p>[</text:p>
            <text:p>{ "label": "copy", "popup": {"relevant": [{"label":"select_all"}]} },</text:p>
            <text:p>{ "label": "paste", "popup": {"relevant": [{"label":"clipboard"}]} },</text:p>
            <text:p>{ "label": "q", "popup": {"relevant": [{"label":"~"}]} },</text:p>
            <text:p>{ "label": "w", "popup": {"relevant": [{"label":"`"}]} },</text:p>
            <text:p>{ "label": "e", "popup": {"relevant": [{"label":"{"}]} },</text:p>
            <text:p>{ "label": "r", "popup": {"relevant": [{"label":"}"}]} },</text:p>
            <text:p>{ "label": "t" },</text:p>
            <text:p>{ "label": "y" },</text:p>
            <text:p>{ "label": "u" },</text:p>
            <text:p>{ "label": "i" },</text:p>
            <text:p>{ "label": "o" },</text:p>
            <text:p>{ "label": "p" },</text:p>
            <text:p>{ "label": "up" },</text:p>
            <text:p>{ "label": "action" },</text:p>
          </table:table-cell>
          <table:table-cell table:formula="of:=[.Q11]&amp;IF([.R3]=&quot;&quot;;&quot;&quot;;CHAR(10)&amp;[.R3])" office:value-type="string" office:string-value="&#10;[&#10;{ &quot;label&quot;: &quot;copy&quot;, &quot;popup&quot;: {&quot;relevant&quot;: [{&quot;label&quot;:&quot;select_all&quot;}]} },&#10;{ &quot;label&quot;: &quot;paste&quot;, &quot;popup&quot;: {&quot;relevant&quot;: [{&quot;label&quot;:&quot;clipboard&quot;}]} },&#10;{ &quot;label&quot;: &quot;q&quot;, &quot;popup&quot;: {&quot;relevant&quot;: [{&quot;label&quot;:&quot;~&quot;}]} },&#10;{ &quot;label&quot;: &quot;w&quot;, &quot;popup&quot;: {&quot;relevant&quot;: [{&quot;label&quot;:&quot;`&quot;}]} },&#10;{ &quot;label&quot;: &quot;e&quot;, &quot;popup&quot;: {&quot;relevant&quot;: [{&quot;label&quot;:&quot;{&quot;}]} },&#10;{ &quot;label&quot;: &quot;r&quot;, &quot;popup&quot;: {&quot;relevant&quot;: [{&quot;label&quot;:&quot;}&quot;}]} },&#10;{ &quot;label&quot;: &quot;t&quot; },&#10;{ &quot;label&quot;: &quot;y&quot; },&#10;{ &quot;label&quot;: &quot;u&quot; },&#10;{ &quot;label&quot;: &quot;i&quot; },&#10;{ &quot;label&quot;: &quot;o&quot; },&#10;{ &quot;label&quot;: &quot;p&quot; },&#10;{ &quot;label&quot;: &quot;up&quot; },&#10;{ &quot;label&quot;: &quot;action&quot; }," calcext:value-type="string">
            <text:p/>
            <text:p>[</text:p>
            <text:p>{ "label": "copy", "popup": {"relevant": [{"label":"select_all"}]} },</text:p>
            <text:p>{ "label": "paste", "popup": {"relevant": [{"label":"clipboard"}]} },</text:p>
            <text:p>{ "label": "q", "popup": {"relevant": [{"label":"~"}]} },</text:p>
            <text:p>{ "label": "w", "popup": {"relevant": [{"label":"`"}]} },</text:p>
            <text:p>{ "label": "e", "popup": {"relevant": [{"label":"{"}]} },</text:p>
            <text:p>{ "label": "r", "popup": {"relevant": [{"label":"}"}]} },</text:p>
            <text:p>{ "label": "t" },</text:p>
            <text:p>{ "label": "y" },</text:p>
            <text:p>{ "label": "u" },</text:p>
            <text:p>{ "label": "i" },</text:p>
            <text:p>{ "label": "o" },</text:p>
            <text:p>{ "label": "p" },</text:p>
            <text:p>{ "label": "up" },</text:p>
            <text:p>{ "label": "action" },</text:p>
          </table:table-cell>
          <table:table-cell table:formula="of:=[.R11]&amp;IF([.S3]=&quot;&quot;;&quot;&quot;;CHAR(10)&amp;[.S3])" office:value-type="string" office:string-value="&#10;[&#10;{ &quot;label&quot;: &quot;copy&quot;, &quot;popup&quot;: {&quot;relevant&quot;: [{&quot;label&quot;:&quot;select_all&quot;}]} },&#10;{ &quot;label&quot;: &quot;paste&quot;, &quot;popup&quot;: {&quot;relevant&quot;: [{&quot;label&quot;:&quot;clipboard&quot;}]} },&#10;{ &quot;label&quot;: &quot;q&quot;, &quot;popup&quot;: {&quot;relevant&quot;: [{&quot;label&quot;:&quot;~&quot;}]} },&#10;{ &quot;label&quot;: &quot;w&quot;, &quot;popup&quot;: {&quot;relevant&quot;: [{&quot;label&quot;:&quot;`&quot;}]} },&#10;{ &quot;label&quot;: &quot;e&quot;, &quot;popup&quot;: {&quot;relevant&quot;: [{&quot;label&quot;:&quot;{&quot;}]} },&#10;{ &quot;label&quot;: &quot;r&quot;, &quot;popup&quot;: {&quot;relevant&quot;: [{&quot;label&quot;:&quot;}&quot;}]} },&#10;{ &quot;label&quot;: &quot;t&quot; },&#10;{ &quot;label&quot;: &quot;y&quot; },&#10;{ &quot;label&quot;: &quot;u&quot; },&#10;{ &quot;label&quot;: &quot;i&quot; },&#10;{ &quot;label&quot;: &quot;o&quot; },&#10;{ &quot;label&quot;: &quot;p&quot; },&#10;{ &quot;label&quot;: &quot;up&quot; },&#10;{ &quot;label&quot;: &quot;action&quot; }," calcext:value-type="string">
            <text:p/>
            <text:p>[</text:p>
            <text:p>{ "label": "copy", "popup": {"relevant": [{"label":"select_all"}]} },</text:p>
            <text:p>{ "label": "paste", "popup": {"relevant": [{"label":"clipboard"}]} },</text:p>
            <text:p>{ "label": "q", "popup": {"relevant": [{"label":"~"}]} },</text:p>
            <text:p>{ "label": "w", "popup": {"relevant": [{"label":"`"}]} },</text:p>
            <text:p>{ "label": "e", "popup": {"relevant": [{"label":"{"}]} },</text:p>
            <text:p>{ "label": "r", "popup": {"relevant": [{"label":"}"}]} },</text:p>
            <text:p>{ "label": "t" },</text:p>
            <text:p>{ "label": "y" },</text:p>
            <text:p>{ "label": "u" },</text:p>
            <text:p>{ "label": "i" },</text:p>
            <text:p>{ "label": "o" },</text:p>
            <text:p>{ "label": "p" },</text:p>
            <text:p>{ "label": "up" },</text:p>
            <text:p>{ "label": "action" },</text:p>
          </table:table-cell>
          <table:table-cell table:formula="of:=[.S11]&amp;IF([.T3]=&quot;&quot;;&quot;&quot;;CHAR(10)&amp;[.T3])" office:value-type="string" office:string-value="&#10;[&#10;{ &quot;label&quot;: &quot;copy&quot;, &quot;popup&quot;: {&quot;relevant&quot;: [{&quot;label&quot;:&quot;select_all&quot;}]} },&#10;{ &quot;label&quot;: &quot;paste&quot;, &quot;popup&quot;: {&quot;relevant&quot;: [{&quot;label&quot;:&quot;clipboard&quot;}]} },&#10;{ &quot;label&quot;: &quot;q&quot;, &quot;popup&quot;: {&quot;relevant&quot;: [{&quot;label&quot;:&quot;~&quot;}]} },&#10;{ &quot;label&quot;: &quot;w&quot;, &quot;popup&quot;: {&quot;relevant&quot;: [{&quot;label&quot;:&quot;`&quot;}]} },&#10;{ &quot;label&quot;: &quot;e&quot;, &quot;popup&quot;: {&quot;relevant&quot;: [{&quot;label&quot;:&quot;{&quot;}]} },&#10;{ &quot;label&quot;: &quot;r&quot;, &quot;popup&quot;: {&quot;relevant&quot;: [{&quot;label&quot;:&quot;}&quot;}]} },&#10;{ &quot;label&quot;: &quot;t&quot; },&#10;{ &quot;label&quot;: &quot;y&quot; },&#10;{ &quot;label&quot;: &quot;u&quot; },&#10;{ &quot;label&quot;: &quot;i&quot; },&#10;{ &quot;label&quot;: &quot;o&quot; },&#10;{ &quot;label&quot;: &quot;p&quot; },&#10;{ &quot;label&quot;: &quot;up&quot; },&#10;{ &quot;label&quot;: &quot;action&quot; }," calcext:value-type="string">
            <text:p/>
            <text:p>[</text:p>
            <text:p>{ "label": "copy", "popup": {"relevant": [{"label":"select_all"}]} },</text:p>
            <text:p>{ "label": "paste", "popup": {"relevant": [{"label":"clipboard"}]} },</text:p>
            <text:p>{ "label": "q", "popup": {"relevant": [{"label":"~"}]} },</text:p>
            <text:p>{ "label": "w", "popup": {"relevant": [{"label":"`"}]} },</text:p>
            <text:p>{ "label": "e", "popup": {"relevant": [{"label":"{"}]} },</text:p>
            <text:p>{ "label": "r", "popup": {"relevant": [{"label":"}"}]} },</text:p>
            <text:p>{ "label": "t" },</text:p>
            <text:p>{ "label": "y" },</text:p>
            <text:p>{ "label": "u" },</text:p>
            <text:p>{ "label": "i" },</text:p>
            <text:p>{ "label": "o" },</text:p>
            <text:p>{ "label": "p" },</text:p>
            <text:p>{ "label": "up" },</text:p>
            <text:p>{ "label": "action" },</text:p>
          </table:table-cell>
          <table:table-cell table:formula="of:=[.T11]&amp;IF([.U3]=&quot;&quot;;&quot;&quot;;CHAR(10)&amp;[.U3])" office:value-type="string" office:string-value="&#10;[&#10;{ &quot;label&quot;: &quot;copy&quot;, &quot;popup&quot;: {&quot;relevant&quot;: [{&quot;label&quot;:&quot;select_all&quot;}]} },&#10;{ &quot;label&quot;: &quot;paste&quot;, &quot;popup&quot;: {&quot;relevant&quot;: [{&quot;label&quot;:&quot;clipboard&quot;}]} },&#10;{ &quot;label&quot;: &quot;q&quot;, &quot;popup&quot;: {&quot;relevant&quot;: [{&quot;label&quot;:&quot;~&quot;}]} },&#10;{ &quot;label&quot;: &quot;w&quot;, &quot;popup&quot;: {&quot;relevant&quot;: [{&quot;label&quot;:&quot;`&quot;}]} },&#10;{ &quot;label&quot;: &quot;e&quot;, &quot;popup&quot;: {&quot;relevant&quot;: [{&quot;label&quot;:&quot;{&quot;}]} },&#10;{ &quot;label&quot;: &quot;r&quot;, &quot;popup&quot;: {&quot;relevant&quot;: [{&quot;label&quot;:&quot;}&quot;}]} },&#10;{ &quot;label&quot;: &quot;t&quot; },&#10;{ &quot;label&quot;: &quot;y&quot; },&#10;{ &quot;label&quot;: &quot;u&quot; },&#10;{ &quot;label&quot;: &quot;i&quot; },&#10;{ &quot;label&quot;: &quot;o&quot; },&#10;{ &quot;label&quot;: &quot;p&quot; },&#10;{ &quot;label&quot;: &quot;up&quot; },&#10;{ &quot;label&quot;: &quot;action&quot; }," calcext:value-type="string">
            <text:p/>
            <text:p>[</text:p>
            <text:p>{ "label": "copy", "popup": {"relevant": [{"label":"select_all"}]} },</text:p>
            <text:p>{ "label": "paste", "popup": {"relevant": [{"label":"clipboard"}]} },</text:p>
            <text:p>{ "label": "q", "popup": {"relevant": [{"label":"~"}]} },</text:p>
            <text:p>{ "label": "w", "popup": {"relevant": [{"label":"`"}]} },</text:p>
            <text:p>{ "label": "e", "popup": {"relevant": [{"label":"{"}]} },</text:p>
            <text:p>{ "label": "r", "popup": {"relevant": [{"label":"}"}]} },</text:p>
            <text:p>{ "label": "t" },</text:p>
            <text:p>{ "label": "y" },</text:p>
            <text:p>{ "label": "u" },</text:p>
            <text:p>{ "label": "i" },</text:p>
            <text:p>{ "label": "o" },</text:p>
            <text:p>{ "label": "p" },</text:p>
            <text:p>{ "label": "up" },</text:p>
            <text:p>{ "label": "action" },</text:p>
          </table:table-cell>
          <table:table-cell table:number-columns-repeated="3"/>
          <table:table-cell table:style-name="ce2" table:formula="of:=IF([.U11]=&quot;&quot;;&quot;&quot;;LEFT([.U11];LEN([.U11])-1)&amp;CHAR(10)&amp;&quot;],&quot;)" office:value-type="string" office:string-value="&#10;[&#10;{ &quot;label&quot;: &quot;copy&quot;, &quot;popup&quot;: {&quot;relevant&quot;: [{&quot;label&quot;:&quot;select_all&quot;}]} },&#10;{ &quot;label&quot;: &quot;paste&quot;, &quot;popup&quot;: {&quot;relevant&quot;: [{&quot;label&quot;:&quot;clipboard&quot;}]} },&#10;{ &quot;label&quot;: &quot;q&quot;, &quot;popup&quot;: {&quot;relevant&quot;: [{&quot;label&quot;:&quot;~&quot;}]} },&#10;{ &quot;label&quot;: &quot;w&quot;, &quot;popup&quot;: {&quot;relevant&quot;: [{&quot;label&quot;:&quot;`&quot;}]} },&#10;{ &quot;label&quot;: &quot;e&quot;, &quot;popup&quot;: {&quot;relevant&quot;: [{&quot;label&quot;:&quot;{&quot;}]} },&#10;{ &quot;label&quot;: &quot;r&quot;, &quot;popup&quot;: {&quot;relevant&quot;: [{&quot;label&quot;:&quot;}&quot;}]} },&#10;{ &quot;label&quot;: &quot;t&quot; },&#10;{ &quot;label&quot;: &quot;y&quot; },&#10;{ &quot;label&quot;: &quot;u&quot; },&#10;{ &quot;label&quot;: &quot;i&quot; },&#10;{ &quot;label&quot;: &quot;o&quot; },&#10;{ &quot;label&quot;: &quot;p&quot; },&#10;{ &quot;label&quot;: &quot;up&quot; },&#10;{ &quot;label&quot;: &quot;action&quot; }&#10;]," calcext:value-type="string">
            <text:p/>
            <text:p>[</text:p>
            <text:p>{ "label": "copy", "popup": {"relevant": [{"label":"select_all"}]} },</text:p>
            <text:p>{ "label": "paste", "popup": {"relevant": [{"label":"clipboard"}]} },</text:p>
            <text:p>{ "label": "q", "popup": {"relevant": [{"label":"~"}]} },</text:p>
            <text:p>{ "label": "w", "popup": {"relevant": [{"label":"`"}]} },</text:p>
            <text:p>{ "label": "e", "popup": {"relevant": [{"label":"{"}]} },</text:p>
            <text:p>{ "label": "r", "popup": {"relevant": [{"label":"}"}]} },</text:p>
            <text:p>{ "label": "t" },</text:p>
            <text:p>{ "label": "y" },</text:p>
            <text:p>{ "label": "u" },</text:p>
            <text:p>{ "label": "i" },</text:p>
            <text:p>{ "label": "o" },</text:p>
            <text:p>{ "label": "p" },</text:p>
            <text:p>{ "label": "up" },</text:p>
            <text:p>{ "label": "action" }</text:p>
            <text:p>],</text:p>
          </table:table-cell>
        </table:table-row>
        <table:table-row table:style-name="ro4">
          <table:table-cell table:formula="of:=IF([.B4]=&quot;&quot;;&quot;&quot;;CHAR(10)&amp;&quot;[&quot;)" office:value-type="string" office:string-value="&#10;[" calcext:value-type="string">
            <text:p/>
            <text:p>[</text:p>
          </table:table-cell>
          <table:table-cell table:formula="of:=[.A12]&amp;IF([.B4]=&quot;&quot;;&quot;&quot;;CHAR(10)&amp;[.B4])" office:value-type="string" office:string-value="&#10;[&#10;{ &quot;label&quot;: &quot;'&quot;, &quot;popup&quot;: {&quot;relevant&quot;: [{&quot;label&quot;:&quot;\&quot;&quot;}]} }," calcext:value-type="string">
            <text:p/>
            <text:p>[</text:p>
            <text:p>{ "label": "'", "popup": {"relevant": [{"label":"\""}]} },</text:p>
          </table:table-cell>
          <table:table-cell table:formula="of:=[.B12]&amp;IF([.C4]=&quot;&quot;;&quot;&quot;;CHAR(10)&amp;[.C4])" office:value-type="string" office:string-value="&#10;[&#10;{ &quot;label&quot;: &quot;'&quot;, &quot;popup&quot;: {&quot;relevant&quot;: [{&quot;label&quot;:&quot;\&quot;&quot;}]} },&#10;{ &quot;label&quot;: &quot;\\&quot;, &quot;popup&quot;: {&quot;relevant&quot;: [{&quot;label&quot;:&quot;|&quot;}]} }," calcext:value-type="string">
            <text:p/>
            <text:p>[</text:p>
            <text:p>{ "label": "'", "popup": {"relevant": [{"label":"\""}]} },</text:p>
            <text:p>{ "label": "\\", "popup": {"relevant": [{"label":"|"}]} },</text:p>
          </table:table-cell>
          <table:table-cell table:formula="of:=[.C12]&amp;IF([.D4]=&quot;&quot;;&quot;&quot;;CHAR(10)&amp;[.D4])" office:value-type="string" office:string-value="&#10;[&#10;{ &quot;label&quot;: &quot;'&quot;, &quot;popup&quot;: {&quot;relevant&quot;: [{&quot;label&quot;:&quot;\&quot;&quot;}]} },&#10;{ &quot;label&quot;: &quot;\\&quot;, &quot;popup&quot;: {&quot;relevant&quot;: [{&quot;label&quot;:&quot;|&quot;}]} },&#10;{ &quot;label&quot;: &quot;a&quot;, &quot;popup&quot;: {&quot;relevant&quot;: [{&quot;label&quot;:&quot;•&quot;}]} }," calcext:value-type="string">
            <text:p/>
            <text:p>[</text:p>
            <text:p>{ "label": "'", "popup": {"relevant": [{"label":"\""}]} },</text:p>
            <text:p>{ "label": "\\", "popup": {"relevant": [{"label":"|"}]} },</text:p>
            <text:p>{ "label": "a", "popup": {"relevant": [{"label":"•"}]} },</text:p>
          </table:table-cell>
          <table:table-cell table:formula="of:=[.D12]&amp;IF([.E4]=&quot;&quot;;&quot;&quot;;CHAR(10)&amp;[.E4])" office:value-type="string" office:string-value="&#10;[&#10;{ &quot;label&quot;: &quot;'&quot;, &quot;popup&quot;: {&quot;relevant&quot;: [{&quot;label&quot;:&quot;\&quot;&quot;}]} },&#10;{ &quot;label&quot;: &quot;\\&quot;, &quot;popup&quot;: {&quot;relevant&quot;: [{&quot;label&quot;:&quot;|&quot;}]} },&#10;{ &quot;label&quot;: &quot;a&quot;, &quot;popup&quot;: {&quot;relevant&quot;: [{&quot;label&quot;:&quot;•&quot;}]} },&#10;{ &quot;label&quot;: &quot;s&quot;, &quot;popup&quot;: {&quot;relevant&quot;: [{&quot;label&quot;:&quot;[&quot;}]} }," calcext:value-type="string">
            <text:p/>
            <text:p>[</text:p>
            <text:p>{ "label": "'", "popup": {"relevant": [{"label":"\""}]} },</text:p>
            <text:p>{ "label": "\\", "popup": {"relevant": [{"label":"|"}]} },</text:p>
            <text:p>{ "label": "a", "popup": {"relevant": [{"label":"•"}]} },</text:p>
            <text:p>{ "label": "s", "popup": {"relevant": [{"label":"["}]} },</text:p>
          </table:table-cell>
          <table:table-cell table:formula="of:=[.E12]&amp;IF([.F4]=&quot;&quot;;&quot;&quot;;CHAR(10)&amp;[.F4])" office:value-type="string" office:string-value="&#10;[&#10;{ &quot;label&quot;: &quot;'&quot;, &quot;popup&quot;: {&quot;relevant&quot;: [{&quot;label&quot;:&quot;\&quot;&quot;}]} },&#10;{ &quot;label&quot;: &quot;\\&quot;, &quot;popup&quot;: {&quot;relevant&quot;: [{&quot;label&quot;:&quot;|&quot;}]} },&#10;{ &quot;label&quot;: &quot;a&quot;, &quot;popup&quot;: {&quot;relevant&quot;: [{&quot;label&quot;:&quot;•&quot;}]} },&#10;{ &quot;label&quot;: &quot;s&quot;, &quot;popup&quot;: {&quot;relevant&quot;: [{&quot;label&quot;:&quot;[&quot;}]} },&#10;{ &quot;label&quot;: &quot;d&quot;, &quot;popup&quot;: {&quot;relevant&quot;: [{&quot;label&quot;:&quot;]&quot;}]} }," calcext:value-type="string">
            <text:p/>
            <text:p>[</text:p>
            <text:p>{ "label": "'", "popup": {"relevant": [{"label":"\""}]} },</text:p>
            <text:p>{ "label": "\\", "popup": {"relevant": [{"label":"|"}]} },</text:p>
            <text:p>{ "label": "a", "popup": {"relevant": [{"label":"•"}]} },</text:p>
            <text:p>{ "label": "s", "popup": {"relevant": [{"label":"["}]} },</text:p>
            <text:p>{ "label": "d", "popup": {"relevant": [{"label":"]"}]} },</text:p>
          </table:table-cell>
          <table:table-cell table:formula="of:=[.F12]&amp;IF([.G4]=&quot;&quot;;&quot;&quot;;CHAR(10)&amp;[.G4])" office:value-type="string" office:string-value="&#10;[&#10;{ &quot;label&quot;: &quot;'&quot;, &quot;popup&quot;: {&quot;relevant&quot;: [{&quot;label&quot;:&quot;\&quot;&quot;}]} },&#10;{ &quot;label&quot;: &quot;\\&quot;, &quot;popup&quot;: {&quot;relevant&quot;: [{&quot;label&quot;:&quot;|&quot;}]} },&#10;{ &quot;label&quot;: &quot;a&quot;, &quot;popup&quot;: {&quot;relevant&quot;: [{&quot;label&quot;:&quot;•&quot;}]} },&#10;{ &quot;label&quot;: &quot;s&quot;, &quot;popup&quot;: {&quot;relevant&quot;: [{&quot;label&quot;:&quot;[&quot;}]} },&#10;{ &quot;label&quot;: &quot;d&quot;, &quot;popup&quot;: {&quot;relevant&quot;: [{&quot;label&quot;:&quot;]&quot;}]} },&#10;{ &quot;label&quot;: &quot;f&quot; }," calcext:value-type="string">
            <text:p/>
            <text:p>[</text:p>
            <text:p>{ "label": "'", "popup": {"relevant": [{"label":"\""}]} },</text:p>
            <text:p>{ "label": "\\", "popup": {"relevant": [{"label":"|"}]} },</text:p>
            <text:p>{ "label": "a", "popup": {"relevant": [{"label":"•"}]} },</text:p>
            <text:p>{ "label": "s", "popup": {"relevant": [{"label":"["}]} },</text:p>
            <text:p>{ "label": "d", "popup": {"relevant": [{"label":"]"}]} },</text:p>
            <text:p>{ "label": "f" },</text:p>
          </table:table-cell>
          <table:table-cell table:formula="of:=[.G12]&amp;IF([.H4]=&quot;&quot;;&quot;&quot;;CHAR(10)&amp;[.H4])" office:value-type="string" office:string-value="&#10;[&#10;{ &quot;label&quot;: &quot;'&quot;, &quot;popup&quot;: {&quot;relevant&quot;: [{&quot;label&quot;:&quot;\&quot;&quot;}]} },&#10;{ &quot;label&quot;: &quot;\\&quot;, &quot;popup&quot;: {&quot;relevant&quot;: [{&quot;label&quot;:&quot;|&quot;}]} },&#10;{ &quot;label&quot;: &quot;a&quot;, &quot;popup&quot;: {&quot;relevant&quot;: [{&quot;label&quot;:&quot;•&quot;}]} },&#10;{ &quot;label&quot;: &quot;s&quot;, &quot;popup&quot;: {&quot;relevant&quot;: [{&quot;label&quot;:&quot;[&quot;}]} },&#10;{ &quot;label&quot;: &quot;d&quot;, &quot;popup&quot;: {&quot;relevant&quot;: [{&quot;label&quot;:&quot;]&quot;}]} },&#10;{ &quot;label&quot;: &quot;f&quot; },&#10;{ &quot;label&quot;: &quot;g&quot; }," calcext:value-type="string">
            <text:p/>
            <text:p>[</text:p>
            <text:p>{ "label": "'", "popup": {"relevant": [{"label":"\""}]} },</text:p>
            <text:p>{ "label": "\\", "popup": {"relevant": [{"label":"|"}]} },</text:p>
            <text:p>{ "label": "a", "popup": {"relevant": [{"label":"•"}]} },</text:p>
            <text:p>{ "label": "s", "popup": {"relevant": [{"label":"["}]} },</text:p>
            <text:p>{ "label": "d", "popup": {"relevant": [{"label":"]"}]} },</text:p>
            <text:p>{ "label": "f" },</text:p>
            <text:p>{ "label": "g" },</text:p>
          </table:table-cell>
          <table:table-cell table:formula="of:=[.H12]&amp;IF([.I4]=&quot;&quot;;&quot;&quot;;CHAR(10)&amp;[.I4])" office:value-type="string" office:string-value="&#10;[&#10;{ &quot;label&quot;: &quot;'&quot;, &quot;popup&quot;: {&quot;relevant&quot;: [{&quot;label&quot;:&quot;\&quot;&quot;}]} },&#10;{ &quot;label&quot;: &quot;\\&quot;, &quot;popup&quot;: {&quot;relevant&quot;: [{&quot;label&quot;:&quot;|&quot;}]} },&#10;{ &quot;label&quot;: &quot;a&quot;, &quot;popup&quot;: {&quot;relevant&quot;: [{&quot;label&quot;:&quot;•&quot;}]} },&#10;{ &quot;label&quot;: &quot;s&quot;, &quot;popup&quot;: {&quot;relevant&quot;: [{&quot;label&quot;:&quot;[&quot;}]} },&#10;{ &quot;label&quot;: &quot;d&quot;, &quot;popup&quot;: {&quot;relevant&quot;: [{&quot;label&quot;:&quot;]&quot;}]} },&#10;{ &quot;label&quot;: &quot;f&quot; },&#10;{ &quot;label&quot;: &quot;g&quot; },&#10;{ &quot;label&quot;: &quot;h&quot; }," calcext:value-type="string">
            <text:p/>
            <text:p>[</text:p>
            <text:p>{ "label": "'", "popup": {"relevant": [{"label":"\""}]} },</text:p>
            <text:p>{ "label": "\\", "popup": {"relevant": [{"label":"|"}]} },</text:p>
            <text:p>{ "label": "a", "popup": {"relevant": [{"label":"•"}]} },</text:p>
            <text:p>{ "label": "s", "popup": {"relevant": [{"label":"["}]} },</text:p>
            <text:p>{ "label": "d", "popup": {"relevant": [{"label":"]"}]} },</text:p>
            <text:p>{ "label": "f" },</text:p>
            <text:p>{ "label": "g" },</text:p>
            <text:p>{ "label": "h" },</text:p>
          </table:table-cell>
          <table:table-cell table:formula="of:=[.I12]&amp;IF([.J4]=&quot;&quot;;&quot;&quot;;CHAR(10)&amp;[.J4])" office:value-type="string" office:string-value="&#10;[&#10;{ &quot;label&quot;: &quot;'&quot;, &quot;popup&quot;: {&quot;relevant&quot;: [{&quot;label&quot;:&quot;\&quot;&quot;}]} },&#10;{ &quot;label&quot;: &quot;\\&quot;, &quot;popup&quot;: {&quot;relevant&quot;: [{&quot;label&quot;:&quot;|&quot;}]} },&#10;{ &quot;label&quot;: &quot;a&quot;, &quot;popup&quot;: {&quot;relevant&quot;: [{&quot;label&quot;:&quot;•&quot;}]} },&#10;{ &quot;label&quot;: &quot;s&quot;, &quot;popup&quot;: {&quot;relevant&quot;: [{&quot;label&quot;:&quot;[&quot;}]} },&#10;{ &quot;label&quot;: &quot;d&quot;, &quot;popup&quot;: {&quot;relevant&quot;: [{&quot;label&quot;:&quot;]&quot;}]} },&#10;{ &quot;label&quot;: &quot;f&quot; },&#10;{ &quot;label&quot;: &quot;g&quot; },&#10;{ &quot;label&quot;: &quot;h&quot; },&#10;{ &quot;label&quot;: &quot;j&quot; }," calcext:value-type="string">
            <text:p/>
            <text:p>[</text:p>
            <text:p>{ "label": "'", "popup": {"relevant": [{"label":"\""}]} },</text:p>
            <text:p>{ "label": "\\", "popup": {"relevant": [{"label":"|"}]} },</text:p>
            <text:p>{ "label": "a", "popup": {"relevant": [{"label":"•"}]} },</text:p>
            <text:p>{ "label": "s", "popup": {"relevant": [{"label":"["}]} },</text:p>
            <text:p>{ "label": "d", "popup": {"relevant": [{"label":"]"}]} },</text:p>
            <text:p>{ "label": "f" },</text:p>
            <text:p>{ "label": "g" },</text:p>
            <text:p>{ "label": "h" },</text:p>
            <text:p>{ "label": "j" },</text:p>
          </table:table-cell>
          <table:table-cell table:formula="of:=[.J12]&amp;IF([.K4]=&quot;&quot;;&quot;&quot;;CHAR(10)&amp;[.K4])" office:value-type="string" office:string-value="&#10;[&#10;{ &quot;label&quot;: &quot;'&quot;, &quot;popup&quot;: {&quot;relevant&quot;: [{&quot;label&quot;:&quot;\&quot;&quot;}]} },&#10;{ &quot;label&quot;: &quot;\\&quot;, &quot;popup&quot;: {&quot;relevant&quot;: [{&quot;label&quot;:&quot;|&quot;}]} },&#10;{ &quot;label&quot;: &quot;a&quot;, &quot;popup&quot;: {&quot;relevant&quot;: [{&quot;label&quot;:&quot;•&quot;}]} },&#10;{ &quot;label&quot;: &quot;s&quot;, &quot;popup&quot;: {&quot;relevant&quot;: [{&quot;label&quot;:&quot;[&quot;}]} },&#10;{ &quot;label&quot;: &quot;d&quot;, &quot;popup&quot;: {&quot;relevant&quot;: [{&quot;label&quot;:&quot;]&quot;}]} },&#10;{ &quot;label&quot;: &quot;f&quot; },&#10;{ &quot;label&quot;: &quot;g&quot; },&#10;{ &quot;label&quot;: &quot;h&quot; },&#10;{ &quot;label&quot;: &quot;j&quot; },&#10;{ &quot;label&quot;: &quot;k&quot; }," calcext:value-type="string">
            <text:p/>
            <text:p>[</text:p>
            <text:p>{ "label": "'", "popup": {"relevant": [{"label":"\""}]} },</text:p>
            <text:p>{ "label": "\\", "popup": {"relevant": [{"label":"|"}]} },</text:p>
            <text:p>{ "label": "a", "popup": {"relevant": [{"label":"•"}]} },</text:p>
            <text:p>{ "label": "s", "popup": {"relevant": [{"label":"["}]} },</text:p>
            <text:p>{ "label": "d", "popup": {"relevant": [{"label":"]"}]} },</text:p>
            <text:p>{ "label": "f" },</text:p>
            <text:p>{ "label": "g" },</text:p>
            <text:p>{ "label": "h" },</text:p>
            <text:p>{ "label": "j" },</text:p>
            <text:p>{ "label": "k" },</text:p>
          </table:table-cell>
          <table:table-cell table:formula="of:=[.K12]&amp;IF([.L4]=&quot;&quot;;&quot;&quot;;CHAR(10)&amp;[.L4])" office:value-type="string" office:string-value="&#10;[&#10;{ &quot;label&quot;: &quot;'&quot;, &quot;popup&quot;: {&quot;relevant&quot;: [{&quot;label&quot;:&quot;\&quot;&quot;}]} },&#10;{ &quot;label&quot;: &quot;\\&quot;, &quot;popup&quot;: {&quot;relevant&quot;: [{&quot;label&quot;:&quot;|&quot;}]} },&#10;{ &quot;label&quot;: &quot;a&quot;, &quot;popup&quot;: {&quot;relevant&quot;: [{&quot;label&quot;:&quot;•&quot;}]} },&#10;{ &quot;label&quot;: &quot;s&quot;, &quot;popup&quot;: {&quot;relevant&quot;: [{&quot;label&quot;:&quot;[&quot;}]} },&#10;{ &quot;label&quot;: &quot;d&quot;, &quot;popup&quot;: {&quot;relevant&quot;: [{&quot;label&quot;:&quot;]&quot;}]} },&#10;{ &quot;label&quot;: &quot;f&quot; },&#10;{ &quot;label&quot;: &quot;g&quot; },&#10;{ &quot;label&quot;: &quot;h&quot; },&#10;{ &quot;label&quot;: &quot;j&quot; },&#10;{ &quot;label&quot;: &quot;k&quot; },&#10;{ &quot;label&quot;: &quot;l&quot; }," calcext:value-type="string">
            <text:p/>
            <text:p>[</text:p>
            <text:p>{ "label": "'", "popup": {"relevant": [{"label":"\""}]} },</text:p>
            <text:p>{ "label": "\\", "popup": {"relevant": [{"label":"|"}]} },</text:p>
            <text:p>{ "label": "a", "popup": {"relevant": [{"label":"•"}]} },</text:p>
            <text:p>{ "label": "s", "popup": {"relevant": [{"label":"["}]} },</text:p>
            <text:p>{ "label": "d", "popup": {"relevant": [{"label":"]"}]} },</text:p>
            <text:p>{ "label": "f" },</text:p>
            <text:p>{ "label": "g" },</text:p>
            <text:p>{ "label": "h" },</text:p>
            <text:p>{ "label": "j" },</text:p>
            <text:p>{ "label": "k" },</text:p>
            <text:p>{ "label": "l" },</text:p>
          </table:table-cell>
          <table:table-cell table:formula="of:=[.L12]&amp;IF([.M4]=&quot;&quot;;&quot;&quot;;CHAR(10)&amp;[.M4])" office:value-type="string" office:string-value="&#10;[&#10;{ &quot;label&quot;: &quot;'&quot;, &quot;popup&quot;: {&quot;relevant&quot;: [{&quot;label&quot;:&quot;\&quot;&quot;}]} },&#10;{ &quot;label&quot;: &quot;\\&quot;, &quot;popup&quot;: {&quot;relevant&quot;: [{&quot;label&quot;:&quot;|&quot;}]} },&#10;{ &quot;label&quot;: &quot;a&quot;, &quot;popup&quot;: {&quot;relevant&quot;: [{&quot;label&quot;:&quot;•&quot;}]} },&#10;{ &quot;label&quot;: &quot;s&quot;, &quot;popup&quot;: {&quot;relevant&quot;: [{&quot;label&quot;:&quot;[&quot;}]} },&#10;{ &quot;label&quot;: &quot;d&quot;, &quot;popup&quot;: {&quot;relevant&quot;: [{&quot;label&quot;:&quot;]&quot;}]} },&#10;{ &quot;label&quot;: &quot;f&quot; },&#10;{ &quot;label&quot;: &quot;g&quot; },&#10;{ &quot;label&quot;: &quot;h&quot; },&#10;{ &quot;label&quot;: &quot;j&quot; },&#10;{ &quot;label&quot;: &quot;k&quot; },&#10;{ &quot;label&quot;: &quot;l&quot; },&#10;{ &quot;label&quot;: &quot;left&quot; }," calcext:value-type="string">
            <text:p/>
            <text:p>[</text:p>
            <text:p>{ "label": "'", "popup": {"relevant": [{"label":"\""}]} },</text:p>
            <text:p>{ "label": "\\", "popup": {"relevant": [{"label":"|"}]} },</text:p>
            <text:p>{ "label": "a", "popup": {"relevant": [{"label":"•"}]} },</text:p>
            <text:p>{ "label": "s", "popup": {"relevant": [{"label":"["}]} },</text:p>
            <text:p>{ "label": "d", "popup": {"relevant": [{"label":"]"}]} },</text:p>
            <text:p>{ "label": "f" },</text:p>
            <text:p>{ "label": "g" },</text:p>
            <text:p>{ "label": "h" },</text:p>
            <text:p>{ "label": "j" },</text:p>
            <text:p>{ "label": "k" },</text:p>
            <text:p>{ "label": "l" },</text:p>
            <text:p>{ "label": "left" },</text:p>
          </table:table-cell>
          <table:table-cell table:formula="of:=[.M12]&amp;IF([.N4]=&quot;&quot;;&quot;&quot;;CHAR(10)&amp;[.N4])" office:value-type="string" office:string-value="&#10;[&#10;{ &quot;label&quot;: &quot;'&quot;, &quot;popup&quot;: {&quot;relevant&quot;: [{&quot;label&quot;:&quot;\&quot;&quot;}]} },&#10;{ &quot;label&quot;: &quot;\\&quot;, &quot;popup&quot;: {&quot;relevant&quot;: [{&quot;label&quot;:&quot;|&quot;}]} },&#10;{ &quot;label&quot;: &quot;a&quot;, &quot;popup&quot;: {&quot;relevant&quot;: [{&quot;label&quot;:&quot;•&quot;}]} },&#10;{ &quot;label&quot;: &quot;s&quot;, &quot;popup&quot;: {&quot;relevant&quot;: [{&quot;label&quot;:&quot;[&quot;}]} },&#10;{ &quot;label&quot;: &quot;d&quot;, &quot;popup&quot;: {&quot;relevant&quot;: [{&quot;label&quot;:&quot;]&quot;}]} },&#10;{ &quot;label&quot;: &quot;f&quot; },&#10;{ &quot;label&quot;: &quot;g&quot; },&#10;{ &quot;label&quot;: &quot;h&quot; },&#10;{ &quot;label&quot;: &quot;j&quot; },&#10;{ &quot;label&quot;: &quot;k&quot; },&#10;{ &quot;label&quot;: &quot;l&quot; },&#10;{ &quot;label&quot;: &quot;left&quot; },&#10;{ &quot;label&quot;: &quot;right&quot; }," calcext:value-type="string">
            <text:p/>
            <text:p>[</text:p>
            <text:p>{ "label": "'", "popup": {"relevant": [{"label":"\""}]} },</text:p>
            <text:p>{ "label": "\\", "popup": {"relevant": [{"label":"|"}]} },</text:p>
            <text:p>{ "label": "a", "popup": {"relevant": [{"label":"•"}]} },</text:p>
            <text:p>{ "label": "s", "popup": {"relevant": [{"label":"["}]} },</text:p>
            <text:p>{ "label": "d", "popup": {"relevant": [{"label":"]"}]} },</text:p>
            <text:p>{ "label": "f" },</text:p>
            <text:p>{ "label": "g" },</text:p>
            <text:p>{ "label": "h" },</text:p>
            <text:p>{ "label": "j" },</text:p>
            <text:p>{ "label": "k" },</text:p>
            <text:p>{ "label": "l" },</text:p>
            <text:p>{ "label": "left" },</text:p>
            <text:p>{ "label": "right" },</text:p>
          </table:table-cell>
          <table:table-cell table:formula="of:=[.N12]&amp;IF([.O4]=&quot;&quot;;&quot;&quot;;CHAR(10)&amp;[.O4])" office:value-type="string" office:string-value="&#10;[&#10;{ &quot;label&quot;: &quot;'&quot;, &quot;popup&quot;: {&quot;relevant&quot;: [{&quot;label&quot;:&quot;\&quot;&quot;}]} },&#10;{ &quot;label&quot;: &quot;\\&quot;, &quot;popup&quot;: {&quot;relevant&quot;: [{&quot;label&quot;:&quot;|&quot;}]} },&#10;{ &quot;label&quot;: &quot;a&quot;, &quot;popup&quot;: {&quot;relevant&quot;: [{&quot;label&quot;:&quot;•&quot;}]} },&#10;{ &quot;label&quot;: &quot;s&quot;, &quot;popup&quot;: {&quot;relevant&quot;: [{&quot;label&quot;:&quot;[&quot;}]} },&#10;{ &quot;label&quot;: &quot;d&quot;, &quot;popup&quot;: {&quot;relevant&quot;: [{&quot;label&quot;:&quot;]&quot;}]} },&#10;{ &quot;label&quot;: &quot;f&quot; },&#10;{ &quot;label&quot;: &quot;g&quot; },&#10;{ &quot;label&quot;: &quot;h&quot; },&#10;{ &quot;label&quot;: &quot;j&quot; },&#10;{ &quot;label&quot;: &quot;k&quot; },&#10;{ &quot;label&quot;: &quot;l&quot; },&#10;{ &quot;label&quot;: &quot;left&quot; },&#10;{ &quot;label&quot;: &quot;right&quot; },&#10;{ &quot;label&quot;: &quot;action&quot; }," calcext:value-type="string">
            <text:p/>
            <text:p>[</text:p>
            <text:p>{ "label": "'", "popup": {"relevant": [{"label":"\""}]} },</text:p>
            <text:p>{ "label": "\\", "popup": {"relevant": [{"label":"|"}]} },</text:p>
            <text:p>{ "label": "a", "popup": {"relevant": [{"label":"•"}]} },</text:p>
            <text:p>{ "label": "s", "popup": {"relevant": [{"label":"["}]} },</text:p>
            <text:p>{ "label": "d", "popup": {"relevant": [{"label":"]"}]} },</text:p>
            <text:p>{ "label": "f" },</text:p>
            <text:p>{ "label": "g" },</text:p>
            <text:p>{ "label": "h" },</text:p>
            <text:p>{ "label": "j" },</text:p>
            <text:p>{ "label": "k" },</text:p>
            <text:p>{ "label": "l" },</text:p>
            <text:p>{ "label": "left" },</text:p>
            <text:p>{ "label": "right" },</text:p>
            <text:p>{ "label": "action" },</text:p>
          </table:table-cell>
          <table:table-cell table:formula="of:=[.O12]&amp;IF([.P4]=&quot;&quot;;&quot;&quot;;CHAR(10)&amp;[.P4])" office:value-type="string" office:string-value="&#10;[&#10;{ &quot;label&quot;: &quot;'&quot;, &quot;popup&quot;: {&quot;relevant&quot;: [{&quot;label&quot;:&quot;\&quot;&quot;}]} },&#10;{ &quot;label&quot;: &quot;\\&quot;, &quot;popup&quot;: {&quot;relevant&quot;: [{&quot;label&quot;:&quot;|&quot;}]} },&#10;{ &quot;label&quot;: &quot;a&quot;, &quot;popup&quot;: {&quot;relevant&quot;: [{&quot;label&quot;:&quot;•&quot;}]} },&#10;{ &quot;label&quot;: &quot;s&quot;, &quot;popup&quot;: {&quot;relevant&quot;: [{&quot;label&quot;:&quot;[&quot;}]} },&#10;{ &quot;label&quot;: &quot;d&quot;, &quot;popup&quot;: {&quot;relevant&quot;: [{&quot;label&quot;:&quot;]&quot;}]} },&#10;{ &quot;label&quot;: &quot;f&quot; },&#10;{ &quot;label&quot;: &quot;g&quot; },&#10;{ &quot;label&quot;: &quot;h&quot; },&#10;{ &quot;label&quot;: &quot;j&quot; },&#10;{ &quot;label&quot;: &quot;k&quot; },&#10;{ &quot;label&quot;: &quot;l&quot; },&#10;{ &quot;label&quot;: &quot;left&quot; },&#10;{ &quot;label&quot;: &quot;right&quot; },&#10;{ &quot;label&quot;: &quot;action&quot; }," calcext:value-type="string">
            <text:p/>
            <text:p>[</text:p>
            <text:p>{ "label": "'", "popup": {"relevant": [{"label":"\""}]} },</text:p>
            <text:p>{ "label": "\\", "popup": {"relevant": [{"label":"|"}]} },</text:p>
            <text:p>{ "label": "a", "popup": {"relevant": [{"label":"•"}]} },</text:p>
            <text:p>{ "label": "s", "popup": {"relevant": [{"label":"["}]} },</text:p>
            <text:p>{ "label": "d", "popup": {"relevant": [{"label":"]"}]} },</text:p>
            <text:p>{ "label": "f" },</text:p>
            <text:p>{ "label": "g" },</text:p>
            <text:p>{ "label": "h" },</text:p>
            <text:p>{ "label": "j" },</text:p>
            <text:p>{ "label": "k" },</text:p>
            <text:p>{ "label": "l" },</text:p>
            <text:p>{ "label": "left" },</text:p>
            <text:p>{ "label": "right" },</text:p>
            <text:p>{ "label": "action" },</text:p>
          </table:table-cell>
          <table:table-cell table:formula="of:=[.P12]&amp;IF([.Q4]=&quot;&quot;;&quot;&quot;;CHAR(10)&amp;[.Q4])" office:value-type="string" office:string-value="&#10;[&#10;{ &quot;label&quot;: &quot;'&quot;, &quot;popup&quot;: {&quot;relevant&quot;: [{&quot;label&quot;:&quot;\&quot;&quot;}]} },&#10;{ &quot;label&quot;: &quot;\\&quot;, &quot;popup&quot;: {&quot;relevant&quot;: [{&quot;label&quot;:&quot;|&quot;}]} },&#10;{ &quot;label&quot;: &quot;a&quot;, &quot;popup&quot;: {&quot;relevant&quot;: [{&quot;label&quot;:&quot;•&quot;}]} },&#10;{ &quot;label&quot;: &quot;s&quot;, &quot;popup&quot;: {&quot;relevant&quot;: [{&quot;label&quot;:&quot;[&quot;}]} },&#10;{ &quot;label&quot;: &quot;d&quot;, &quot;popup&quot;: {&quot;relevant&quot;: [{&quot;label&quot;:&quot;]&quot;}]} },&#10;{ &quot;label&quot;: &quot;f&quot; },&#10;{ &quot;label&quot;: &quot;g&quot; },&#10;{ &quot;label&quot;: &quot;h&quot; },&#10;{ &quot;label&quot;: &quot;j&quot; },&#10;{ &quot;label&quot;: &quot;k&quot; },&#10;{ &quot;label&quot;: &quot;l&quot; },&#10;{ &quot;label&quot;: &quot;left&quot; },&#10;{ &quot;label&quot;: &quot;right&quot; },&#10;{ &quot;label&quot;: &quot;action&quot; }," calcext:value-type="string">
            <text:p/>
            <text:p>[</text:p>
            <text:p>{ "label": "'", "popup": {"relevant": [{"label":"\""}]} },</text:p>
            <text:p>{ "label": "\\", "popup": {"relevant": [{"label":"|"}]} },</text:p>
            <text:p>{ "label": "a", "popup": {"relevant": [{"label":"•"}]} },</text:p>
            <text:p>{ "label": "s", "popup": {"relevant": [{"label":"["}]} },</text:p>
            <text:p>{ "label": "d", "popup": {"relevant": [{"label":"]"}]} },</text:p>
            <text:p>{ "label": "f" },</text:p>
            <text:p>{ "label": "g" },</text:p>
            <text:p>{ "label": "h" },</text:p>
            <text:p>{ "label": "j" },</text:p>
            <text:p>{ "label": "k" },</text:p>
            <text:p>{ "label": "l" },</text:p>
            <text:p>{ "label": "left" },</text:p>
            <text:p>{ "label": "right" },</text:p>
            <text:p>{ "label": "action" },</text:p>
          </table:table-cell>
          <table:table-cell table:formula="of:=[.Q12]&amp;IF([.R4]=&quot;&quot;;&quot;&quot;;CHAR(10)&amp;[.R4])" office:value-type="string" office:string-value="&#10;[&#10;{ &quot;label&quot;: &quot;'&quot;, &quot;popup&quot;: {&quot;relevant&quot;: [{&quot;label&quot;:&quot;\&quot;&quot;}]} },&#10;{ &quot;label&quot;: &quot;\\&quot;, &quot;popup&quot;: {&quot;relevant&quot;: [{&quot;label&quot;:&quot;|&quot;}]} },&#10;{ &quot;label&quot;: &quot;a&quot;, &quot;popup&quot;: {&quot;relevant&quot;: [{&quot;label&quot;:&quot;•&quot;}]} },&#10;{ &quot;label&quot;: &quot;s&quot;, &quot;popup&quot;: {&quot;relevant&quot;: [{&quot;label&quot;:&quot;[&quot;}]} },&#10;{ &quot;label&quot;: &quot;d&quot;, &quot;popup&quot;: {&quot;relevant&quot;: [{&quot;label&quot;:&quot;]&quot;}]} },&#10;{ &quot;label&quot;: &quot;f&quot; },&#10;{ &quot;label&quot;: &quot;g&quot; },&#10;{ &quot;label&quot;: &quot;h&quot; },&#10;{ &quot;label&quot;: &quot;j&quot; },&#10;{ &quot;label&quot;: &quot;k&quot; },&#10;{ &quot;label&quot;: &quot;l&quot; },&#10;{ &quot;label&quot;: &quot;left&quot; },&#10;{ &quot;label&quot;: &quot;right&quot; },&#10;{ &quot;label&quot;: &quot;action&quot; }," calcext:value-type="string">
            <text:p/>
            <text:p>[</text:p>
            <text:p>{ "label": "'", "popup": {"relevant": [{"label":"\""}]} },</text:p>
            <text:p>{ "label": "\\", "popup": {"relevant": [{"label":"|"}]} },</text:p>
            <text:p>{ "label": "a", "popup": {"relevant": [{"label":"•"}]} },</text:p>
            <text:p>{ "label": "s", "popup": {"relevant": [{"label":"["}]} },</text:p>
            <text:p>{ "label": "d", "popup": {"relevant": [{"label":"]"}]} },</text:p>
            <text:p>{ "label": "f" },</text:p>
            <text:p>{ "label": "g" },</text:p>
            <text:p>{ "label": "h" },</text:p>
            <text:p>{ "label": "j" },</text:p>
            <text:p>{ "label": "k" },</text:p>
            <text:p>{ "label": "l" },</text:p>
            <text:p>{ "label": "left" },</text:p>
            <text:p>{ "label": "right" },</text:p>
            <text:p>{ "label": "action" },</text:p>
          </table:table-cell>
          <table:table-cell table:formula="of:=[.R12]&amp;IF([.S4]=&quot;&quot;;&quot;&quot;;CHAR(10)&amp;[.S4])" office:value-type="string" office:string-value="&#10;[&#10;{ &quot;label&quot;: &quot;'&quot;, &quot;popup&quot;: {&quot;relevant&quot;: [{&quot;label&quot;:&quot;\&quot;&quot;}]} },&#10;{ &quot;label&quot;: &quot;\\&quot;, &quot;popup&quot;: {&quot;relevant&quot;: [{&quot;label&quot;:&quot;|&quot;}]} },&#10;{ &quot;label&quot;: &quot;a&quot;, &quot;popup&quot;: {&quot;relevant&quot;: [{&quot;label&quot;:&quot;•&quot;}]} },&#10;{ &quot;label&quot;: &quot;s&quot;, &quot;popup&quot;: {&quot;relevant&quot;: [{&quot;label&quot;:&quot;[&quot;}]} },&#10;{ &quot;label&quot;: &quot;d&quot;, &quot;popup&quot;: {&quot;relevant&quot;: [{&quot;label&quot;:&quot;]&quot;}]} },&#10;{ &quot;label&quot;: &quot;f&quot; },&#10;{ &quot;label&quot;: &quot;g&quot; },&#10;{ &quot;label&quot;: &quot;h&quot; },&#10;{ &quot;label&quot;: &quot;j&quot; },&#10;{ &quot;label&quot;: &quot;k&quot; },&#10;{ &quot;label&quot;: &quot;l&quot; },&#10;{ &quot;label&quot;: &quot;left&quot; },&#10;{ &quot;label&quot;: &quot;right&quot; },&#10;{ &quot;label&quot;: &quot;action&quot; }," calcext:value-type="string">
            <text:p/>
            <text:p>[</text:p>
            <text:p>{ "label": "'", "popup": {"relevant": [{"label":"\""}]} },</text:p>
            <text:p>{ "label": "\\", "popup": {"relevant": [{"label":"|"}]} },</text:p>
            <text:p>{ "label": "a", "popup": {"relevant": [{"label":"•"}]} },</text:p>
            <text:p>{ "label": "s", "popup": {"relevant": [{"label":"["}]} },</text:p>
            <text:p>{ "label": "d", "popup": {"relevant": [{"label":"]"}]} },</text:p>
            <text:p>{ "label": "f" },</text:p>
            <text:p>{ "label": "g" },</text:p>
            <text:p>{ "label": "h" },</text:p>
            <text:p>{ "label": "j" },</text:p>
            <text:p>{ "label": "k" },</text:p>
            <text:p>{ "label": "l" },</text:p>
            <text:p>{ "label": "left" },</text:p>
            <text:p>{ "label": "right" },</text:p>
            <text:p>{ "label": "action" },</text:p>
          </table:table-cell>
          <table:table-cell table:formula="of:=[.S12]&amp;IF([.T4]=&quot;&quot;;&quot;&quot;;CHAR(10)&amp;[.T4])" office:value-type="string" office:string-value="&#10;[&#10;{ &quot;label&quot;: &quot;'&quot;, &quot;popup&quot;: {&quot;relevant&quot;: [{&quot;label&quot;:&quot;\&quot;&quot;}]} },&#10;{ &quot;label&quot;: &quot;\\&quot;, &quot;popup&quot;: {&quot;relevant&quot;: [{&quot;label&quot;:&quot;|&quot;}]} },&#10;{ &quot;label&quot;: &quot;a&quot;, &quot;popup&quot;: {&quot;relevant&quot;: [{&quot;label&quot;:&quot;•&quot;}]} },&#10;{ &quot;label&quot;: &quot;s&quot;, &quot;popup&quot;: {&quot;relevant&quot;: [{&quot;label&quot;:&quot;[&quot;}]} },&#10;{ &quot;label&quot;: &quot;d&quot;, &quot;popup&quot;: {&quot;relevant&quot;: [{&quot;label&quot;:&quot;]&quot;}]} },&#10;{ &quot;label&quot;: &quot;f&quot; },&#10;{ &quot;label&quot;: &quot;g&quot; },&#10;{ &quot;label&quot;: &quot;h&quot; },&#10;{ &quot;label&quot;: &quot;j&quot; },&#10;{ &quot;label&quot;: &quot;k&quot; },&#10;{ &quot;label&quot;: &quot;l&quot; },&#10;{ &quot;label&quot;: &quot;left&quot; },&#10;{ &quot;label&quot;: &quot;right&quot; },&#10;{ &quot;label&quot;: &quot;action&quot; }," calcext:value-type="string">
            <text:p/>
            <text:p>[</text:p>
            <text:p>{ "label": "'", "popup": {"relevant": [{"label":"\""}]} },</text:p>
            <text:p>{ "label": "\\", "popup": {"relevant": [{"label":"|"}]} },</text:p>
            <text:p>{ "label": "a", "popup": {"relevant": [{"label":"•"}]} },</text:p>
            <text:p>{ "label": "s", "popup": {"relevant": [{"label":"["}]} },</text:p>
            <text:p>{ "label": "d", "popup": {"relevant": [{"label":"]"}]} },</text:p>
            <text:p>{ "label": "f" },</text:p>
            <text:p>{ "label": "g" },</text:p>
            <text:p>{ "label": "h" },</text:p>
            <text:p>{ "label": "j" },</text:p>
            <text:p>{ "label": "k" },</text:p>
            <text:p>{ "label": "l" },</text:p>
            <text:p>{ "label": "left" },</text:p>
            <text:p>{ "label": "right" },</text:p>
            <text:p>{ "label": "action" },</text:p>
          </table:table-cell>
          <table:table-cell table:formula="of:=[.T12]&amp;IF([.U4]=&quot;&quot;;&quot;&quot;;CHAR(10)&amp;[.U4])" office:value-type="string" office:string-value="&#10;[&#10;{ &quot;label&quot;: &quot;'&quot;, &quot;popup&quot;: {&quot;relevant&quot;: [{&quot;label&quot;:&quot;\&quot;&quot;}]} },&#10;{ &quot;label&quot;: &quot;\\&quot;, &quot;popup&quot;: {&quot;relevant&quot;: [{&quot;label&quot;:&quot;|&quot;}]} },&#10;{ &quot;label&quot;: &quot;a&quot;, &quot;popup&quot;: {&quot;relevant&quot;: [{&quot;label&quot;:&quot;•&quot;}]} },&#10;{ &quot;label&quot;: &quot;s&quot;, &quot;popup&quot;: {&quot;relevant&quot;: [{&quot;label&quot;:&quot;[&quot;}]} },&#10;{ &quot;label&quot;: &quot;d&quot;, &quot;popup&quot;: {&quot;relevant&quot;: [{&quot;label&quot;:&quot;]&quot;}]} },&#10;{ &quot;label&quot;: &quot;f&quot; },&#10;{ &quot;label&quot;: &quot;g&quot; },&#10;{ &quot;label&quot;: &quot;h&quot; },&#10;{ &quot;label&quot;: &quot;j&quot; },&#10;{ &quot;label&quot;: &quot;k&quot; },&#10;{ &quot;label&quot;: &quot;l&quot; },&#10;{ &quot;label&quot;: &quot;left&quot; },&#10;{ &quot;label&quot;: &quot;right&quot; },&#10;{ &quot;label&quot;: &quot;action&quot; }," calcext:value-type="string">
            <text:p/>
            <text:p>[</text:p>
            <text:p>{ "label": "'", "popup": {"relevant": [{"label":"\""}]} },</text:p>
            <text:p>{ "label": "\\", "popup": {"relevant": [{"label":"|"}]} },</text:p>
            <text:p>{ "label": "a", "popup": {"relevant": [{"label":"•"}]} },</text:p>
            <text:p>{ "label": "s", "popup": {"relevant": [{"label":"["}]} },</text:p>
            <text:p>{ "label": "d", "popup": {"relevant": [{"label":"]"}]} },</text:p>
            <text:p>{ "label": "f" },</text:p>
            <text:p>{ "label": "g" },</text:p>
            <text:p>{ "label": "h" },</text:p>
            <text:p>{ "label": "j" },</text:p>
            <text:p>{ "label": "k" },</text:p>
            <text:p>{ "label": "l" },</text:p>
            <text:p>{ "label": "left" },</text:p>
            <text:p>{ "label": "right" },</text:p>
            <text:p>{ "label": "action" },</text:p>
          </table:table-cell>
          <table:table-cell table:number-columns-repeated="3"/>
          <table:table-cell table:style-name="ce2" table:formula="of:=IF([.U12]=&quot;&quot;;&quot;&quot;;LEFT([.U12];LEN([.U12])-1)&amp;CHAR(10)&amp;&quot;],&quot;)" office:value-type="string" office:string-value="&#10;[&#10;{ &quot;label&quot;: &quot;'&quot;, &quot;popup&quot;: {&quot;relevant&quot;: [{&quot;label&quot;:&quot;\&quot;&quot;}]} },&#10;{ &quot;label&quot;: &quot;\\&quot;, &quot;popup&quot;: {&quot;relevant&quot;: [{&quot;label&quot;:&quot;|&quot;}]} },&#10;{ &quot;label&quot;: &quot;a&quot;, &quot;popup&quot;: {&quot;relevant&quot;: [{&quot;label&quot;:&quot;•&quot;}]} },&#10;{ &quot;label&quot;: &quot;s&quot;, &quot;popup&quot;: {&quot;relevant&quot;: [{&quot;label&quot;:&quot;[&quot;}]} },&#10;{ &quot;label&quot;: &quot;d&quot;, &quot;popup&quot;: {&quot;relevant&quot;: [{&quot;label&quot;:&quot;]&quot;}]} },&#10;{ &quot;label&quot;: &quot;f&quot; },&#10;{ &quot;label&quot;: &quot;g&quot; },&#10;{ &quot;label&quot;: &quot;h&quot; },&#10;{ &quot;label&quot;: &quot;j&quot; },&#10;{ &quot;label&quot;: &quot;k&quot; },&#10;{ &quot;label&quot;: &quot;l&quot; },&#10;{ &quot;label&quot;: &quot;left&quot; },&#10;{ &quot;label&quot;: &quot;right&quot; },&#10;{ &quot;label&quot;: &quot;action&quot; }&#10;]," calcext:value-type="string">
            <text:p/>
            <text:p>[</text:p>
            <text:p>{ "label": "'", "popup": {"relevant": [{"label":"\""}]} },</text:p>
            <text:p>{ "label": "\\", "popup": {"relevant": [{"label":"|"}]} },</text:p>
            <text:p>{ "label": "a", "popup": {"relevant": [{"label":"•"}]} },</text:p>
            <text:p>{ "label": "s", "popup": {"relevant": [{"label":"["}]} },</text:p>
            <text:p>{ "label": "d", "popup": {"relevant": [{"label":"]"}]} },</text:p>
            <text:p>{ "label": "f" },</text:p>
            <text:p>{ "label": "g" },</text:p>
            <text:p>{ "label": "h" },</text:p>
            <text:p>{ "label": "j" },</text:p>
            <text:p>{ "label": "k" },</text:p>
            <text:p>{ "label": "l" },</text:p>
            <text:p>{ "label": "left" },</text:p>
            <text:p>{ "label": "right" },</text:p>
            <text:p>{ "label": "action" }</text:p>
            <text:p>],</text:p>
          </table:table-cell>
        </table:table-row>
        <table:table-row table:style-name="ro4">
          <table:table-cell table:formula="of:=IF([.B5]=&quot;&quot;;&quot;&quot;;CHAR(10)&amp;&quot;[&quot;)" office:value-type="string" office:string-value="&#10;[" calcext:value-type="string">
            <text:p/>
            <text:p>[</text:p>
          </table:table-cell>
          <table:table-cell table:formula="of:=[.A13]&amp;IF([.B5]=&quot;&quot;;&quot;&quot;;CHAR(10)&amp;[.B5])" office:value-type="string" office:string-value="&#10;[&#10;{ &quot;label&quot;: &quot;shift&quot; }," calcext:value-type="string">
            <text:p/>
            <text:p>[</text:p>
            <text:p>{ "label": "shift" },</text:p>
          </table:table-cell>
          <table:table-cell table:formula="of:=[.B13]&amp;IF([.C5]=&quot;&quot;;&quot;&quot;;CHAR(10)&amp;[.C5])" office:value-type="string" office:string-value="&#10;[&#10;{ &quot;label&quot;: &quot;shift&quot; },&#10;{ &quot;label&quot;: &quot;tab&quot; }," calcext:value-type="string">
            <text:p/>
            <text:p>[</text:p>
            <text:p>{ "label": "shift" },</text:p>
            <text:p>{ "label": "tab" },</text:p>
          </table:table-cell>
          <table:table-cell table:formula="of:=[.C13]&amp;IF([.D5]=&quot;&quot;;&quot;&quot;;CHAR(10)&amp;[.D5])" office:value-type="string" office:string-value="&#10;[&#10;{ &quot;label&quot;: &quot;shift&quot; },&#10;{ &quot;label&quot;: &quot;tab&quot; },&#10;{ &quot;label&quot;: &quot;\/&quot;, &quot;popup&quot;: {&quot;relevant&quot;: [{&quot;label&quot;:&quot;&lt;&quot;}]} }," calcext:value-type="string">
            <text:p/>
            <text:p>[</text:p>
            <text:p>{ "label": "shift" },</text:p>
            <text:p>{ "label": "tab" },</text:p>
            <text:p>{ "label": "\/", "popup": {"relevant": [{"label":"&lt;"}]} },</text:p>
          </table:table-cell>
          <table:table-cell table:formula="of:=[.D13]&amp;IF([.E5]=&quot;&quot;;&quot;&quot;;CHAR(10)&amp;[.E5])" office:value-type="string" office:string-value="&#10;[&#10;{ &quot;label&quot;: &quot;shift&quot; },&#10;{ &quot;label&quot;: &quot;tab&quot; },&#10;{ &quot;label&quot;: &quot;\/&quot;, &quot;popup&quot;: {&quot;relevant&quot;: [{&quot;label&quot;:&quot;&lt;&quot;}]} },&#10;{ &quot;label&quot;: &quot;z&quot;, &quot;popup&quot;: {&quot;relevant&quot;: [{&quot;label&quot;:&quot;&gt;&quot;}]} }," calcext:value-type="string">
            <text:p/>
            <text:p>[</text:p>
            <text:p>{ "label": "shift" },</text:p>
            <text:p>{ "label": "tab" },</text:p>
            <text:p>{ "label": "\/", "popup": {"relevant": [{"label":"&lt;"}]} },</text:p>
            <text:p>{ "label": "z", "popup": {"relevant": [{"label":"&gt;"}]} },</text:p>
          </table:table-cell>
          <table:table-cell table:formula="of:=[.E13]&amp;IF([.F5]=&quot;&quot;;&quot;&quot;;CHAR(10)&amp;[.F5])" office:value-type="string" office:string-value="&#10;[&#10;{ &quot;label&quot;: &quot;shift&quot; },&#10;{ &quot;label&quot;: &quot;tab&quot; },&#10;{ &quot;label&quot;: &quot;\/&quot;, &quot;popup&quot;: {&quot;relevant&quot;: [{&quot;label&quot;:&quot;&lt;&quot;}]} },&#10;{ &quot;label&quot;: &quot;z&quot;, &quot;popup&quot;: {&quot;relevant&quot;: [{&quot;label&quot;:&quot;&gt;&quot;}]} },&#10;{ &quot;label&quot;: &quot;x&quot;, &quot;popup&quot;: {&quot;relevant&quot;: [{&quot;label&quot;:&quot;≥&quot;}]} }," calcext:value-type="string">
            <text:p/>
            <text:p>[</text:p>
            <text:p>{ "label": "shift" },</text:p>
            <text:p>{ "label": "tab" },</text:p>
            <text:p>{ "label": "\/", "popup": {"relevant": [{"label":"&lt;"}]} },</text:p>
            <text:p>{ "label": "z", "popup": {"relevant": [{"label":"&gt;"}]} },</text:p>
            <text:p>{ "label": "x", "popup": {"relevant": [{"label":"≥"}]} },</text:p>
          </table:table-cell>
          <table:table-cell table:formula="of:=[.F13]&amp;IF([.G5]=&quot;&quot;;&quot;&quot;;CHAR(10)&amp;[.G5])" office:value-type="string" office:string-value="&#10;[&#10;{ &quot;label&quot;: &quot;shift&quot; },&#10;{ &quot;label&quot;: &quot;tab&quot; },&#10;{ &quot;label&quot;: &quot;\/&quot;, &quot;popup&quot;: {&quot;relevant&quot;: [{&quot;label&quot;:&quot;&lt;&quot;}]} },&#10;{ &quot;label&quot;: &quot;z&quot;, &quot;popup&quot;: {&quot;relevant&quot;: [{&quot;label&quot;:&quot;&gt;&quot;}]} },&#10;{ &quot;label&quot;: &quot;x&quot;, &quot;popup&quot;: {&quot;relevant&quot;: [{&quot;label&quot;:&quot;≥&quot;}]} },&#10;{ &quot;label&quot;: &quot;c&quot;, &quot;popup&quot;: {&quot;relevant&quot;: [{&quot;label&quot;:&quot;≤&quot;}]} }," calcext:value-type="string">
            <text:p/>
            <text:p>[</text:p>
            <text:p>{ "label": "shift" },</text:p>
            <text:p>{ "label": "tab" },</text:p>
            <text:p>{ "label": "\/", "popup": {"relevant": [{"label":"&lt;"}]} },</text:p>
            <text:p>{ "label": "z", "popup": {"relevant": [{"label":"&gt;"}]} },</text:p>
            <text:p>{ "label": "x", "popup": {"relevant": [{"label":"≥"}]} },</text:p>
            <text:p>{ "label": "c", "popup": {"relevant": [{"label":"≤"}]} },</text:p>
          </table:table-cell>
          <table:table-cell table:formula="of:=[.G13]&amp;IF([.H5]=&quot;&quot;;&quot;&quot;;CHAR(10)&amp;[.H5])" office:value-type="string" office:string-value="&#10;[&#10;{ &quot;label&quot;: &quot;shift&quot; },&#10;{ &quot;label&quot;: &quot;tab&quot; },&#10;{ &quot;label&quot;: &quot;\/&quot;, &quot;popup&quot;: {&quot;relevant&quot;: [{&quot;label&quot;:&quot;&lt;&quot;}]} },&#10;{ &quot;label&quot;: &quot;z&quot;, &quot;popup&quot;: {&quot;relevant&quot;: [{&quot;label&quot;:&quot;&gt;&quot;}]} },&#10;{ &quot;label&quot;: &quot;x&quot;, &quot;popup&quot;: {&quot;relevant&quot;: [{&quot;label&quot;:&quot;≥&quot;}]} },&#10;{ &quot;label&quot;: &quot;c&quot;, &quot;popup&quot;: {&quot;relevant&quot;: [{&quot;label&quot;:&quot;≤&quot;}]} },&#10;{ &quot;label&quot;: &quot;v&quot;, &quot;popup&quot;: {&quot;relevant&quot;: [{&quot;label&quot;:&quot;≠&quot;}]} }," calcext:value-type="string">
            <text:p/>
            <text:p>[</text:p>
            <text:p>{ "label": "shift" },</text:p>
            <text:p>{ "label": "tab" },</text:p>
            <text:p>{ "label": "\/", "popup": {"relevant": [{"label":"&lt;"}]} },</text:p>
            <text:p>{ "label": "z", "popup": {"relevant": [{"label":"&gt;"}]} },</text:p>
            <text:p>{ "label": "x", "popup": {"relevant": [{"label":"≥"}]} },</text:p>
            <text:p>{ "label": "c", "popup": {"relevant": [{"label":"≤"}]} },</text:p>
            <text:p>{ "label": "v", "popup": {"relevant": [{"label":"≠"}]} },</text:p>
          </table:table-cell>
          <table:table-cell table:formula="of:=[.H13]&amp;IF([.I5]=&quot;&quot;;&quot;&quot;;CHAR(10)&amp;[.I5])" office:value-type="string" office:string-value="&#10;[&#10;{ &quot;label&quot;: &quot;shift&quot; },&#10;{ &quot;label&quot;: &quot;tab&quot; },&#10;{ &quot;label&quot;: &quot;\/&quot;, &quot;popup&quot;: {&quot;relevant&quot;: [{&quot;label&quot;:&quot;&lt;&quot;}]} },&#10;{ &quot;label&quot;: &quot;z&quot;, &quot;popup&quot;: {&quot;relevant&quot;: [{&quot;label&quot;:&quot;&gt;&quot;}]} },&#10;{ &quot;label&quot;: &quot;x&quot;, &quot;popup&quot;: {&quot;relevant&quot;: [{&quot;label&quot;:&quot;≥&quot;}]} },&#10;{ &quot;label&quot;: &quot;c&quot;, &quot;popup&quot;: {&quot;relevant&quot;: [{&quot;label&quot;:&quot;≤&quot;}]} },&#10;{ &quot;label&quot;: &quot;v&quot;, &quot;popup&quot;: {&quot;relevant&quot;: [{&quot;label&quot;:&quot;≠&quot;}]} },&#10;{ &quot;label&quot;: &quot;b&quot;, &quot;popup&quot;: {&quot;relevant&quot;: [{&quot;label&quot;:&quot;⋅&quot;}]} }," calcext:value-type="string">
            <text:p/>
            <text:p>[</text:p>
            <text:p>{ "label": "shift" },</text:p>
            <text:p>{ "label": "tab" },</text:p>
            <text:p>{ "label": "\/", "popup": {"relevant": [{"label":"&lt;"}]} },</text:p>
            <text:p>{ "label": "z", "popup": {"relevant": [{"label":"&gt;"}]} },</text:p>
            <text:p>{ "label": "x", "popup": {"relevant": [{"label":"≥"}]} },</text:p>
            <text:p>{ "label": "c", "popup": {"relevant": [{"label":"≤"}]} },</text:p>
            <text:p>{ "label": "v", "popup": {"relevant": [{"label":"≠"}]} },</text:p>
            <text:p>{ "label": "b", "popup": {"relevant": [{"label":"⋅"}]} },</text:p>
          </table:table-cell>
          <table:table-cell table:formula="of:=[.I13]&amp;IF([.J5]=&quot;&quot;;&quot;&quot;;CHAR(10)&amp;[.J5])" office:value-type="string" office:string-value="&#10;[&#10;{ &quot;label&quot;: &quot;shift&quot; },&#10;{ &quot;label&quot;: &quot;tab&quot; },&#10;{ &quot;label&quot;: &quot;\/&quot;, &quot;popup&quot;: {&quot;relevant&quot;: [{&quot;label&quot;:&quot;&lt;&quot;}]} },&#10;{ &quot;label&quot;: &quot;z&quot;, &quot;popup&quot;: {&quot;relevant&quot;: [{&quot;label&quot;:&quot;&gt;&quot;}]} },&#10;{ &quot;label&quot;: &quot;x&quot;, &quot;popup&quot;: {&quot;relevant&quot;: [{&quot;label&quot;:&quot;≥&quot;}]} },&#10;{ &quot;label&quot;: &quot;c&quot;, &quot;popup&quot;: {&quot;relevant&quot;: [{&quot;label&quot;:&quot;≤&quot;}]} },&#10;{ &quot;label&quot;: &quot;v&quot;, &quot;popup&quot;: {&quot;relevant&quot;: [{&quot;label&quot;:&quot;≠&quot;}]} },&#10;{ &quot;label&quot;: &quot;b&quot;, &quot;popup&quot;: {&quot;relevant&quot;: [{&quot;label&quot;:&quot;⋅&quot;}]} },&#10;{ &quot;label&quot;: &quot;n&quot;, &quot;popup&quot;: {&quot;relevant&quot;: [{&quot;label&quot;:&quot;±&quot;}]} }," calcext:value-type="string">
            <text:p/>
            <text:p>[</text:p>
            <text:p>{ "label": "shift" },</text:p>
            <text:p>{ "label": "tab" },</text:p>
            <text:p>{ "label": "\/", "popup": {"relevant": [{"label":"&lt;"}]} },</text:p>
            <text:p>{ "label": "z", "popup": {"relevant": [{"label":"&gt;"}]} },</text:p>
            <text:p>{ "label": "x", "popup": {"relevant": [{"label":"≥"}]} },</text:p>
            <text:p>{ "label": "c", "popup": {"relevant": [{"label":"≤"}]} },</text:p>
            <text:p>{ "label": "v", "popup": {"relevant": [{"label":"≠"}]} },</text:p>
            <text:p>{ "label": "b", "popup": {"relevant": [{"label":"⋅"}]} },</text:p>
            <text:p>{ "label": "n", "popup": {"relevant": [{"label":"±"}]} },</text:p>
          </table:table-cell>
          <table:table-cell table:formula="of:=[.J13]&amp;IF([.K5]=&quot;&quot;;&quot;&quot;;CHAR(10)&amp;[.K5])" office:value-type="string" office:string-value="&#10;[&#10;{ &quot;label&quot;: &quot;shift&quot; },&#10;{ &quot;label&quot;: &quot;tab&quot; },&#10;{ &quot;label&quot;: &quot;\/&quot;, &quot;popup&quot;: {&quot;relevant&quot;: [{&quot;label&quot;:&quot;&lt;&quot;}]} },&#10;{ &quot;label&quot;: &quot;z&quot;, &quot;popup&quot;: {&quot;relevant&quot;: [{&quot;label&quot;:&quot;&gt;&quot;}]} },&#10;{ &quot;label&quot;: &quot;x&quot;, &quot;popup&quot;: {&quot;relevant&quot;: [{&quot;label&quot;:&quot;≥&quot;}]} },&#10;{ &quot;label&quot;: &quot;c&quot;, &quot;popup&quot;: {&quot;relevant&quot;: [{&quot;label&quot;:&quot;≤&quot;}]} },&#10;{ &quot;label&quot;: &quot;v&quot;, &quot;popup&quot;: {&quot;relevant&quot;: [{&quot;label&quot;:&quot;≠&quot;}]} },&#10;{ &quot;label&quot;: &quot;b&quot;, &quot;popup&quot;: {&quot;relevant&quot;: [{&quot;label&quot;:&quot;⋅&quot;}]} },&#10;{ &quot;label&quot;: &quot;n&quot;, &quot;popup&quot;: {&quot;relevant&quot;: [{&quot;label&quot;:&quot;±&quot;}]} },&#10;{ &quot;label&quot;: &quot;m&quot;, &quot;popup&quot;: {&quot;relevant&quot;: [{&quot;label&quot;:&quot;$$$&quot;}]} }," calcext:value-type="string">
            <text:p/>
            <text:p>[</text:p>
            <text:p>{ "label": "shift" },</text:p>
            <text:p>{ "label": "tab" },</text:p>
            <text:p>{ "label": "\/", "popup": {"relevant": [{"label":"&lt;"}]} },</text:p>
            <text:p>{ "label": "z", "popup": {"relevant": [{"label":"&gt;"}]} },</text:p>
            <text:p>{ "label": "x", "popup": {"relevant": [{"label":"≥"}]} },</text:p>
            <text:p>{ "label": "c", "popup": {"relevant": [{"label":"≤"}]} },</text:p>
            <text:p>{ "label": "v", "popup": {"relevant": [{"label":"≠"}]} },</text:p>
            <text:p>{ "label": "b", "popup": {"relevant": [{"label":"⋅"}]} },</text:p>
            <text:p>{ "label": "n", "popup": {"relevant": [{"label":"±"}]} },</text:p>
            <text:p>{ "label": "m", "popup": {"relevant": [{"label":"$$$"}]} },</text:p>
          </table:table-cell>
          <table:table-cell table:formula="of:=[.K13]&amp;IF([.L5]=&quot;&quot;;&quot;&quot;;CHAR(10)&amp;[.L5])" office:value-type="string" office:string-value="&#10;[&#10;{ &quot;label&quot;: &quot;shift&quot; },&#10;{ &quot;label&quot;: &quot;tab&quot; },&#10;{ &quot;label&quot;: &quot;\/&quot;, &quot;popup&quot;: {&quot;relevant&quot;: [{&quot;label&quot;:&quot;&lt;&quot;}]} },&#10;{ &quot;label&quot;: &quot;z&quot;, &quot;popup&quot;: {&quot;relevant&quot;: [{&quot;label&quot;:&quot;&gt;&quot;}]} },&#10;{ &quot;label&quot;: &quot;x&quot;, &quot;popup&quot;: {&quot;relevant&quot;: [{&quot;label&quot;:&quot;≥&quot;}]} },&#10;{ &quot;label&quot;: &quot;c&quot;, &quot;popup&quot;: {&quot;relevant&quot;: [{&quot;label&quot;:&quot;≤&quot;}]} },&#10;{ &quot;label&quot;: &quot;v&quot;, &quot;popup&quot;: {&quot;relevant&quot;: [{&quot;label&quot;:&quot;≠&quot;}]} },&#10;{ &quot;label&quot;: &quot;b&quot;, &quot;popup&quot;: {&quot;relevant&quot;: [{&quot;label&quot;:&quot;⋅&quot;}]} },&#10;{ &quot;label&quot;: &quot;n&quot;, &quot;popup&quot;: {&quot;relevant&quot;: [{&quot;label&quot;:&quot;±&quot;}]} },&#10;{ &quot;label&quot;: &quot;m&quot;, &quot;popup&quot;: {&quot;relevant&quot;: [{&quot;label&quot;:&quot;$$$&quot;}]} },&#10;{ &quot;label&quot;: &quot;-&quot;, &quot;popup&quot;: {&quot;relevant&quot;: [{&quot;label&quot;:&quot;–&quot;}]} }," calcext:value-type="string">
            <text:p/>
            <text:p>[</text:p>
            <text:p>{ "label": "shift" },</text:p>
            <text:p>{ "label": "tab" },</text:p>
            <text:p>{ "label": "\/", "popup": {"relevant": [{"label":"&lt;"}]} },</text:p>
            <text:p>{ "label": "z", "popup": {"relevant": [{"label":"&gt;"}]} },</text:p>
            <text:p>{ "label": "x", "popup": {"relevant": [{"label":"≥"}]} },</text:p>
            <text:p>{ "label": "c", "popup": {"relevant": [{"label":"≤"}]} },</text:p>
            <text:p>{ "label": "v", "popup": {"relevant": [{"label":"≠"}]} },</text:p>
            <text:p>{ "label": "b", "popup": {"relevant": [{"label":"⋅"}]} },</text:p>
            <text:p>{ "label": "n", "popup": {"relevant": [{"label":"±"}]} },</text:p>
            <text:p>{ "label": "m", "popup": {"relevant": [{"label":"$$$"}]} },</text:p>
            <text:p>{ "label": "-", "popup": {"relevant": [{"label":"–"}]} },</text:p>
          </table:table-cell>
          <table:table-cell table:formula="of:=[.L13]&amp;IF([.M5]=&quot;&quot;;&quot;&quot;;CHAR(10)&amp;[.M5])" office:value-type="string" office:string-value="&#10;[&#10;{ &quot;label&quot;: &quot;shift&quot; },&#10;{ &quot;label&quot;: &quot;tab&quot; },&#10;{ &quot;label&quot;: &quot;\/&quot;, &quot;popup&quot;: {&quot;relevant&quot;: [{&quot;label&quot;:&quot;&lt;&quot;}]} },&#10;{ &quot;label&quot;: &quot;z&quot;, &quot;popup&quot;: {&quot;relevant&quot;: [{&quot;label&quot;:&quot;&gt;&quot;}]} },&#10;{ &quot;label&quot;: &quot;x&quot;, &quot;popup&quot;: {&quot;relevant&quot;: [{&quot;label&quot;:&quot;≥&quot;}]} },&#10;{ &quot;label&quot;: &quot;c&quot;, &quot;popup&quot;: {&quot;relevant&quot;: [{&quot;label&quot;:&quot;≤&quot;}]} },&#10;{ &quot;label&quot;: &quot;v&quot;, &quot;popup&quot;: {&quot;relevant&quot;: [{&quot;label&quot;:&quot;≠&quot;}]} },&#10;{ &quot;label&quot;: &quot;b&quot;, &quot;popup&quot;: {&quot;relevant&quot;: [{&quot;label&quot;:&quot;⋅&quot;}]} },&#10;{ &quot;label&quot;: &quot;n&quot;, &quot;popup&quot;: {&quot;relevant&quot;: [{&quot;label&quot;:&quot;±&quot;}]} },&#10;{ &quot;label&quot;: &quot;m&quot;, &quot;popup&quot;: {&quot;relevant&quot;: [{&quot;label&quot;:&quot;$$$&quot;}]} },&#10;{ &quot;label&quot;: &quot;-&quot;, &quot;popup&quot;: {&quot;relevant&quot;: [{&quot;label&quot;:&quot;–&quot;}]} },&#10;{ &quot;label&quot;: &quot;?&quot;, &quot;popup&quot;: {&quot;relevant&quot;: [{&quot;label&quot;:&quot;…&quot;}]} }," calcext:value-type="string">
            <text:p/>
            <text:p>[</text:p>
            <text:p>{ "label": "shift" },</text:p>
            <text:p>{ "label": "tab" },</text:p>
            <text:p>{ "label": "\/", "popup": {"relevant": [{"label":"&lt;"}]} },</text:p>
            <text:p>{ "label": "z", "popup": {"relevant": [{"label":"&gt;"}]} },</text:p>
            <text:p>{ "label": "x", "popup": {"relevant": [{"label":"≥"}]} },</text:p>
            <text:p>{ "label": "c", "popup": {"relevant": [{"label":"≤"}]} },</text:p>
            <text:p>{ "label": "v", "popup": {"relevant": [{"label":"≠"}]} },</text:p>
            <text:p>{ "label": "b", "popup": {"relevant": [{"label":"⋅"}]} },</text:p>
            <text:p>{ "label": "n", "popup": {"relevant": [{"label":"±"}]} },</text:p>
            <text:p>{ "label": "m", "popup": {"relevant": [{"label":"$$$"}]} },</text:p>
            <text:p>{ "label": "-", "popup": {"relevant": [{"label":"–"}]} },</text:p>
            <text:p>{ "label": "?", "popup": {"relevant": [{"label":"…"}]} },</text:p>
          </table:table-cell>
          <table:table-cell table:formula="of:=[.M13]&amp;IF([.N5]=&quot;&quot;;&quot;&quot;;CHAR(10)&amp;[.N5])" office:value-type="string" office:string-value="&#10;[&#10;{ &quot;label&quot;: &quot;shift&quot; },&#10;{ &quot;label&quot;: &quot;tab&quot; },&#10;{ &quot;label&quot;: &quot;\/&quot;, &quot;popup&quot;: {&quot;relevant&quot;: [{&quot;label&quot;:&quot;&lt;&quot;}]} },&#10;{ &quot;label&quot;: &quot;z&quot;, &quot;popup&quot;: {&quot;relevant&quot;: [{&quot;label&quot;:&quot;&gt;&quot;}]} },&#10;{ &quot;label&quot;: &quot;x&quot;, &quot;popup&quot;: {&quot;relevant&quot;: [{&quot;label&quot;:&quot;≥&quot;}]} },&#10;{ &quot;label&quot;: &quot;c&quot;, &quot;popup&quot;: {&quot;relevant&quot;: [{&quot;label&quot;:&quot;≤&quot;}]} },&#10;{ &quot;label&quot;: &quot;v&quot;, &quot;popup&quot;: {&quot;relevant&quot;: [{&quot;label&quot;:&quot;≠&quot;}]} },&#10;{ &quot;label&quot;: &quot;b&quot;, &quot;popup&quot;: {&quot;relevant&quot;: [{&quot;label&quot;:&quot;⋅&quot;}]} },&#10;{ &quot;label&quot;: &quot;n&quot;, &quot;popup&quot;: {&quot;relevant&quot;: [{&quot;label&quot;:&quot;±&quot;}]} },&#10;{ &quot;label&quot;: &quot;m&quot;, &quot;popup&quot;: {&quot;relevant&quot;: [{&quot;label&quot;:&quot;$$$&quot;}]} },&#10;{ &quot;label&quot;: &quot;-&quot;, &quot;popup&quot;: {&quot;relevant&quot;: [{&quot;label&quot;:&quot;–&quot;}]} },&#10;{ &quot;label&quot;: &quot;?&quot;, &quot;popup&quot;: {&quot;relevant&quot;: [{&quot;label&quot;:&quot;…&quot;}]} },&#10;{ &quot;label&quot;: &quot;down&quot; }," calcext:value-type="string">
            <text:p/>
            <text:p>[</text:p>
            <text:p>{ "label": "shift" },</text:p>
            <text:p>{ "label": "tab" },</text:p>
            <text:p>{ "label": "\/", "popup": {"relevant": [{"label":"&lt;"}]} },</text:p>
            <text:p>{ "label": "z", "popup": {"relevant": [{"label":"&gt;"}]} },</text:p>
            <text:p>{ "label": "x", "popup": {"relevant": [{"label":"≥"}]} },</text:p>
            <text:p>{ "label": "c", "popup": {"relevant": [{"label":"≤"}]} },</text:p>
            <text:p>{ "label": "v", "popup": {"relevant": [{"label":"≠"}]} },</text:p>
            <text:p>{ "label": "b", "popup": {"relevant": [{"label":"⋅"}]} },</text:p>
            <text:p>{ "label": "n", "popup": {"relevant": [{"label":"±"}]} },</text:p>
            <text:p>{ "label": "m", "popup": {"relevant": [{"label":"$$$"}]} },</text:p>
            <text:p>{ "label": "-", "popup": {"relevant": [{"label":"–"}]} },</text:p>
            <text:p>{ "label": "?", "popup": {"relevant": [{"label":"…"}]} },</text:p>
            <text:p>{ "label": "down" },</text:p>
          </table:table-cell>
          <table:table-cell table:formula="of:=[.N13]&amp;IF([.O5]=&quot;&quot;;&quot;&quot;;CHAR(10)&amp;[.O5])" office:value-type="string" office:string-value="&#10;[&#10;{ &quot;label&quot;: &quot;shift&quot; },&#10;{ &quot;label&quot;: &quot;tab&quot; },&#10;{ &quot;label&quot;: &quot;\/&quot;, &quot;popup&quot;: {&quot;relevant&quot;: [{&quot;label&quot;:&quot;&lt;&quot;}]} },&#10;{ &quot;label&quot;: &quot;z&quot;, &quot;popup&quot;: {&quot;relevant&quot;: [{&quot;label&quot;:&quot;&gt;&quot;}]} },&#10;{ &quot;label&quot;: &quot;x&quot;, &quot;popup&quot;: {&quot;relevant&quot;: [{&quot;label&quot;:&quot;≥&quot;}]} },&#10;{ &quot;label&quot;: &quot;c&quot;, &quot;popup&quot;: {&quot;relevant&quot;: [{&quot;label&quot;:&quot;≤&quot;}]} },&#10;{ &quot;label&quot;: &quot;v&quot;, &quot;popup&quot;: {&quot;relevant&quot;: [{&quot;label&quot;:&quot;≠&quot;}]} },&#10;{ &quot;label&quot;: &quot;b&quot;, &quot;popup&quot;: {&quot;relevant&quot;: [{&quot;label&quot;:&quot;⋅&quot;}]} },&#10;{ &quot;label&quot;: &quot;n&quot;, &quot;popup&quot;: {&quot;relevant&quot;: [{&quot;label&quot;:&quot;±&quot;}]} },&#10;{ &quot;label&quot;: &quot;m&quot;, &quot;popup&quot;: {&quot;relevant&quot;: [{&quot;label&quot;:&quot;$$$&quot;}]} },&#10;{ &quot;label&quot;: &quot;-&quot;, &quot;popup&quot;: {&quot;relevant&quot;: [{&quot;label&quot;:&quot;–&quot;}]} },&#10;{ &quot;label&quot;: &quot;?&quot;, &quot;popup&quot;: {&quot;relevant&quot;: [{&quot;label&quot;:&quot;…&quot;}]} },&#10;{ &quot;label&quot;: &quot;down&quot; },&#10;{ &quot;label&quot;: &quot;shift&quot; }," calcext:value-type="string">
            <text:p/>
            <text:p>[</text:p>
            <text:p>{ "label": "shift" },</text:p>
            <text:p>{ "label": "tab" },</text:p>
            <text:p>{ "label": "\/", "popup": {"relevant": [{"label":"&lt;"}]} },</text:p>
            <text:p>{ "label": "z", "popup": {"relevant": [{"label":"&gt;"}]} },</text:p>
            <text:p>{ "label": "x", "popup": {"relevant": [{"label":"≥"}]} },</text:p>
            <text:p>{ "label": "c", "popup": {"relevant": [{"label":"≤"}]} },</text:p>
            <text:p>{ "label": "v", "popup": {"relevant": [{"label":"≠"}]} },</text:p>
            <text:p>{ "label": "b", "popup": {"relevant": [{"label":"⋅"}]} },</text:p>
            <text:p>{ "label": "n", "popup": {"relevant": [{"label":"±"}]} },</text:p>
            <text:p>{ "label": "m", "popup": {"relevant": [{"label":"$$$"}]} },</text:p>
            <text:p>{ "label": "-", "popup": {"relevant": [{"label":"–"}]} },</text:p>
            <text:p>{ "label": "?", "popup": {"relevant": [{"label":"…"}]} },</text:p>
            <text:p>{ "label": "down" },</text:p>
            <text:p>{ "label": "shift" },</text:p>
          </table:table-cell>
          <table:table-cell table:formula="of:=[.O13]&amp;IF([.P5]=&quot;&quot;;&quot;&quot;;CHAR(10)&amp;[.P5])" office:value-type="string" office:string-value="&#10;[&#10;{ &quot;label&quot;: &quot;shift&quot; },&#10;{ &quot;label&quot;: &quot;tab&quot; },&#10;{ &quot;label&quot;: &quot;\/&quot;, &quot;popup&quot;: {&quot;relevant&quot;: [{&quot;label&quot;:&quot;&lt;&quot;}]} },&#10;{ &quot;label&quot;: &quot;z&quot;, &quot;popup&quot;: {&quot;relevant&quot;: [{&quot;label&quot;:&quot;&gt;&quot;}]} },&#10;{ &quot;label&quot;: &quot;x&quot;, &quot;popup&quot;: {&quot;relevant&quot;: [{&quot;label&quot;:&quot;≥&quot;}]} },&#10;{ &quot;label&quot;: &quot;c&quot;, &quot;popup&quot;: {&quot;relevant&quot;: [{&quot;label&quot;:&quot;≤&quot;}]} },&#10;{ &quot;label&quot;: &quot;v&quot;, &quot;popup&quot;: {&quot;relevant&quot;: [{&quot;label&quot;:&quot;≠&quot;}]} },&#10;{ &quot;label&quot;: &quot;b&quot;, &quot;popup&quot;: {&quot;relevant&quot;: [{&quot;label&quot;:&quot;⋅&quot;}]} },&#10;{ &quot;label&quot;: &quot;n&quot;, &quot;popup&quot;: {&quot;relevant&quot;: [{&quot;label&quot;:&quot;±&quot;}]} },&#10;{ &quot;label&quot;: &quot;m&quot;, &quot;popup&quot;: {&quot;relevant&quot;: [{&quot;label&quot;:&quot;$$$&quot;}]} },&#10;{ &quot;label&quot;: &quot;-&quot;, &quot;popup&quot;: {&quot;relevant&quot;: [{&quot;label&quot;:&quot;–&quot;}]} },&#10;{ &quot;label&quot;: &quot;?&quot;, &quot;popup&quot;: {&quot;relevant&quot;: [{&quot;label&quot;:&quot;…&quot;}]} },&#10;{ &quot;label&quot;: &quot;down&quot; },&#10;{ &quot;label&quot;: &quot;shift&quot; }," calcext:value-type="string">
            <text:p/>
            <text:p>[</text:p>
            <text:p>{ "label": "shift" },</text:p>
            <text:p>{ "label": "tab" },</text:p>
            <text:p>{ "label": "\/", "popup": {"relevant": [{"label":"&lt;"}]} },</text:p>
            <text:p>{ "label": "z", "popup": {"relevant": [{"label":"&gt;"}]} },</text:p>
            <text:p>{ "label": "x", "popup": {"relevant": [{"label":"≥"}]} },</text:p>
            <text:p>{ "label": "c", "popup": {"relevant": [{"label":"≤"}]} },</text:p>
            <text:p>{ "label": "v", "popup": {"relevant": [{"label":"≠"}]} },</text:p>
            <text:p>{ "label": "b", "popup": {"relevant": [{"label":"⋅"}]} },</text:p>
            <text:p>{ "label": "n", "popup": {"relevant": [{"label":"±"}]} },</text:p>
            <text:p>{ "label": "m", "popup": {"relevant": [{"label":"$$$"}]} },</text:p>
            <text:p>{ "label": "-", "popup": {"relevant": [{"label":"–"}]} },</text:p>
            <text:p>{ "label": "?", "popup": {"relevant": [{"label":"…"}]} },</text:p>
            <text:p>{ "label": "down" },</text:p>
            <text:p>{ "label": "shift" },</text:p>
          </table:table-cell>
          <table:table-cell table:formula="of:=[.P13]&amp;IF([.Q5]=&quot;&quot;;&quot;&quot;;CHAR(10)&amp;[.Q5])" office:value-type="string" office:string-value="&#10;[&#10;{ &quot;label&quot;: &quot;shift&quot; },&#10;{ &quot;label&quot;: &quot;tab&quot; },&#10;{ &quot;label&quot;: &quot;\/&quot;, &quot;popup&quot;: {&quot;relevant&quot;: [{&quot;label&quot;:&quot;&lt;&quot;}]} },&#10;{ &quot;label&quot;: &quot;z&quot;, &quot;popup&quot;: {&quot;relevant&quot;: [{&quot;label&quot;:&quot;&gt;&quot;}]} },&#10;{ &quot;label&quot;: &quot;x&quot;, &quot;popup&quot;: {&quot;relevant&quot;: [{&quot;label&quot;:&quot;≥&quot;}]} },&#10;{ &quot;label&quot;: &quot;c&quot;, &quot;popup&quot;: {&quot;relevant&quot;: [{&quot;label&quot;:&quot;≤&quot;}]} },&#10;{ &quot;label&quot;: &quot;v&quot;, &quot;popup&quot;: {&quot;relevant&quot;: [{&quot;label&quot;:&quot;≠&quot;}]} },&#10;{ &quot;label&quot;: &quot;b&quot;, &quot;popup&quot;: {&quot;relevant&quot;: [{&quot;label&quot;:&quot;⋅&quot;}]} },&#10;{ &quot;label&quot;: &quot;n&quot;, &quot;popup&quot;: {&quot;relevant&quot;: [{&quot;label&quot;:&quot;±&quot;}]} },&#10;{ &quot;label&quot;: &quot;m&quot;, &quot;popup&quot;: {&quot;relevant&quot;: [{&quot;label&quot;:&quot;$$$&quot;}]} },&#10;{ &quot;label&quot;: &quot;-&quot;, &quot;popup&quot;: {&quot;relevant&quot;: [{&quot;label&quot;:&quot;–&quot;}]} },&#10;{ &quot;label&quot;: &quot;?&quot;, &quot;popup&quot;: {&quot;relevant&quot;: [{&quot;label&quot;:&quot;…&quot;}]} },&#10;{ &quot;label&quot;: &quot;down&quot; },&#10;{ &quot;label&quot;: &quot;shift&quot; }," calcext:value-type="string">
            <text:p/>
            <text:p>[</text:p>
            <text:p>{ "label": "shift" },</text:p>
            <text:p>{ "label": "tab" },</text:p>
            <text:p>{ "label": "\/", "popup": {"relevant": [{"label":"&lt;"}]} },</text:p>
            <text:p>{ "label": "z", "popup": {"relevant": [{"label":"&gt;"}]} },</text:p>
            <text:p>{ "label": "x", "popup": {"relevant": [{"label":"≥"}]} },</text:p>
            <text:p>{ "label": "c", "popup": {"relevant": [{"label":"≤"}]} },</text:p>
            <text:p>{ "label": "v", "popup": {"relevant": [{"label":"≠"}]} },</text:p>
            <text:p>{ "label": "b", "popup": {"relevant": [{"label":"⋅"}]} },</text:p>
            <text:p>{ "label": "n", "popup": {"relevant": [{"label":"±"}]} },</text:p>
            <text:p>{ "label": "m", "popup": {"relevant": [{"label":"$$$"}]} },</text:p>
            <text:p>{ "label": "-", "popup": {"relevant": [{"label":"–"}]} },</text:p>
            <text:p>{ "label": "?", "popup": {"relevant": [{"label":"…"}]} },</text:p>
            <text:p>{ "label": "down" },</text:p>
            <text:p>{ "label": "shift" },</text:p>
          </table:table-cell>
          <table:table-cell table:formula="of:=[.Q13]&amp;IF([.R5]=&quot;&quot;;&quot;&quot;;CHAR(10)&amp;[.R5])" office:value-type="string" office:string-value="&#10;[&#10;{ &quot;label&quot;: &quot;shift&quot; },&#10;{ &quot;label&quot;: &quot;tab&quot; },&#10;{ &quot;label&quot;: &quot;\/&quot;, &quot;popup&quot;: {&quot;relevant&quot;: [{&quot;label&quot;:&quot;&lt;&quot;}]} },&#10;{ &quot;label&quot;: &quot;z&quot;, &quot;popup&quot;: {&quot;relevant&quot;: [{&quot;label&quot;:&quot;&gt;&quot;}]} },&#10;{ &quot;label&quot;: &quot;x&quot;, &quot;popup&quot;: {&quot;relevant&quot;: [{&quot;label&quot;:&quot;≥&quot;}]} },&#10;{ &quot;label&quot;: &quot;c&quot;, &quot;popup&quot;: {&quot;relevant&quot;: [{&quot;label&quot;:&quot;≤&quot;}]} },&#10;{ &quot;label&quot;: &quot;v&quot;, &quot;popup&quot;: {&quot;relevant&quot;: [{&quot;label&quot;:&quot;≠&quot;}]} },&#10;{ &quot;label&quot;: &quot;b&quot;, &quot;popup&quot;: {&quot;relevant&quot;: [{&quot;label&quot;:&quot;⋅&quot;}]} },&#10;{ &quot;label&quot;: &quot;n&quot;, &quot;popup&quot;: {&quot;relevant&quot;: [{&quot;label&quot;:&quot;±&quot;}]} },&#10;{ &quot;label&quot;: &quot;m&quot;, &quot;popup&quot;: {&quot;relevant&quot;: [{&quot;label&quot;:&quot;$$$&quot;}]} },&#10;{ &quot;label&quot;: &quot;-&quot;, &quot;popup&quot;: {&quot;relevant&quot;: [{&quot;label&quot;:&quot;–&quot;}]} },&#10;{ &quot;label&quot;: &quot;?&quot;, &quot;popup&quot;: {&quot;relevant&quot;: [{&quot;label&quot;:&quot;…&quot;}]} },&#10;{ &quot;label&quot;: &quot;down&quot; },&#10;{ &quot;label&quot;: &quot;shift&quot; }," calcext:value-type="string">
            <text:p/>
            <text:p>[</text:p>
            <text:p>{ "label": "shift" },</text:p>
            <text:p>{ "label": "tab" },</text:p>
            <text:p>{ "label": "\/", "popup": {"relevant": [{"label":"&lt;"}]} },</text:p>
            <text:p>{ "label": "z", "popup": {"relevant": [{"label":"&gt;"}]} },</text:p>
            <text:p>{ "label": "x", "popup": {"relevant": [{"label":"≥"}]} },</text:p>
            <text:p>{ "label": "c", "popup": {"relevant": [{"label":"≤"}]} },</text:p>
            <text:p>{ "label": "v", "popup": {"relevant": [{"label":"≠"}]} },</text:p>
            <text:p>{ "label": "b", "popup": {"relevant": [{"label":"⋅"}]} },</text:p>
            <text:p>{ "label": "n", "popup": {"relevant": [{"label":"±"}]} },</text:p>
            <text:p>{ "label": "m", "popup": {"relevant": [{"label":"$$$"}]} },</text:p>
            <text:p>{ "label": "-", "popup": {"relevant": [{"label":"–"}]} },</text:p>
            <text:p>{ "label": "?", "popup": {"relevant": [{"label":"…"}]} },</text:p>
            <text:p>{ "label": "down" },</text:p>
            <text:p>{ "label": "shift" },</text:p>
          </table:table-cell>
          <table:table-cell table:formula="of:=[.R13]&amp;IF([.S5]=&quot;&quot;;&quot;&quot;;CHAR(10)&amp;[.S5])" office:value-type="string" office:string-value="&#10;[&#10;{ &quot;label&quot;: &quot;shift&quot; },&#10;{ &quot;label&quot;: &quot;tab&quot; },&#10;{ &quot;label&quot;: &quot;\/&quot;, &quot;popup&quot;: {&quot;relevant&quot;: [{&quot;label&quot;:&quot;&lt;&quot;}]} },&#10;{ &quot;label&quot;: &quot;z&quot;, &quot;popup&quot;: {&quot;relevant&quot;: [{&quot;label&quot;:&quot;&gt;&quot;}]} },&#10;{ &quot;label&quot;: &quot;x&quot;, &quot;popup&quot;: {&quot;relevant&quot;: [{&quot;label&quot;:&quot;≥&quot;}]} },&#10;{ &quot;label&quot;: &quot;c&quot;, &quot;popup&quot;: {&quot;relevant&quot;: [{&quot;label&quot;:&quot;≤&quot;}]} },&#10;{ &quot;label&quot;: &quot;v&quot;, &quot;popup&quot;: {&quot;relevant&quot;: [{&quot;label&quot;:&quot;≠&quot;}]} },&#10;{ &quot;label&quot;: &quot;b&quot;, &quot;popup&quot;: {&quot;relevant&quot;: [{&quot;label&quot;:&quot;⋅&quot;}]} },&#10;{ &quot;label&quot;: &quot;n&quot;, &quot;popup&quot;: {&quot;relevant&quot;: [{&quot;label&quot;:&quot;±&quot;}]} },&#10;{ &quot;label&quot;: &quot;m&quot;, &quot;popup&quot;: {&quot;relevant&quot;: [{&quot;label&quot;:&quot;$$$&quot;}]} },&#10;{ &quot;label&quot;: &quot;-&quot;, &quot;popup&quot;: {&quot;relevant&quot;: [{&quot;label&quot;:&quot;–&quot;}]} },&#10;{ &quot;label&quot;: &quot;?&quot;, &quot;popup&quot;: {&quot;relevant&quot;: [{&quot;label&quot;:&quot;…&quot;}]} },&#10;{ &quot;label&quot;: &quot;down&quot; },&#10;{ &quot;label&quot;: &quot;shift&quot; }," calcext:value-type="string">
            <text:p/>
            <text:p>[</text:p>
            <text:p>{ "label": "shift" },</text:p>
            <text:p>{ "label": "tab" },</text:p>
            <text:p>{ "label": "\/", "popup": {"relevant": [{"label":"&lt;"}]} },</text:p>
            <text:p>{ "label": "z", "popup": {"relevant": [{"label":"&gt;"}]} },</text:p>
            <text:p>{ "label": "x", "popup": {"relevant": [{"label":"≥"}]} },</text:p>
            <text:p>{ "label": "c", "popup": {"relevant": [{"label":"≤"}]} },</text:p>
            <text:p>{ "label": "v", "popup": {"relevant": [{"label":"≠"}]} },</text:p>
            <text:p>{ "label": "b", "popup": {"relevant": [{"label":"⋅"}]} },</text:p>
            <text:p>{ "label": "n", "popup": {"relevant": [{"label":"±"}]} },</text:p>
            <text:p>{ "label": "m", "popup": {"relevant": [{"label":"$$$"}]} },</text:p>
            <text:p>{ "label": "-", "popup": {"relevant": [{"label":"–"}]} },</text:p>
            <text:p>{ "label": "?", "popup": {"relevant": [{"label":"…"}]} },</text:p>
            <text:p>{ "label": "down" },</text:p>
            <text:p>{ "label": "shift" },</text:p>
          </table:table-cell>
          <table:table-cell table:formula="of:=[.S13]&amp;IF([.T5]=&quot;&quot;;&quot;&quot;;CHAR(10)&amp;[.T5])" office:value-type="string" office:string-value="&#10;[&#10;{ &quot;label&quot;: &quot;shift&quot; },&#10;{ &quot;label&quot;: &quot;tab&quot; },&#10;{ &quot;label&quot;: &quot;\/&quot;, &quot;popup&quot;: {&quot;relevant&quot;: [{&quot;label&quot;:&quot;&lt;&quot;}]} },&#10;{ &quot;label&quot;: &quot;z&quot;, &quot;popup&quot;: {&quot;relevant&quot;: [{&quot;label&quot;:&quot;&gt;&quot;}]} },&#10;{ &quot;label&quot;: &quot;x&quot;, &quot;popup&quot;: {&quot;relevant&quot;: [{&quot;label&quot;:&quot;≥&quot;}]} },&#10;{ &quot;label&quot;: &quot;c&quot;, &quot;popup&quot;: {&quot;relevant&quot;: [{&quot;label&quot;:&quot;≤&quot;}]} },&#10;{ &quot;label&quot;: &quot;v&quot;, &quot;popup&quot;: {&quot;relevant&quot;: [{&quot;label&quot;:&quot;≠&quot;}]} },&#10;{ &quot;label&quot;: &quot;b&quot;, &quot;popup&quot;: {&quot;relevant&quot;: [{&quot;label&quot;:&quot;⋅&quot;}]} },&#10;{ &quot;label&quot;: &quot;n&quot;, &quot;popup&quot;: {&quot;relevant&quot;: [{&quot;label&quot;:&quot;±&quot;}]} },&#10;{ &quot;label&quot;: &quot;m&quot;, &quot;popup&quot;: {&quot;relevant&quot;: [{&quot;label&quot;:&quot;$$$&quot;}]} },&#10;{ &quot;label&quot;: &quot;-&quot;, &quot;popup&quot;: {&quot;relevant&quot;: [{&quot;label&quot;:&quot;–&quot;}]} },&#10;{ &quot;label&quot;: &quot;?&quot;, &quot;popup&quot;: {&quot;relevant&quot;: [{&quot;label&quot;:&quot;…&quot;}]} },&#10;{ &quot;label&quot;: &quot;down&quot; },&#10;{ &quot;label&quot;: &quot;shift&quot; }," calcext:value-type="string">
            <text:p/>
            <text:p>[</text:p>
            <text:p>{ "label": "shift" },</text:p>
            <text:p>{ "label": "tab" },</text:p>
            <text:p>{ "label": "\/", "popup": {"relevant": [{"label":"&lt;"}]} },</text:p>
            <text:p>{ "label": "z", "popup": {"relevant": [{"label":"&gt;"}]} },</text:p>
            <text:p>{ "label": "x", "popup": {"relevant": [{"label":"≥"}]} },</text:p>
            <text:p>{ "label": "c", "popup": {"relevant": [{"label":"≤"}]} },</text:p>
            <text:p>{ "label": "v", "popup": {"relevant": [{"label":"≠"}]} },</text:p>
            <text:p>{ "label": "b", "popup": {"relevant": [{"label":"⋅"}]} },</text:p>
            <text:p>{ "label": "n", "popup": {"relevant": [{"label":"±"}]} },</text:p>
            <text:p>{ "label": "m", "popup": {"relevant": [{"label":"$$$"}]} },</text:p>
            <text:p>{ "label": "-", "popup": {"relevant": [{"label":"–"}]} },</text:p>
            <text:p>{ "label": "?", "popup": {"relevant": [{"label":"…"}]} },</text:p>
            <text:p>{ "label": "down" },</text:p>
            <text:p>{ "label": "shift" },</text:p>
          </table:table-cell>
          <table:table-cell table:formula="of:=[.T13]&amp;IF([.U5]=&quot;&quot;;&quot;&quot;;CHAR(10)&amp;[.U5])" office:value-type="string" office:string-value="&#10;[&#10;{ &quot;label&quot;: &quot;shift&quot; },&#10;{ &quot;label&quot;: &quot;tab&quot; },&#10;{ &quot;label&quot;: &quot;\/&quot;, &quot;popup&quot;: {&quot;relevant&quot;: [{&quot;label&quot;:&quot;&lt;&quot;}]} },&#10;{ &quot;label&quot;: &quot;z&quot;, &quot;popup&quot;: {&quot;relevant&quot;: [{&quot;label&quot;:&quot;&gt;&quot;}]} },&#10;{ &quot;label&quot;: &quot;x&quot;, &quot;popup&quot;: {&quot;relevant&quot;: [{&quot;label&quot;:&quot;≥&quot;}]} },&#10;{ &quot;label&quot;: &quot;c&quot;, &quot;popup&quot;: {&quot;relevant&quot;: [{&quot;label&quot;:&quot;≤&quot;}]} },&#10;{ &quot;label&quot;: &quot;v&quot;, &quot;popup&quot;: {&quot;relevant&quot;: [{&quot;label&quot;:&quot;≠&quot;}]} },&#10;{ &quot;label&quot;: &quot;b&quot;, &quot;popup&quot;: {&quot;relevant&quot;: [{&quot;label&quot;:&quot;⋅&quot;}]} },&#10;{ &quot;label&quot;: &quot;n&quot;, &quot;popup&quot;: {&quot;relevant&quot;: [{&quot;label&quot;:&quot;±&quot;}]} },&#10;{ &quot;label&quot;: &quot;m&quot;, &quot;popup&quot;: {&quot;relevant&quot;: [{&quot;label&quot;:&quot;$$$&quot;}]} },&#10;{ &quot;label&quot;: &quot;-&quot;, &quot;popup&quot;: {&quot;relevant&quot;: [{&quot;label&quot;:&quot;–&quot;}]} },&#10;{ &quot;label&quot;: &quot;?&quot;, &quot;popup&quot;: {&quot;relevant&quot;: [{&quot;label&quot;:&quot;…&quot;}]} },&#10;{ &quot;label&quot;: &quot;down&quot; },&#10;{ &quot;label&quot;: &quot;shift&quot; }," calcext:value-type="string">
            <text:p/>
            <text:p>[</text:p>
            <text:p>{ "label": "shift" },</text:p>
            <text:p>{ "label": "tab" },</text:p>
            <text:p>{ "label": "\/", "popup": {"relevant": [{"label":"&lt;"}]} },</text:p>
            <text:p>{ "label": "z", "popup": {"relevant": [{"label":"&gt;"}]} },</text:p>
            <text:p>{ "label": "x", "popup": {"relevant": [{"label":"≥"}]} },</text:p>
            <text:p>{ "label": "c", "popup": {"relevant": [{"label":"≤"}]} },</text:p>
            <text:p>{ "label": "v", "popup": {"relevant": [{"label":"≠"}]} },</text:p>
            <text:p>{ "label": "b", "popup": {"relevant": [{"label":"⋅"}]} },</text:p>
            <text:p>{ "label": "n", "popup": {"relevant": [{"label":"±"}]} },</text:p>
            <text:p>{ "label": "m", "popup": {"relevant": [{"label":"$$$"}]} },</text:p>
            <text:p>{ "label": "-", "popup": {"relevant": [{"label":"–"}]} },</text:p>
            <text:p>{ "label": "?", "popup": {"relevant": [{"label":"…"}]} },</text:p>
            <text:p>{ "label": "down" },</text:p>
            <text:p>{ "label": "shift" },</text:p>
          </table:table-cell>
          <table:table-cell table:number-columns-repeated="3"/>
          <table:table-cell table:style-name="ce2" table:formula="of:=IF([.U13]=&quot;&quot;;&quot;&quot;;LEFT([.U13];LEN([.U13])-1)&amp;CHAR(10)&amp;&quot;],&quot;)" office:value-type="string" office:string-value="&#10;[&#10;{ &quot;label&quot;: &quot;shift&quot; },&#10;{ &quot;label&quot;: &quot;tab&quot; },&#10;{ &quot;label&quot;: &quot;\/&quot;, &quot;popup&quot;: {&quot;relevant&quot;: [{&quot;label&quot;:&quot;&lt;&quot;}]} },&#10;{ &quot;label&quot;: &quot;z&quot;, &quot;popup&quot;: {&quot;relevant&quot;: [{&quot;label&quot;:&quot;&gt;&quot;}]} },&#10;{ &quot;label&quot;: &quot;x&quot;, &quot;popup&quot;: {&quot;relevant&quot;: [{&quot;label&quot;:&quot;≥&quot;}]} },&#10;{ &quot;label&quot;: &quot;c&quot;, &quot;popup&quot;: {&quot;relevant&quot;: [{&quot;label&quot;:&quot;≤&quot;}]} },&#10;{ &quot;label&quot;: &quot;v&quot;, &quot;popup&quot;: {&quot;relevant&quot;: [{&quot;label&quot;:&quot;≠&quot;}]} },&#10;{ &quot;label&quot;: &quot;b&quot;, &quot;popup&quot;: {&quot;relevant&quot;: [{&quot;label&quot;:&quot;⋅&quot;}]} },&#10;{ &quot;label&quot;: &quot;n&quot;, &quot;popup&quot;: {&quot;relevant&quot;: [{&quot;label&quot;:&quot;±&quot;}]} },&#10;{ &quot;label&quot;: &quot;m&quot;, &quot;popup&quot;: {&quot;relevant&quot;: [{&quot;label&quot;:&quot;$$$&quot;}]} },&#10;{ &quot;label&quot;: &quot;-&quot;, &quot;popup&quot;: {&quot;relevant&quot;: [{&quot;label&quot;:&quot;–&quot;}]} },&#10;{ &quot;label&quot;: &quot;?&quot;, &quot;popup&quot;: {&quot;relevant&quot;: [{&quot;label&quot;:&quot;…&quot;}]} },&#10;{ &quot;label&quot;: &quot;down&quot; },&#10;{ &quot;label&quot;: &quot;shift&quot; }&#10;]," calcext:value-type="string">
            <text:p/>
            <text:p>[</text:p>
            <text:p>{ "label": "shift" },</text:p>
            <text:p>{ "label": "tab" },</text:p>
            <text:p>{ "label": "\/", "popup": {"relevant": [{"label":"&lt;"}]} },</text:p>
            <text:p>{ "label": "z", "popup": {"relevant": [{"label":"&gt;"}]} },</text:p>
            <text:p>{ "label": "x", "popup": {"relevant": [{"label":"≥"}]} },</text:p>
            <text:p>{ "label": "c", "popup": {"relevant": [{"label":"≤"}]} },</text:p>
            <text:p>{ "label": "v", "popup": {"relevant": [{"label":"≠"}]} },</text:p>
            <text:p>{ "label": "b", "popup": {"relevant": [{"label":"⋅"}]} },</text:p>
            <text:p>{ "label": "n", "popup": {"relevant": [{"label":"±"}]} },</text:p>
            <text:p>{ "label": "m", "popup": {"relevant": [{"label":"$$$"}]} },</text:p>
            <text:p>{ "label": "-", "popup": {"relevant": [{"label":"–"}]} },</text:p>
            <text:p>{ "label": "?", "popup": {"relevant": [{"label":"…"}]} },</text:p>
            <text:p>{ "label": "down" },</text:p>
            <text:p>{ "label": "shift" }</text:p>
            <text:p>],</text:p>
          </table:table-cell>
        </table:table-row>
        <table:table-row table:style-name="ro4">
          <table:table-cell table:formula="of:=IF([.B6]=&quot;&quot;;&quot;&quot;;CHAR(10)&amp;&quot;[&quot;)">
            <text:p/>
          </table:table-cell>
          <table:table-cell table:formula="of:=[.A14]&amp;IF([.B6]=&quot;&quot;;&quot;&quot;;CHAR(10)&amp;[.B6])">
            <text:p/>
          </table:table-cell>
          <table:table-cell table:formula="of:=[.B14]&amp;IF([.C6]=&quot;&quot;;&quot;&quot;;CHAR(10)&amp;[.C6])">
            <text:p/>
          </table:table-cell>
          <table:table-cell table:formula="of:=[.C14]&amp;IF([.D6]=&quot;&quot;;&quot;&quot;;CHAR(10)&amp;[.D6])">
            <text:p/>
          </table:table-cell>
          <table:table-cell table:formula="of:=[.D14]&amp;IF([.E6]=&quot;&quot;;&quot;&quot;;CHAR(10)&amp;[.E6])">
            <text:p/>
          </table:table-cell>
          <table:table-cell table:formula="of:=[.E14]&amp;IF([.F6]=&quot;&quot;;&quot;&quot;;CHAR(10)&amp;[.F6])">
            <text:p/>
          </table:table-cell>
          <table:table-cell table:formula="of:=[.F14]&amp;IF([.G6]=&quot;&quot;;&quot;&quot;;CHAR(10)&amp;[.G6])">
            <text:p/>
          </table:table-cell>
          <table:table-cell table:formula="of:=[.G14]&amp;IF([.H6]=&quot;&quot;;&quot;&quot;;CHAR(10)&amp;[.H6])">
            <text:p/>
          </table:table-cell>
          <table:table-cell table:formula="of:=[.H14]&amp;IF([.I6]=&quot;&quot;;&quot;&quot;;CHAR(10)&amp;[.I6])">
            <text:p/>
          </table:table-cell>
          <table:table-cell table:formula="of:=[.I14]&amp;IF([.J6]=&quot;&quot;;&quot;&quot;;CHAR(10)&amp;[.J6])">
            <text:p/>
          </table:table-cell>
          <table:table-cell table:formula="of:=[.J14]&amp;IF([.K6]=&quot;&quot;;&quot;&quot;;CHAR(10)&amp;[.K6])">
            <text:p/>
          </table:table-cell>
          <table:table-cell table:formula="of:=[.K14]&amp;IF([.L6]=&quot;&quot;;&quot;&quot;;CHAR(10)&amp;[.L6])">
            <text:p/>
          </table:table-cell>
          <table:table-cell table:formula="of:=[.L14]&amp;IF([.M6]=&quot;&quot;;&quot;&quot;;CHAR(10)&amp;[.M6])">
            <text:p/>
          </table:table-cell>
          <table:table-cell table:formula="of:=[.M14]&amp;IF([.N6]=&quot;&quot;;&quot;&quot;;CHAR(10)&amp;[.N6])">
            <text:p/>
          </table:table-cell>
          <table:table-cell table:formula="of:=[.N14]&amp;IF([.O6]=&quot;&quot;;&quot;&quot;;CHAR(10)&amp;[.O6])">
            <text:p/>
          </table:table-cell>
          <table:table-cell table:formula="of:=[.O14]&amp;IF([.P6]=&quot;&quot;;&quot;&quot;;CHAR(10)&amp;[.P6])">
            <text:p/>
          </table:table-cell>
          <table:table-cell table:formula="of:=[.P14]&amp;IF([.Q6]=&quot;&quot;;&quot;&quot;;CHAR(10)&amp;[.Q6])">
            <text:p/>
          </table:table-cell>
          <table:table-cell table:formula="of:=[.Q14]&amp;IF([.R6]=&quot;&quot;;&quot;&quot;;CHAR(10)&amp;[.R6])">
            <text:p/>
          </table:table-cell>
          <table:table-cell table:formula="of:=[.R14]&amp;IF([.S6]=&quot;&quot;;&quot;&quot;;CHAR(10)&amp;[.S6])">
            <text:p/>
          </table:table-cell>
          <table:table-cell table:formula="of:=[.S14]&amp;IF([.T6]=&quot;&quot;;&quot;&quot;;CHAR(10)&amp;[.T6])">
            <text:p/>
          </table:table-cell>
          <table:table-cell table:formula="of:=[.T14]&amp;IF([.U6]=&quot;&quot;;&quot;&quot;;CHAR(10)&amp;[.U6])">
            <text:p/>
          </table:table-cell>
          <table:table-cell table:number-columns-repeated="3"/>
          <table:table-cell table:style-name="ce2" table:formula="of:=IF([.U14]=&quot;&quot;;&quot;&quot;;LEFT([.U14];LEN([.U14])-1)&amp;CHAR(10)&amp;&quot;],&quot;)">
            <text:p/>
          </table:table-cell>
        </table:table-row>
        <table:table-row table:style-name="ro4">
          <table:table-cell table:formula="of:=IF([.B7]=&quot;&quot;;&quot;&quot;;CHAR(10)&amp;&quot;[&quot;)">
            <text:p/>
          </table:table-cell>
          <table:table-cell table:formula="of:=[.A15]&amp;IF([.B7]=&quot;&quot;;&quot;&quot;;CHAR(10)&amp;[.B7])">
            <text:p/>
          </table:table-cell>
          <table:table-cell table:formula="of:=[.B15]&amp;IF([.C7]=&quot;&quot;;&quot;&quot;;CHAR(10)&amp;[.C7])">
            <text:p/>
          </table:table-cell>
          <table:table-cell table:formula="of:=[.C15]&amp;IF([.D7]=&quot;&quot;;&quot;&quot;;CHAR(10)&amp;[.D7])">
            <text:p/>
          </table:table-cell>
          <table:table-cell table:formula="of:=[.D15]&amp;IF([.E7]=&quot;&quot;;&quot;&quot;;CHAR(10)&amp;[.E7])">
            <text:p/>
          </table:table-cell>
          <table:table-cell table:formula="of:=[.E15]&amp;IF([.F7]=&quot;&quot;;&quot;&quot;;CHAR(10)&amp;[.F7])">
            <text:p/>
          </table:table-cell>
          <table:table-cell table:formula="of:=[.F15]&amp;IF([.G7]=&quot;&quot;;&quot;&quot;;CHAR(10)&amp;[.G7])">
            <text:p/>
          </table:table-cell>
          <table:table-cell table:formula="of:=[.G15]&amp;IF([.H7]=&quot;&quot;;&quot;&quot;;CHAR(10)&amp;[.H7])">
            <text:p/>
          </table:table-cell>
          <table:table-cell table:formula="of:=[.H15]&amp;IF([.I7]=&quot;&quot;;&quot;&quot;;CHAR(10)&amp;[.I7])">
            <text:p/>
          </table:table-cell>
          <table:table-cell table:formula="of:=[.I15]&amp;IF([.J7]=&quot;&quot;;&quot;&quot;;CHAR(10)&amp;[.J7])">
            <text:p/>
          </table:table-cell>
          <table:table-cell table:formula="of:=[.J15]&amp;IF([.K7]=&quot;&quot;;&quot;&quot;;CHAR(10)&amp;[.K7])">
            <text:p/>
          </table:table-cell>
          <table:table-cell table:formula="of:=[.K15]&amp;IF([.L7]=&quot;&quot;;&quot;&quot;;CHAR(10)&amp;[.L7])">
            <text:p/>
          </table:table-cell>
          <table:table-cell table:formula="of:=[.L15]&amp;IF([.M7]=&quot;&quot;;&quot;&quot;;CHAR(10)&amp;[.M7])">
            <text:p/>
          </table:table-cell>
          <table:table-cell table:formula="of:=[.M15]&amp;IF([.N7]=&quot;&quot;;&quot;&quot;;CHAR(10)&amp;[.N7])">
            <text:p/>
          </table:table-cell>
          <table:table-cell table:formula="of:=[.N15]&amp;IF([.O7]=&quot;&quot;;&quot;&quot;;CHAR(10)&amp;[.O7])">
            <text:p/>
          </table:table-cell>
          <table:table-cell table:formula="of:=[.O15]&amp;IF([.P7]=&quot;&quot;;&quot;&quot;;CHAR(10)&amp;[.P7])">
            <text:p/>
          </table:table-cell>
          <table:table-cell table:formula="of:=[.P15]&amp;IF([.Q7]=&quot;&quot;;&quot;&quot;;CHAR(10)&amp;[.Q7])">
            <text:p/>
          </table:table-cell>
          <table:table-cell table:formula="of:=[.Q15]&amp;IF([.R7]=&quot;&quot;;&quot;&quot;;CHAR(10)&amp;[.R7])">
            <text:p/>
          </table:table-cell>
          <table:table-cell table:formula="of:=[.R15]&amp;IF([.S7]=&quot;&quot;;&quot;&quot;;CHAR(10)&amp;[.S7])">
            <text:p/>
          </table:table-cell>
          <table:table-cell table:formula="of:=[.S15]&amp;IF([.T7]=&quot;&quot;;&quot;&quot;;CHAR(10)&amp;[.T7])">
            <text:p/>
          </table:table-cell>
          <table:table-cell table:formula="of:=[.T15]&amp;IF([.U7]=&quot;&quot;;&quot;&quot;;CHAR(10)&amp;[.U7])">
            <text:p/>
          </table:table-cell>
          <table:table-cell table:number-columns-repeated="3"/>
          <table:table-cell table:style-name="ce2" table:formula="of:=IF([.U15]=&quot;&quot;;&quot;&quot;;LEFT([.U15];LEN([.U15])-1)&amp;CHAR(10)&amp;&quot;],&quot;)">
            <text:p/>
          </table:table-cell>
        </table:table-row>
        <table:table-row table:style-name="ro1" table:number-rows-repeated="2">
          <table:table-cell table:number-columns-repeated="25"/>
        </table:table-row>
        <table:table-row table:style-name="ro2">
          <table:table-cell table:number-columns-repeated="23"/>
          <table:table-cell table:style-name="ce2" office:value-type="string" calcext:value-type="string">
            <text:p>Copy this to file&gt;</text:p>
          </table:table-cell>
          <table:table-cell table:style-name="ce2" table:formula="of:=&quot;[&quot;&amp;LEFT(COM.MICROSOFT.CONCAT([.Y10:.Y13]);LEN(COM.MICROSOFT.CONCAT([.Y10:.Y13]))-1)&amp;CHAR(10)&amp;&quot;]&quot;" office:value-type="string" office:string-value="[&#10;[&#10;{ &quot;label&quot;: &quot;full_left&quot;, &quot;popup&quot;: {&quot;relevant&quot;: [{&quot;label&quot;:&quot;page_up&quot;}]} },&#10;{ &quot;label&quot;: &quot;full_right&quot;, &quot;popup&quot;: {&quot;relevant&quot;: [{&quot;label&quot;:&quot;page_down&quot;}]} },&#10;{ &quot;label&quot;: &quot;;&quot;, &quot;popup&quot;: {&quot;relevant&quot;: [{&quot;label&quot;:&quot;:&quot;}]} },&#10;{ &quot;label&quot;: &quot;1&quot;, &quot;popup&quot;: {&quot;relevant&quot;: [{&quot;label&quot;:&quot;!&quot;}]} },&#10;{ &quot;label&quot;: &quot;2&quot;, &quot;popup&quot;: {&quot;relevant&quot;: [{&quot;label&quot;:&quot;@&quot;}]} },&#10;{ &quot;label&quot;: &quot;3&quot;, &quot;popup&quot;: {&quot;relevant&quot;: [{&quot;label&quot;:&quot;#&quot;}]} },&#10;{ &quot;label&quot;: &quot;4&quot;, &quot;popup&quot;: {&quot;relevant&quot;: [{&quot;label&quot;:&quot;$&quot;}]} },&#10;{ &quot;label&quot;: &quot;5&quot;, &quot;popup&quot;: {&quot;relevant&quot;: [{&quot;label&quot;:&quot;%&quot;}]} },&#10;{ &quot;label&quot;: &quot;6&quot;, &quot;popup&quot;: {&quot;relevant&quot;: [{&quot;label&quot;:&quot;^&quot;}]} },&#10;{ &quot;label&quot;: &quot;7&quot;, &quot;popup&quot;: {&quot;relevant&quot;: [{&quot;label&quot;:&quot;&amp;&quot;}]} },&#10;{ &quot;label&quot;: &quot;8&quot;, &quot;popup&quot;: {&quot;relevant&quot;: [{&quot;label&quot;:&quot;*&quot;}]} },&#10;{ &quot;label&quot;: &quot;9&quot;, &quot;popup&quot;: {&quot;relevant&quot;: [{&quot;label&quot;:&quot;(&quot;}]} },&#10;{ &quot;label&quot;: &quot;0&quot;, &quot;popup&quot;: {&quot;relevant&quot;: [{&quot;label&quot;:&quot;)&quot;}]} },&#10;{ &quot;label&quot;: &quot;—&quot;, &quot;popup&quot;: {&quot;relevant&quot;: [{&quot;label&quot;:&quot;_&quot;}]} },&#10;{ &quot;label&quot;: &quot;=&quot;, &quot;popup&quot;: {&quot;relevant&quot;: [{&quot;label&quot;:&quot;+&quot;}]} },&#10;{ &quot;label&quot;: &quot;select_word&quot; },&#10;{ &quot;label&quot;: &quot;delete&quot; }&#10;],&#10;[&#10;{ &quot;label&quot;: &quot;copy&quot;, &quot;popup&quot;: {&quot;relevant&quot;: [{&quot;label&quot;:&quot;select_all&quot;}]} },&#10;{ &quot;label&quot;: &quot;paste&quot;, &quot;popup&quot;: {&quot;relevant&quot;: [{&quot;label&quot;:&quot;clipboard&quot;}]} },&#10;{ &quot;label&quot;: &quot;q&quot;, &quot;popup&quot;: {&quot;relevant&quot;: [{&quot;label&quot;:&quot;~&quot;}]} },&#10;{ &quot;label&quot;: &quot;w&quot;, &quot;popup&quot;: {&quot;relevant&quot;: [{&quot;label&quot;:&quot;`&quot;}]} },&#10;{ &quot;label&quot;: &quot;e&quot;, &quot;popup&quot;: {&quot;relevant&quot;: [{&quot;label&quot;:&quot;{&quot;}]} },&#10;{ &quot;label&quot;: &quot;r&quot;, &quot;popup&quot;: {&quot;relevant&quot;: [{&quot;label&quot;:&quot;}&quot;}]} },&#10;{ &quot;label&quot;: &quot;t&quot; },&#10;{ &quot;label&quot;: &quot;y&quot; },&#10;{ &quot;label&quot;: &quot;u&quot; },&#10;{ &quot;label&quot;: &quot;i&quot; },&#10;{ &quot;label&quot;: &quot;o&quot; },&#10;{ &quot;label&quot;: &quot;p&quot; },&#10;{ &quot;label&quot;: &quot;up&quot; },&#10;{ &quot;label&quot;: &quot;action&quot; }&#10;],&#10;[&#10;{ &quot;label&quot;: &quot;'&quot;, &quot;popup&quot;: {&quot;relevant&quot;: [{&quot;label&quot;:&quot;\&quot;&quot;}]} },&#10;{ &quot;label&quot;: &quot;\\&quot;, &quot;popup&quot;: {&quot;relevant&quot;: [{&quot;label&quot;:&quot;|&quot;}]} },&#10;{ &quot;label&quot;: &quot;a&quot;, &quot;popup&quot;: {&quot;relevant&quot;: [{&quot;label&quot;:&quot;•&quot;}]} },&#10;{ &quot;label&quot;: &quot;s&quot;, &quot;popup&quot;: {&quot;relevant&quot;: [{&quot;label&quot;:&quot;[&quot;}]} },&#10;{ &quot;label&quot;: &quot;d&quot;, &quot;popup&quot;: {&quot;relevant&quot;: [{&quot;label&quot;:&quot;]&quot;}]} },&#10;{ &quot;label&quot;: &quot;f&quot; },&#10;{ &quot;label&quot;: &quot;g&quot; },&#10;{ &quot;label&quot;: &quot;h&quot; },&#10;{ &quot;label&quot;: &quot;j&quot; },&#10;{ &quot;label&quot;: &quot;k&quot; },&#10;{ &quot;label&quot;: &quot;l&quot; },&#10;{ &quot;label&quot;: &quot;left&quot; },&#10;{ &quot;label&quot;: &quot;right&quot; },&#10;{ &quot;label&quot;: &quot;action&quot; }&#10;],&#10;[&#10;{ &quot;label&quot;: &quot;shift&quot; },&#10;{ &quot;label&quot;: &quot;tab&quot; },&#10;{ &quot;label&quot;: &quot;\/&quot;, &quot;popup&quot;: {&quot;relevant&quot;: [{&quot;label&quot;:&quot;&lt;&quot;}]} },&#10;{ &quot;label&quot;: &quot;z&quot;, &quot;popup&quot;: {&quot;relevant&quot;: [{&quot;label&quot;:&quot;&gt;&quot;}]} },&#10;{ &quot;label&quot;: &quot;x&quot;, &quot;popup&quot;: {&quot;relevant&quot;: [{&quot;label&quot;:&quot;≥&quot;}]} },&#10;{ &quot;label&quot;: &quot;c&quot;, &quot;popup&quot;: {&quot;relevant&quot;: [{&quot;label&quot;:&quot;≤&quot;}]} },&#10;{ &quot;label&quot;: &quot;v&quot;, &quot;popup&quot;: {&quot;relevant&quot;: [{&quot;label&quot;:&quot;≠&quot;}]} },&#10;{ &quot;label&quot;: &quot;b&quot;, &quot;popup&quot;: {&quot;relevant&quot;: [{&quot;label&quot;:&quot;⋅&quot;}]} },&#10;{ &quot;label&quot;: &quot;n&quot;, &quot;popup&quot;: {&quot;relevant&quot;: [{&quot;label&quot;:&quot;±&quot;}]} },&#10;{ &quot;label&quot;: &quot;m&quot;, &quot;popup&quot;: {&quot;relevant&quot;: [{&quot;label&quot;:&quot;$$$&quot;}]} },&#10;{ &quot;label&quot;: &quot;-&quot;, &quot;popup&quot;: {&quot;relevant&quot;: [{&quot;label&quot;:&quot;–&quot;}]} },&#10;{ &quot;label&quot;: &quot;?&quot;, &quot;popup&quot;: {&quot;relevant&quot;: [{&quot;label&quot;:&quot;…&quot;}]} },&#10;{ &quot;label&quot;: &quot;down&quot; },&#10;{ &quot;label&quot;: &quot;shift&quot; }&#10;]&#10;]" calcext:value-type="string">
            <text:p>[</text:p>
            <text:p>[</text:p>
            <text:p>{ "label": "full_left", "popup": {"relevant": [{"label":"page_up"}]} },</text:p>
            <text:p>{ "label": "full_right", "popup": {"relevant": [{"label":"page_down"}]} },</text:p>
            <text:p>{ "label": ";", "popup": {"relevant": [{"label":":"}]} },</text:p>
            <text:p>{ "label": "1", "popup": {"relevant": [{"label":"!"}]} },</text:p>
            <text:p>{ "label": "2", "popup": {"relevant": [{"label":"@"}]} },</text:p>
            <text:p>{ "label": "3", "popup": {"relevant": [{"label":"#"}]} },</text:p>
            <text:p>{ "label": "4", "popup": {"relevant": [{"label":"$"}]} },</text:p>
            <text:p>{ "label": "5", "popup": {"relevant": [{"label":"%"}]} },</text:p>
            <text:p>{ "label": "6", "popup": {"relevant": [{"label":"^"}]} },</text:p>
            <text:p>{ "label": "7", "popup": {"relevant": [{"label":"&amp;"}]} },</text:p>
            <text:p>{ "label": "8", "popup": {"relevant": [{"label":"*"}]} },</text:p>
            <text:p>{ "label": "9", "popup": {"relevant": [{"label":"("}]} },</text:p>
            <text:p>{ "label": "0", "popup": {"relevant": [{"label":")"}]} },</text:p>
            <text:p>{ "label": "—", "popup": {"relevant": [{"label":"_"}]} },</text:p>
            <text:p>{ "label": "=", "popup": {"relevant": [{"label":"+"}]} },</text:p>
            <text:p>{ "label": "select_word" },</text:p>
            <text:p>{ "label": "delete" }</text:p>
            <text:p>],</text:p>
            <text:p>[</text:p>
            <text:p>{ "label": "copy", "popup": {"relevant": [{"label":"select_all"}]} },</text:p>
            <text:p>{ "label": "paste", "popup": {"relevant": [{"label":"clipboard"}]} },</text:p>
            <text:p>{ "label": "q", "popup": {"relevant": [{"label":"~"}]} },</text:p>
            <text:p>{ "label": "w", "popup": {"relevant": [{"label":"`"}]} },</text:p>
            <text:p>{ "label": "e", "popup": {"relevant": [{"label":"{"}]} },</text:p>
            <text:p>{ "label": "r", "popup": {"relevant": [{"label":"}"}]} },</text:p>
            <text:p>{ "label": "t" },</text:p>
            <text:p>{ "label": "y" },</text:p>
            <text:p>{ "label": "u" },</text:p>
            <text:p>{ "label": "i" },</text:p>
            <text:p>{ "label": "o" },</text:p>
            <text:p>{ "label": "p" },</text:p>
            <text:p>{ "label": "up" },</text:p>
            <text:p>{ "label": "action" }</text:p>
            <text:p>],</text:p>
            <text:p>[</text:p>
            <text:p>{ "label": "'", "popup": {"relevant": [{"label":"\""}]} },</text:p>
            <text:p>{ "label": "\\", "popup": {"relevant": [{"label":"|"}]} },</text:p>
            <text:p>{ "label": "a", "popup": {"relevant": [{"label":"•"}]} },</text:p>
            <text:p>{ "label": "s", "popup": {"relevant": [{"label":"["}]} },</text:p>
            <text:p>{ "label": "d", "popup": {"relevant": [{"label":"]"}]} },</text:p>
            <text:p>{ "label": "f" },</text:p>
            <text:p>{ "label": "g" },</text:p>
            <text:p>{ "label": "h" },</text:p>
            <text:p>{ "label": "j" },</text:p>
            <text:p>{ "label": "k" },</text:p>
            <text:p>{ "label": "l" },</text:p>
            <text:p>{ "label": "left" },</text:p>
            <text:p>{ "label": "right" },</text:p>
            <text:p>{ "label": "action" }</text:p>
            <text:p>],</text:p>
            <text:p>[</text:p>
            <text:p>{ "label": "shift" },</text:p>
            <text:p>{ "label": "tab" },</text:p>
            <text:p>{ "label": "\/", "popup": {"relevant": [{"label":"&lt;"}]} },</text:p>
            <text:p>{ "label": "z", "popup": {"relevant": [{"label":"&gt;"}]} },</text:p>
            <text:p>{ "label": "x", "popup": {"relevant": [{"label":"≥"}]} },</text:p>
            <text:p>{ "label": "c", "popup": {"relevant": [{"label":"≤"}]} },</text:p>
            <text:p>{ "label": "v", "popup": {"relevant": [{"label":"≠"}]} },</text:p>
            <text:p>{ "label": "b", "popup": {"relevant": [{"label":"⋅"}]} },</text:p>
            <text:p>{ "label": "n", "popup": {"relevant": [{"label":"±"}]} },</text:p>
            <text:p>{ "label": "m", "popup": {"relevant": [{"label":"$$$"}]} },</text:p>
            <text:p>{ "label": "-", "popup": {"relevant": [{"label":"–"}]} },</text:p>
            <text:p>{ "label": "?", "popup": {"relevant": [{"label":"…"}]} },</text:p>
            <text:p>{ "label": "down" },</text:p>
            <text:p>{ "label": "shift" }</text:p>
            <text:p>]</text:p>
            <text:p>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Microsoft YaHei" style:language-asian="zh" style:country-asian="CN" style:font-name-complex="Nachlieli CLM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7">00/00/0000</text:date>, <text:time style:data-style-name="N2" text:time-value="01:03:47.3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8-05T19:10:36.233000000</meta:creation-date>
    <dc:date>2024-08-07T01:11:59.179000000</dc:date>
    <meta:editing-duration>PT11H44M36S</meta:editing-duration>
    <meta:editing-cycles>64</meta:editing-cycles>
    <meta:generator>LibreOffice/6.4.7.2$Windows_X86_64 LibreOffice_project/639b8ac485750d5696d7590a72ef1b496725cfb5</meta:generator>
    <meta:document-statistic meta:table-count="4" meta:cell-count="359" meta:object-count="0"/>
  </office:meta>
</office:document-meta>
</file>